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3.413cm"/>
    </style:style>
    <style:style style:name="co12" style:family="table-column">
      <style:table-column-properties fo:break-before="auto" style:column-width="2.663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715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1.981cm"/>
    </style:style>
    <style:style style:name="co17" style:family="table-column">
      <style:table-column-properties fo:break-before="auto" style:column-width="1.912cm"/>
    </style:style>
    <style:style style:name="co18" style:family="table-column">
      <style:table-column-properties fo:break-before="auto" style:column-width="1.833cm"/>
    </style:style>
    <style:style style:name="co19" style:family="table-column">
      <style:table-column-properties fo:break-before="auto" style:column-width="1.859cm"/>
    </style:style>
    <style:style style:name="co20" style:family="table-column">
      <style:table-column-properties fo:break-before="auto" style:column-width="2.148cm"/>
    </style:style>
    <style:style style:name="co21" style:family="table-column">
      <style:table-column-properties fo:break-before="auto" style:column-width="1.954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399cm"/>
    </style:style>
    <style:style style:name="co24" style:family="table-column">
      <style:table-column-properties fo:break-before="auto" style:column-width="2.2cm"/>
    </style:style>
    <style:style style:name="co25" style:family="table-column">
      <style:table-column-properties fo:break-before="auto" style:column-width="2.688cm"/>
    </style:style>
    <style:style style:name="co26" style:family="table-column">
      <style:table-column-properties fo:break-before="auto" style:column-width="2.898cm"/>
    </style:style>
    <style:style style:name="co27" style:family="table-column">
      <style:table-column-properties fo:break-before="auto" style:column-width="3.133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d9e1f2" style:text-align-source="fix" style:repeat-content="false" fo:wrap-option="wrap" fo:border="2.01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0" style:family="table-cell" style:parent-style-name="Default" style:data-style-name="N4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1" style:family="table-cell" style:parent-style-name="Default" style:data-style-name="N4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3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4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5" style:family="table-cell" style:parent-style-name="Default" style:data-style-name="N0">
      <style:table-cell-properties fo:background-color="#d9e1f2" fo:border="2.01pt solid #000000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6" style:family="table-cell" style:parent-style-name="Default" style:data-style-name="N0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1" style:family="table-cell" style:parent-style-name="Default" style:data-style-name="N0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2" style:family="table-cell" style:parent-style-name="Default" style:data-style-name="N0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0" style:family="table-cell" style:parent-style-name="Vírgula" style:data-style-name="N114">
      <style:table-cell-properties fo:background-color="#d9e1f2" style:text-align-source="fix" style:repeat-content="false" fo:wrap-option="wrap" fo:border="2.01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1" style:family="table-cell" style:parent-style-name="Vírgula" style:data-style-name="N3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2" style:family="table-cell" style:parent-style-name="Vírgula" style:data-style-name="N3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3" style:family="table-cell" style:parent-style-name="Vírgula" style:data-style-name="N3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4" style:family="table-cell" style:parent-style-name="Vírgula" style:data-style-name="N3">
      <style:table-cell-properties fo:border-bottom="2.01pt solid #000000" fo:background-color="#d9e1f2" fo:border-left="none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5" style:family="table-cell" style:parent-style-name="Vírgula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9" style:family="table-cell" style:parent-style-name="Vírgula" style:data-style-name="N114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7" style:family="table-cell" style:parent-style-name="Vírgula" style:data-style-name="N3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2" style:family="table-cell" style:parent-style-name="Vírgula" style:data-style-name="N114">
      <style:table-cell-properties fo:border-bottom="none" fo:background-color="#d9e1f2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9" style:family="table-cell" style:parent-style-name="Porcentagem" style:data-style-name="N11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0" style:family="table-cell" style:parent-style-name="Porcentagem" style:data-style-name="N11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1" style:family="table-cell" style:parent-style-name="Porcentagem" style:data-style-name="N11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2" style:family="table-cell" style:parent-style-name="Porcentagem" style:data-style-name="N11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3" style:family="table-cell" style:parent-style-name="Vírgula" style:data-style-name="N111">
      <style:table-cell-properties fo:border-bottom="0.06pt solid #000000" fo:border-left="0.06pt solid #000000" fo:border-right="2.01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4" style:family="table-cell" style:parent-style-name="Vírgula" style:data-style-name="N111">
      <style:table-cell-properties fo:border-bottom="0.06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5" style:family="table-cell" style:parent-style-name="Vírgula" style:data-style-name="N111">
      <style:table-cell-properties fo:border-bottom="2.01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6" style:family="table-cell" style:parent-style-name="Vírgula" style:data-style-name="N111">
      <style:table-cell-properties fo:border-bottom="2.01pt solid #000000" fo:background-color="#d9e1f2" fo:border-left="0.06pt solid #000000" fo:border-right="2.01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1" style:family="table-cell" style:parent-style-name="Default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78" style:family="table-cell" style:parent-style-name="Default" style:data-style-name="N0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9" style:family="table-cell" style:parent-style-name="Default" style:data-style-name="N0"/>
    <style:style style:name="ce80" style:family="table-cell" style:parent-style-name="Vírgula" style:data-style-name="N114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81" style:family="table-cell" style:parent-style-name="Vírgula" style:data-style-name="N114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2" style:family="table-cell" style:parent-style-name="Vírgula" style:data-style-name="N114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3" style:family="table-cell" style:parent-style-name="Vírgula" style:data-style-name="N114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84" style:family="table-cell" style:parent-style-name="Vírgula" style:data-style-name="N114">
      <style:table-cell-properties fo:border-bottom="2.01pt solid #000000" fo:background-color="#d9e1f2" fo:border-left="none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85" style:family="table-cell" style:parent-style-name="Vírgula" style:data-style-name="N114">
      <style:table-cell-properties fo:background-color="#d9e1f2" style:text-align-source="fix" style:repeat-content="false" fo:wrap-option="wrap" fo:border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86" style:family="table-cell" style:parent-style-name="Vírgula" style:data-style-name="N114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87" style:family="table-cell" style:parent-style-name="Vírgula" style:data-style-name="N111"/>
    <style:style style:name="ce88" style:family="table-cell" style:parent-style-name="Default" style:data-style-name="N0">
      <style:text-properties fo:font-weight="normal" style:font-weight-asian="normal" style:font-weight-complex="normal"/>
    </style:style>
    <style:style style:name="ce89" style:family="table-cell" style:parent-style-name="Default" style:data-style-name="N0">
      <style:table-cell-properties fo:border-bottom="2.01pt solid #000000" fo:background-color="#d9e1f2" style:text-align-source="fix" style:repeat-content="false" fo:wrap-option="wrap" fo:border-left="0.06pt solid #000000" fo:border-right="2.01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90" style:family="table-cell" style:parent-style-name="Default" style:data-style-name="N4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97" style:family="table-cell" style:parent-style-name="Default" style:data-style-name="N0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98" style:family="table-cell" style:parent-style-name="Default" style:data-style-name="N0">
      <style:table-cell-properties fo:background-color="#d9e1f2" fo:border="0.06pt solid #000000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99" style:family="table-cell" style:parent-style-name="Vírgula" style:data-style-name="N114">
      <style:table-cell-properties fo:border-bottom="2.01pt solid #000000" fo:background-color="#d9e1f2" style:text-align-source="fix" style:repeat-content="false" fo:wrap-option="wrap" fo:border-left="2.01pt solid #000000" fo:border-right="2.01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00" style:family="table-cell" style:parent-style-name="Vírgula" style:data-style-name="N3">
      <style:table-cell-properties fo:background-color="#d9e1f2" fo:border="0.06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03" style:family="table-cell" style:parent-style-name="Vírgula" style:data-style-name="N3">
      <style:table-cell-properties style:text-align-source="fix" style:repeat-content="false" fo:border="0.06pt solid #000000"/>
      <style:paragraph-properties fo:text-align="end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04" style:family="table-cell" style:parent-style-name="Porcentagem" style:data-style-name="N3">
      <style:table-cell-properties style:text-align-source="fix" style:repeat-content="false" fo:border="0.06pt solid #000000"/>
      <style:paragraph-properties fo:text-align="end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06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cm"/>
    </style:style>
    <style:style style:name="ce107" style:family="table-cell" style:parent-style-name="Vírgula" style:data-style-name="N114">
      <style:table-cell-properties fo:border-bottom="2.01pt solid #000000" fo:background-color="#d9e1f2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08" style:family="table-cell" style:parent-style-name="Default" style:data-style-name="N11">
      <style:table-cell-properties fo:border="0.06pt solid #000000"/>
    </style:style>
    <style:style style:name="ce117" style:family="table-cell" style:parent-style-name="Vírgula" style:data-style-name="N11">
      <style:table-cell-properties fo:background-color="#d9e1f2" fo:border="0.06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01" style:family="table-cell" style:parent-style-name="Default">
      <style:text-properties style:font-name="Times New Roman" fo:font-size="12pt" style:font-name-asian="Times New Roman" style:font-size-asian="12pt" style:font-name-complex="Times New Roman" style:font-size-complex="12pt"/>
    </style:style>
    <style:style style:name="gr1" style:family="graphic">
      <style:graphic-properties draw:ole-draw-aspect="1"/>
    </style:style>
    <style:style style:name="T1" style:family="text">
      <style:text-properties fo:font-size="11pt" style:font-size-asian="11pt" style:text-overline-style="none" style:text-overline-color="font-color" style:language-asian="zh" style:country-asian="CN" style:font-name="Liberation Sans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Liberation Sans" style:font-name-complex="Liberation Sans" fo:font-weight="normal"/>
    </style:style>
    <style:style style:name="T2" style:family="text">
      <style:text-properties style:text-overline-style="none" style:text-overline-color="font-color" style:language-asian="zh" style:country-asian="CN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weight-asian="normal" style:font-weight-complex="normal" style:font-style-asian="normal" style:font-style-complex="normal" style:text-emphasize="none" style:font-relief="none" fo:color="#000000" fo:font-style="normal" fo:font-weight="normal" style:font-name-complex="Times New Roman" style:font-size-asian="12pt" style:font-name="Times New Roman" style:font-size-complex="12pt" style:font-name-asian="Times New Roman" fo:font-size="12pt"/>
    </style:style>
    <style:style style:name="T3" style:family="text">
      <style:text-properties style:text-overline-style="none" style:text-overline-color="font-color" style:language-asian="zh" style:country-asian="CN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weight-asian="normal" style:font-weight-complex="normal" style:font-style-asian="normal" style:font-style-complex="normal" style:text-emphasize="none" style:font-relief="none" fo:color="#000000" fo:font-style="normal" fo:font-weight="normal" style:font-name="Liberation Sans" fo:font-size="11pt" style:font-name-asian="Liberation Sans" style:font-name-complex="Liberation Sans" style:font-size-asian="11pt" style:font-size-complex="11pt"/>
    </style:style>
    <style:style style:name="T4" style:family="text">
      <style:text-properties style:text-overline-style="none" style:text-overline-color="font-color" style:language-asian="zh" style:country-asian="CN" style:language-complex="hi" style:country-complex="IN" fo:language="pt" fo:country="BR" style:text-line-through-mode="continuous" fo:text-shadow="none" style:text-outline="false" style:text-line-through-type="none" style:text-underline-style="none" style:text-underline-color="font-color" style:font-weight-asian="normal" style:font-weight-complex="normal" style:font-style-asian="normal" style:font-style-complex="normal" style:text-emphasize="none" style:font-relief="none" fo:color="#000000" fo:font-style="normal" fo:font-weight="normal" style:font-name="Times New Roman" fo:font-size="12pt" style:font-name-asian="Times New Roman" style:font-name-complex="Times New Roman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56"/>
        <table:table-column table:style-name="co2" table:default-cell-style-name="ce65"/>
        <table:table-column table:style-name="co3" table:number-columns-repeated="2" table:default-cell-style-name="ce65"/>
        <table:table-column table:style-name="co4" table:default-cell-style-name="ce56"/>
        <table:table-column table:style-name="co5" table:default-cell-style-name="ce56"/>
        <table:table-column table:style-name="co6" table:default-cell-style-name="ce56"/>
        <table:table-column table:style-name="co7" table:number-columns-repeated="57" table:default-cell-style-name="ce56"/>
        <table:table-row table:style-name="ro1">
          <table:table-cell table:style-name="ce1" office:value-type="string" calcext:value-type="string">
            <text:p>Arquivo</text:p>
          </table:table-cell>
          <table:table-cell table:style-name="ce10" office:value-type="string" office:string-value="Número Endereços" calcext:value-type="string">
            <text:p>Número Endereços </text:p>
          </table:table-cell>
          <table:table-cell table:style-name="ce10" office:value-type="string" office:string-value="Qtde BE(bits)" calcext:value-type="string">
            <text:p>Qtde BE(bits) </text:p>
          </table:table-cell>
          <table:table-cell table:style-name="ce10" office:value-type="string" office:string-value="Qtde Normal(bits)" calcext:value-type="string">
            <text:p>Qtde Normal(bits) </text:p>
          </table:table-cell>
          <table:table-cell table:style-name="ce1" office:value-type="string" calcext:value-type="string">
            <text:p>Percentual</text:p>
          </table:table-cell>
          <table:table-cell table:style-name="ce1" office:value-type="string" calcext:value-type="string">
            <text:p>Média por Endereço</text:p>
          </table:table-cell>
          <table:table-cell>
            <draw:frame table:end-cell-address="Planilha1.P14" table:end-x="1.254cm" table:end-y="0.271cm" draw:z-index="0" draw:name="Gráfico 1" draw:style-name="gr1" svg:width="18.119cm" svg:height="7.282cm" svg:x="0.624cm" svg:y="0.503cm">
              <draw:object draw:notify-on-update-of-ranges="Planilha1.A2:Planilha1.A37 Planilha1.C1:Planilha1.C1 Planilha1.C2:Planilha1.C37 Planilha1.D1:Planilha1.D1 Planilha1.D2:Planilha1.D3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acl1_1k</text:p>
          </table:table-cell>
          <table:table-cell table:style-name="ce11" office:value-type="float" office:value="3768" calcext:value-type="float">
            <text:p>3.768</text:p>
          </table:table-cell>
          <table:table-cell table:style-name="ce11" office:value-type="float" office:value="110162" calcext:value-type="float">
            <text:p>110.162</text:p>
          </table:table-cell>
          <table:table-cell table:style-name="ce11" office:value-type="float" office:value="117337" calcext:value-type="float">
            <text:p>117.337</text:p>
          </table:table-cell>
          <table:table-cell table:style-name="ce69" table:formula="of:=[.D2]/[.C2]-1" office:value-type="percentage" office:value="0.0651313520088597" calcext:value-type="percentage">
            <text:p>6,51%</text:p>
          </table:table-cell>
          <table:table-cell table:style-name="ce73" table:formula="of:=([.D2]-[.C2])/[.B2]" office:value-type="float" office:value="1.9041932059448" calcext:value-type="float">
            <text:p>1,90 </text:p>
          </table:table-cell>
          <table:table-cell table:style-name="ce61"/>
          <table:table-cell table:number-columns-repeated="57"/>
        </table:table-row>
        <table:table-row table:style-name="ro2">
          <table:table-cell table:style-name="ce51" office:value-type="string" calcext:value-type="string">
            <text:p>acl1_10k</text:p>
          </table:table-cell>
          <table:table-cell table:style-name="ce62" office:value-type="float" office:value="39096" calcext:value-type="float">
            <text:p>39.096</text:p>
          </table:table-cell>
          <table:table-cell table:style-name="ce62" office:value-type="float" office:value="1154671" calcext:value-type="float">
            <text:p>1.154.671</text:p>
          </table:table-cell>
          <table:table-cell table:style-name="ce62" office:value-type="float" office:value="1208708" calcext:value-type="float">
            <text:p>1.208.708</text:p>
          </table:table-cell>
          <table:table-cell table:style-name="ce70" table:formula="of:=[.D3]/[.C3]-1" office:value-type="percentage" office:value="0.0467986118989738" calcext:value-type="percentage">
            <text:p>4,68%</text:p>
          </table:table-cell>
          <table:table-cell table:style-name="ce74" table:formula="of:=([.D3]-[.C3])/[.B3]" office:value-type="float" office:value="1.38216185799059" calcext:value-type="float">
            <text:p>1,38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1_100k</text:p>
          </table:table-cell>
          <table:table-cell table:style-name="ce62" office:value-type="float" office:value="397276" calcext:value-type="float">
            <text:p>397.276</text:p>
          </table:table-cell>
          <table:table-cell table:style-name="ce62" office:value-type="float" office:value="11776029" calcext:value-type="float">
            <text:p>11.776.029</text:p>
          </table:table-cell>
          <table:table-cell table:style-name="ce62" office:value-type="float" office:value="12341996" calcext:value-type="float">
            <text:p>12.341.996</text:p>
          </table:table-cell>
          <table:table-cell table:style-name="ce70" table:formula="of:=[.D4]/[.C4]-1" office:value-type="percentage" office:value="0.0480609380292796" calcext:value-type="percentage">
            <text:p>4,81%</text:p>
          </table:table-cell>
          <table:table-cell table:style-name="ce74" table:formula="of:=([.D4]-[.C4])/[.B4]" office:value-type="float" office:value="1.42461915645546" calcext:value-type="float">
            <text:p>1,42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2_1k</text:p>
          </table:table-cell>
          <table:table-cell table:style-name="ce62" office:value-type="float" office:value="3844" calcext:value-type="float">
            <text:p>3.844</text:p>
          </table:table-cell>
          <table:table-cell table:style-name="ce62" office:value-type="float" office:value="92379" calcext:value-type="float">
            <text:p>92.379</text:p>
          </table:table-cell>
          <table:table-cell table:style-name="ce62" office:value-type="float" office:value="111997" calcext:value-type="float">
            <text:p>111.997</text:p>
          </table:table-cell>
          <table:table-cell table:style-name="ce70" table:formula="of:=[.D5]/[.C5]-1" office:value-type="percentage" office:value="0.212364281925546" calcext:value-type="percentage">
            <text:p>21,24%</text:p>
          </table:table-cell>
          <table:table-cell table:style-name="ce74" table:formula="of:=([.D5]-[.C5])/[.B5]" office:value-type="float" office:value="5.10353798126951" calcext:value-type="float">
            <text:p>5,10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2_10k</text:p>
          </table:table-cell>
          <table:table-cell table:style-name="ce62" office:value-type="float" office:value="37904" calcext:value-type="float">
            <text:p>37.904</text:p>
          </table:table-cell>
          <table:table-cell table:style-name="ce62" office:value-type="float" office:value="925947" calcext:value-type="float">
            <text:p>925.947</text:p>
          </table:table-cell>
          <table:table-cell table:style-name="ce62" office:value-type="float" office:value="1120045" calcext:value-type="float">
            <text:p>1.120.045</text:p>
          </table:table-cell>
          <table:table-cell table:style-name="ce70" table:formula="of:=[.D6]/[.C6]-1" office:value-type="percentage" office:value="0.209621069024469" calcext:value-type="percentage">
            <text:p>20,96%</text:p>
          </table:table-cell>
          <table:table-cell table:style-name="ce74" table:formula="of:=([.D6]-[.C6])/[.B6]" office:value-type="float" office:value="5.12077880962431" calcext:value-type="float">
            <text:p>5,12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2_100k</text:p>
          </table:table-cell>
          <table:table-cell table:style-name="ce62" office:value-type="float" office:value="300400" calcext:value-type="float">
            <text:p>300.400</text:p>
          </table:table-cell>
          <table:table-cell table:style-name="ce62" office:value-type="float" office:value="7518932" calcext:value-type="float">
            <text:p>7.518.932</text:p>
          </table:table-cell>
          <table:table-cell table:style-name="ce62" office:value-type="float" office:value="9052628" calcext:value-type="float">
            <text:p>9.052.628</text:p>
          </table:table-cell>
          <table:table-cell table:style-name="ce70" table:formula="of:=[.D7]/[.C7]-1" office:value-type="percentage" office:value="0.203977905372731" calcext:value-type="percentage">
            <text:p>20,40%</text:p>
          </table:table-cell>
          <table:table-cell table:style-name="ce74" table:formula="of:=([.D7]-[.C7])/[.B7]" office:value-type="float" office:value="5.1055126498002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3_1k</text:p>
          </table:table-cell>
          <table:table-cell table:style-name="ce62" office:value-type="float" office:value="3960" calcext:value-type="float">
            <text:p>3.960</text:p>
          </table:table-cell>
          <table:table-cell table:style-name="ce62" office:value-type="float" office:value="107634" calcext:value-type="float">
            <text:p>107.634</text:p>
          </table:table-cell>
          <table:table-cell table:style-name="ce62" office:value-type="float" office:value="116483" calcext:value-type="float">
            <text:p>116.483</text:p>
          </table:table-cell>
          <table:table-cell table:style-name="ce70" table:formula="of:=[.D8]/[.C8]-1" office:value-type="percentage" office:value="0.0822137986138209" calcext:value-type="percentage">
            <text:p>8,22%</text:p>
          </table:table-cell>
          <table:table-cell table:style-name="ce74" table:formula="of:=([.D8]-[.C8])/[.B8]" office:value-type="float" office:value="2.23459595959596" calcext:value-type="float">
            <text:p>2,23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3_10k</text:p>
          </table:table-cell>
          <table:table-cell table:style-name="ce62" office:value-type="float" office:value="37676" calcext:value-type="float">
            <text:p>37.676</text:p>
          </table:table-cell>
          <table:table-cell table:style-name="ce62" office:value-type="float" office:value="1017018" calcext:value-type="float">
            <text:p>1.017.018</text:p>
          </table:table-cell>
          <table:table-cell table:style-name="ce62" office:value-type="float" office:value="1114259" calcext:value-type="float">
            <text:p>1.114.259</text:p>
          </table:table-cell>
          <table:table-cell table:style-name="ce70" table:formula="of:=[.D9]/[.C9]-1" office:value-type="percentage" office:value="0.0956138436094542" calcext:value-type="percentage">
            <text:p>9,56%</text:p>
          </table:table-cell>
          <table:table-cell table:style-name="ce74" table:formula="of:=([.D9]-[.C9])/[.B9]" office:value-type="float" office:value="2.5809799341756" calcext:value-type="float">
            <text:p>2,58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3_100k</text:p>
          </table:table-cell>
          <table:table-cell table:style-name="ce62" office:value-type="float" office:value="397924" calcext:value-type="float">
            <text:p>397.924</text:p>
          </table:table-cell>
          <table:table-cell table:style-name="ce62" office:value-type="float" office:value="10742042" calcext:value-type="float">
            <text:p>10.742.042</text:p>
          </table:table-cell>
          <table:table-cell table:style-name="ce62" office:value-type="float" office:value="11725325" calcext:value-type="float">
            <text:p>11.725.325</text:p>
          </table:table-cell>
          <table:table-cell table:style-name="ce70" table:formula="of:=[.D10]/[.C10]-1" office:value-type="percentage" office:value="0.0915359481930902" calcext:value-type="percentage">
            <text:p>9,15%</text:p>
          </table:table-cell>
          <table:table-cell table:style-name="ce74" table:formula="of:=([.D10]-[.C10])/[.B10]" office:value-type="float" office:value="2.47103215689428" calcext:value-type="float">
            <text:p>2,47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4_1k</text:p>
          </table:table-cell>
          <table:table-cell table:style-name="ce62" office:value-type="float" office:value="3960" calcext:value-type="float">
            <text:p>3.960</text:p>
          </table:table-cell>
          <table:table-cell table:style-name="ce62" office:value-type="float" office:value="102460" calcext:value-type="float">
            <text:p>102.460</text:p>
          </table:table-cell>
          <table:table-cell table:style-name="ce62" office:value-type="float" office:value="113940" calcext:value-type="float">
            <text:p>113.940</text:p>
          </table:table-cell>
          <table:table-cell table:style-name="ce70" table:formula="of:=[.D11]/[.C11]-1" office:value-type="percentage" office:value="0.112043724380246" calcext:value-type="percentage">
            <text:p>11,20%</text:p>
          </table:table-cell>
          <table:table-cell table:style-name="ce74" table:formula="of:=([.D11]-[.C11])/[.B11]" office:value-type="float" office:value="2.8989898989899" calcext:value-type="float">
            <text:p>2,90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4_10k</text:p>
          </table:table-cell>
          <table:table-cell table:style-name="ce62" office:value-type="float" office:value="38374" calcext:value-type="float">
            <text:p>38.374</text:p>
          </table:table-cell>
          <table:table-cell table:style-name="ce62" office:value-type="float" office:value="1029452" calcext:value-type="float">
            <text:p>1.029.452</text:p>
          </table:table-cell>
          <table:table-cell table:style-name="ce62" office:value-type="float" office:value="1136335" calcext:value-type="float">
            <text:p>1.136.335</text:p>
          </table:table-cell>
          <table:table-cell table:style-name="ce70" table:formula="of:=[.D12]/[.C12]-1" office:value-type="percentage" office:value="0.103825141920167" calcext:value-type="percentage">
            <text:p>10,38%</text:p>
          </table:table-cell>
          <table:table-cell table:style-name="ce74" table:formula="of:=([.D12]-[.C12])/[.B12]" office:value-type="float" office:value="2.78529733673842" calcext:value-type="float">
            <text:p>2,79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4_100k</text:p>
          </table:table-cell>
          <table:table-cell table:style-name="ce62" office:value-type="float" office:value="396208" calcext:value-type="float">
            <text:p>396.208</text:p>
          </table:table-cell>
          <table:table-cell table:style-name="ce62" office:value-type="float" office:value="10776680" calcext:value-type="float">
            <text:p>10.776.680</text:p>
          </table:table-cell>
          <table:table-cell table:style-name="ce62" office:value-type="float" office:value="11810560" calcext:value-type="float">
            <text:p>11.810.560</text:p>
          </table:table-cell>
          <table:table-cell table:style-name="ce70" table:formula="of:=[.D13]/[.C13]-1" office:value-type="percentage" office:value="0.0959367820144981" calcext:value-type="percentage">
            <text:p>9,59%</text:p>
          </table:table-cell>
          <table:table-cell table:style-name="ce74" table:formula="of:=([.D13]-[.C13])/[.B13]" office:value-type="float" office:value="2.60943746718895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5_1k</text:p>
          </table:table-cell>
          <table:table-cell table:style-name="ce62" office:value-type="float" office:value="3732" calcext:value-type="float">
            <text:p>3.732</text:p>
          </table:table-cell>
          <table:table-cell table:style-name="ce62" office:value-type="float" office:value="103770" calcext:value-type="float">
            <text:p>103.770</text:p>
          </table:table-cell>
          <table:table-cell table:style-name="ce62" office:value-type="float" office:value="106900" calcext:value-type="float">
            <text:p>106.900</text:p>
          </table:table-cell>
          <table:table-cell table:style-name="ce70" table:formula="of:=[.D14]/[.C14]-1" office:value-type="percentage" office:value="0.0301628601715331" calcext:value-type="percentage">
            <text:p>3,02%</text:p>
          </table:table-cell>
          <table:table-cell table:style-name="ce74" table:formula="of:=([.D14]-[.C14])/[.B14]" office:value-type="float" office:value="0.838692390139335" calcext:value-type="float">
            <text:p>0,84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5_10k</text:p>
          </table:table-cell>
          <table:table-cell table:style-name="ce62" office:value-type="float" office:value="29192" calcext:value-type="float">
            <text:p>29.192</text:p>
          </table:table-cell>
          <table:table-cell table:style-name="ce62" office:value-type="float" office:value="878034" calcext:value-type="float">
            <text:p>878.034</text:p>
          </table:table-cell>
          <table:table-cell table:style-name="ce62" office:value-type="float" office:value="909920" calcext:value-type="float">
            <text:p>909.920</text:p>
          </table:table-cell>
          <table:table-cell table:style-name="ce70" table:formula="of:=[.D15]/[.C15]-1" office:value-type="percentage" office:value="0.0363152224173551" calcext:value-type="percentage">
            <text:p>3,63%</text:p>
          </table:table-cell>
          <table:table-cell table:style-name="ce74" table:formula="of:=([.D15]-[.C15])/[.B15]" office:value-type="float" office:value="1.09228555768704" calcext:value-type="float">
            <text:p>1,09 </text:p>
          </table:table-cell>
          <table:table-cell>
            <draw:frame table:end-cell-address="Planilha1.P33" table:end-x="1.217cm" table:end-y="0.069cm" draw:z-index="1" draw:name="Gráfico 2" draw:style-name="gr1" svg:width="17.992cm" svg:height="9.16cm" svg:x="0.714cm" svg:y="0.434cm">
              <draw:object draw:notify-on-update-of-ranges="Planilha1.A2:Planilha1.A37 Planilha1.E1:Planilha1.E1 Planilha1.E2:Planilha1.E3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51" office:value-type="string" calcext:value-type="string">
            <text:p>acl5_100k</text:p>
          </table:table-cell>
          <table:table-cell table:style-name="ce62" office:value-type="float" office:value="392720" calcext:value-type="float">
            <text:p>392.720</text:p>
          </table:table-cell>
          <table:table-cell table:style-name="ce62" office:value-type="float" office:value="11862394" calcext:value-type="float">
            <text:p>11.862.394</text:p>
          </table:table-cell>
          <table:table-cell table:style-name="ce62" office:value-type="float" office:value="12175364" calcext:value-type="float">
            <text:p>12.175.364</text:p>
          </table:table-cell>
          <table:table-cell table:style-name="ce70" table:formula="of:=[.D16]/[.C16]-1" office:value-type="percentage" office:value="0.0263833759020313" calcext:value-type="percentage">
            <text:p>2,64%</text:p>
          </table:table-cell>
          <table:table-cell table:style-name="ce74" table:formula="of:=([.D16]-[.C16])/[.B16]" office:value-type="float" office:value="0.79692910979833" calcext:value-type="float">
            <text:p>0,80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1_1k</text:p>
          </table:table-cell>
          <table:table-cell table:style-name="ce62" office:value-type="float" office:value="3428" calcext:value-type="float">
            <text:p>3.428</text:p>
          </table:table-cell>
          <table:table-cell table:style-name="ce62" office:value-type="float" office:value="75279" calcext:value-type="float">
            <text:p>75.279</text:p>
          </table:table-cell>
          <table:table-cell table:style-name="ce62" office:value-type="float" office:value="86877" calcext:value-type="float">
            <text:p>86.877</text:p>
          </table:table-cell>
          <table:table-cell table:style-name="ce70" table:formula="of:=[.D17]/[.C17]-1" office:value-type="percentage" office:value="0.154066871238991" calcext:value-type="percentage">
            <text:p>15,41%</text:p>
          </table:table-cell>
          <table:table-cell table:style-name="ce74" table:formula="of:=([.D17]-[.C17])/[.B17]" office:value-type="float" office:value="3.38331388564761" calcext:value-type="float">
            <text:p>3,38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1_10k</text:p>
          </table:table-cell>
          <table:table-cell table:style-name="ce62" office:value-type="float" office:value="37516" calcext:value-type="float">
            <text:p>37.516</text:p>
          </table:table-cell>
          <table:table-cell table:style-name="ce62" office:value-type="float" office:value="843120" calcext:value-type="float">
            <text:p>843.120</text:p>
          </table:table-cell>
          <table:table-cell table:style-name="ce62" office:value-type="float" office:value="952787" calcext:value-type="float">
            <text:p>952.787</text:p>
          </table:table-cell>
          <table:table-cell table:style-name="ce70" table:formula="of:=[.D18]/[.C18]-1" office:value-type="percentage" office:value="0.130072824746181" calcext:value-type="percentage">
            <text:p>13,01%</text:p>
          </table:table-cell>
          <table:table-cell table:style-name="ce74" table:formula="of:=([.D18]-[.C18])/[.B18]" office:value-type="float" office:value="2.92320609873121" calcext:value-type="float">
            <text:p>2,92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1_100k</text:p>
          </table:table-cell>
          <table:table-cell table:style-name="ce62" office:value-type="float" office:value="352324" calcext:value-type="float">
            <text:p>352.324</text:p>
          </table:table-cell>
          <table:table-cell table:style-name="ce62" office:value-type="float" office:value="8101409" calcext:value-type="float">
            <text:p>8.101.409</text:p>
          </table:table-cell>
          <table:table-cell table:style-name="ce62" office:value-type="float" office:value="9019880" calcext:value-type="float">
            <text:p>9.019.880</text:p>
          </table:table-cell>
          <table:table-cell table:style-name="ce70" table:formula="of:=[.D19]/[.C19]-1" office:value-type="percentage" office:value="0.113371760393779" calcext:value-type="percentage">
            <text:p>11,34%</text:p>
          </table:table-cell>
          <table:table-cell table:style-name="ce74" table:formula="of:=([.D19]-[.C19])/[.B19]" office:value-type="float" office:value="2.60689308704488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2_1k</text:p>
          </table:table-cell>
          <table:table-cell table:style-name="ce62" office:value-type="float" office:value="3884" calcext:value-type="float">
            <text:p>3.884</text:p>
          </table:table-cell>
          <table:table-cell table:style-name="ce62" office:value-type="float" office:value="71376" calcext:value-type="float">
            <text:p>71.376</text:p>
          </table:table-cell>
          <table:table-cell table:style-name="ce62" office:value-type="float" office:value="98539" calcext:value-type="float">
            <text:p>98.539</text:p>
          </table:table-cell>
          <table:table-cell table:style-name="ce70" table:formula="of:=[.D20]/[.C20]-1" office:value-type="percentage" office:value="0.380562093700964" calcext:value-type="percentage">
            <text:p>38,06%</text:p>
          </table:table-cell>
          <table:table-cell table:style-name="ce74" table:formula="of:=([.D20]-[.C20])/[.B20]" office:value-type="float" office:value="6.99356333676622" calcext:value-type="float">
            <text:p>6,99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2_10k</text:p>
          </table:table-cell>
          <table:table-cell table:style-name="ce62" office:value-type="float" office:value="38620" calcext:value-type="float">
            <text:p>38.620</text:p>
          </table:table-cell>
          <table:table-cell table:style-name="ce62" office:value-type="float" office:value="735252" calcext:value-type="float">
            <text:p>735.252</text:p>
          </table:table-cell>
          <table:table-cell table:style-name="ce62" office:value-type="float" office:value="1008630" calcext:value-type="float">
            <text:p>1.008.630</text:p>
          </table:table-cell>
          <table:table-cell table:style-name="ce70" table:formula="of:=[.D21]/[.C21]-1" office:value-type="percentage" office:value="0.371815377584828" calcext:value-type="percentage">
            <text:p>37,18%</text:p>
          </table:table-cell>
          <table:table-cell table:style-name="ce74" table:formula="of:=([.D21]-[.C21])/[.B21]" office:value-type="float" office:value="7.07866390471258" calcext:value-type="float">
            <text:p>7,08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2_100k</text:p>
          </table:table-cell>
          <table:table-cell table:style-name="ce62" office:value-type="float" office:value="384312" calcext:value-type="float">
            <text:p>384.312</text:p>
          </table:table-cell>
          <table:table-cell table:style-name="ce62" office:value-type="float" office:value="7287230" calcext:value-type="float">
            <text:p>7.287.230</text:p>
          </table:table-cell>
          <table:table-cell table:style-name="ce62" office:value-type="float" office:value="10017125" calcext:value-type="float">
            <text:p>10.017.125</text:p>
          </table:table-cell>
          <table:table-cell table:style-name="ce70" table:formula="of:=[.D22]/[.C22]-1" office:value-type="percentage" office:value="0.374613536281962" calcext:value-type="percentage">
            <text:p>37,46%</text:p>
          </table:table-cell>
          <table:table-cell table:style-name="ce74" table:formula="of:=([.D22]-[.C22])/[.B22]" office:value-type="float" office:value="7.10333010678824" calcext:value-type="float">
            <text:p>7,10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3_1k</text:p>
          </table:table-cell>
          <table:table-cell table:style-name="ce62" office:value-type="float" office:value="3196" calcext:value-type="float">
            <text:p>3.196</text:p>
          </table:table-cell>
          <table:table-cell table:style-name="ce62" office:value-type="float" office:value="66921" calcext:value-type="float">
            <text:p>66.921</text:p>
          </table:table-cell>
          <table:table-cell table:style-name="ce62" office:value-type="float" office:value="77907" calcext:value-type="float">
            <text:p>77.907</text:p>
          </table:table-cell>
          <table:table-cell table:style-name="ce70" table:formula="of:=[.D23]/[.C23]-1" office:value-type="percentage" office:value="0.164163715425651" calcext:value-type="percentage">
            <text:p>16,42%</text:p>
          </table:table-cell>
          <table:table-cell table:style-name="ce74" table:formula="of:=([.D23]-[.C23])/[.B23]" office:value-type="float" office:value="3.43742177722153" calcext:value-type="float">
            <text:p>3,44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3_10k</text:p>
          </table:table-cell>
          <table:table-cell table:style-name="ce62" office:value-type="float" office:value="36148" calcext:value-type="float">
            <text:p>36.148</text:p>
          </table:table-cell>
          <table:table-cell table:style-name="ce62" office:value-type="float" office:value="786534" calcext:value-type="float">
            <text:p>786.534</text:p>
          </table:table-cell>
          <table:table-cell table:style-name="ce62" office:value-type="float" office:value="898529" calcext:value-type="float">
            <text:p>898.529</text:p>
          </table:table-cell>
          <table:table-cell table:style-name="ce70" table:formula="of:=[.D24]/[.C24]-1" office:value-type="percentage" office:value="0.142390538743398" calcext:value-type="percentage">
            <text:p>14,24%</text:p>
          </table:table-cell>
          <table:table-cell table:style-name="ce74" table:formula="of:=([.D24]-[.C24])/[.B24]" office:value-type="float" office:value="3.09823503375014" calcext:value-type="float">
            <text:p>3,10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3_100k</text:p>
          </table:table-cell>
          <table:table-cell table:style-name="ce62" office:value-type="float" office:value="335008" calcext:value-type="float">
            <text:p>335.008</text:p>
          </table:table-cell>
          <table:table-cell table:style-name="ce62" office:value-type="float" office:value="7595968" calcext:value-type="float">
            <text:p>7.595.968</text:p>
          </table:table-cell>
          <table:table-cell table:style-name="ce62" office:value-type="float" office:value="8493956" calcext:value-type="float">
            <text:p>8.493.956</text:p>
          </table:table-cell>
          <table:table-cell table:style-name="ce70" table:formula="of:=[.D25]/[.C25]-1" office:value-type="percentage" office:value="0.11821903409809" calcext:value-type="percentage">
            <text:p>11,82%</text:p>
          </table:table-cell>
          <table:table-cell table:style-name="ce74" table:formula="of:=([.D25]-[.C25])/[.B25]" office:value-type="float" office:value="2.68049718215684" calcext:value-type="float">
            <text:p>2,68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4_1k</text:p>
          </table:table-cell>
          <table:table-cell table:style-name="ce62" office:value-type="float" office:value="3388" calcext:value-type="float">
            <text:p>3.388</text:p>
          </table:table-cell>
          <table:table-cell table:style-name="ce62" office:value-type="float" office:value="74861" calcext:value-type="float">
            <text:p>74.861</text:p>
          </table:table-cell>
          <table:table-cell table:style-name="ce62" office:value-type="float" office:value="88130" calcext:value-type="float">
            <text:p>88.130</text:p>
          </table:table-cell>
          <table:table-cell table:style-name="ce70" table:formula="of:=[.D26]/[.C26]-1" office:value-type="percentage" office:value="0.177248500554361" calcext:value-type="percentage">
            <text:p>17,72%</text:p>
          </table:table-cell>
          <table:table-cell table:style-name="ce74" table:formula="of:=([.D26]-[.C26])/[.B26]" office:value-type="float" office:value="3.91646989374262" calcext:value-type="float">
            <text:p>3,92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4_10k</text:p>
          </table:table-cell>
          <table:table-cell table:style-name="ce62" office:value-type="float" office:value="35100" calcext:value-type="float">
            <text:p>35.100</text:p>
          </table:table-cell>
          <table:table-cell table:style-name="ce62" office:value-type="float" office:value="787793" calcext:value-type="float">
            <text:p>787.793</text:p>
          </table:table-cell>
          <table:table-cell table:style-name="ce62" office:value-type="float" office:value="917572" calcext:value-type="float">
            <text:p>917.572</text:p>
          </table:table-cell>
          <table:table-cell table:style-name="ce70" table:formula="of:=[.D27]/[.C27]-1" office:value-type="percentage" office:value="0.164737437372508" calcext:value-type="percentage">
            <text:p>16,47%</text:p>
          </table:table-cell>
          <table:table-cell table:style-name="ce74" table:formula="of:=([.D27]-[.C27])/[.B27]" office:value-type="float" office:value="3.69740740740741" calcext:value-type="float">
            <text:p>3,70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4_100k</text:p>
          </table:table-cell>
          <table:table-cell table:style-name="ce62" office:value-type="float" office:value="335868" calcext:value-type="float">
            <text:p>335.868</text:p>
          </table:table-cell>
          <table:table-cell table:style-name="ce62" office:value-type="float" office:value="7697019" calcext:value-type="float">
            <text:p>7.697.019</text:p>
          </table:table-cell>
          <table:table-cell table:style-name="ce62" office:value-type="float" office:value="8861503" calcext:value-type="float">
            <text:p>8.861.503</text:p>
          </table:table-cell>
          <table:table-cell table:style-name="ce70" table:formula="of:=[.D28]/[.C28]-1" office:value-type="percentage" office:value="0.151290259254914" calcext:value-type="percentage">
            <text:p>15,13%</text:p>
          </table:table-cell>
          <table:table-cell table:style-name="ce74" table:formula="of:=([.D28]-[.C28])/[.B28]" office:value-type="float" office:value="3.46708826086439" calcext:value-type="float">
            <text:p>3,47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5_1k</text:p>
          </table:table-cell>
          <table:table-cell table:style-name="ce62" office:value-type="float" office:value="3456" calcext:value-type="float">
            <text:p>3.456</text:p>
          </table:table-cell>
          <table:table-cell table:style-name="ce62" office:value-type="float" office:value="70431" calcext:value-type="float">
            <text:p>70.431</text:p>
          </table:table-cell>
          <table:table-cell table:style-name="ce62" office:value-type="float" office:value="84965" calcext:value-type="float">
            <text:p>84.965</text:p>
          </table:table-cell>
          <table:table-cell table:style-name="ce70" table:formula="of:=[.D29]/[.C29]-1" office:value-type="percentage" office:value="0.206357995768909" calcext:value-type="percentage">
            <text:p>20,64%</text:p>
          </table:table-cell>
          <table:table-cell table:style-name="ce74" table:formula="of:=([.D29]-[.C29])/[.B29]" office:value-type="float" office:value="4.20543981481482" calcext:value-type="float">
            <text:p>4,21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5_10k</text:p>
          </table:table-cell>
          <table:table-cell table:style-name="ce62" office:value-type="float" office:value="35332" calcext:value-type="float">
            <text:p>35.332</text:p>
          </table:table-cell>
          <table:table-cell table:style-name="ce62" office:value-type="float" office:value="748257" calcext:value-type="float">
            <text:p>748.257</text:p>
          </table:table-cell>
          <table:table-cell table:style-name="ce62" office:value-type="float" office:value="884688" calcext:value-type="float">
            <text:p>884.688</text:p>
          </table:table-cell>
          <table:table-cell table:style-name="ce70" table:formula="of:=[.D30]/[.C30]-1" office:value-type="percentage" office:value="0.182331738961346" calcext:value-type="percentage">
            <text:p>18,23%</text:p>
          </table:table-cell>
          <table:table-cell table:style-name="ce74" table:formula="of:=([.D30]-[.C30])/[.B30]" office:value-type="float" office:value="3.86140043020491" calcext:value-type="float">
            <text:p>3,86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5_100k</text:p>
          </table:table-cell>
          <table:table-cell table:style-name="ce62" office:value-type="float" office:value="335188" calcext:value-type="float">
            <text:p>335.188</text:p>
          </table:table-cell>
          <table:table-cell table:style-name="ce62" office:value-type="float" office:value="7247511" calcext:value-type="float">
            <text:p>7.247.511</text:p>
          </table:table-cell>
          <table:table-cell table:style-name="ce62" office:value-type="float" office:value="8440090" calcext:value-type="float">
            <text:p>8.440.090</text:p>
          </table:table-cell>
          <table:table-cell table:style-name="ce70" table:formula="of:=[.D31]/[.C31]-1" office:value-type="percentage" office:value="0.164550146940101" calcext:value-type="percentage">
            <text:p>16,46%</text:p>
          </table:table-cell>
          <table:table-cell table:style-name="ce74" table:formula="of:=([.D31]-[.C31])/[.B31]" office:value-type="float" office:value="3.55794061839923" calcext:value-type="float">
            <text:p>3,56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ipc1_1k</text:p>
          </table:table-cell>
          <table:table-cell table:style-name="ce62" office:value-type="float" office:value="3896" calcext:value-type="float">
            <text:p>3.896</text:p>
          </table:table-cell>
          <table:table-cell table:style-name="ce62" office:value-type="float" office:value="102133" calcext:value-type="float">
            <text:p>102.133</text:p>
          </table:table-cell>
          <table:table-cell table:style-name="ce62" office:value-type="float" office:value="116773" calcext:value-type="float">
            <text:p>116.773</text:p>
          </table:table-cell>
          <table:table-cell table:style-name="ce70" table:formula="of:=[.D32]/[.C32]-1" office:value-type="percentage" office:value="0.143342504381542" calcext:value-type="percentage">
            <text:p>14,33%</text:p>
          </table:table-cell>
          <table:table-cell table:style-name="ce74" table:formula="of:=([.D32]-[.C32])/[.B32]" office:value-type="float" office:value="3.75770020533881" calcext:value-type="float">
            <text:p>3,76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ipc1_10k</text:p>
          </table:table-cell>
          <table:table-cell table:style-name="ce62" office:value-type="float" office:value="38072" calcext:value-type="float">
            <text:p>38.072</text:p>
          </table:table-cell>
          <table:table-cell table:style-name="ce62" office:value-type="float" office:value="992554" calcext:value-type="float">
            <text:p>992.554</text:p>
          </table:table-cell>
          <table:table-cell table:style-name="ce62" office:value-type="float" office:value="1128445" calcext:value-type="float">
            <text:p>1.128.445</text:p>
          </table:table-cell>
          <table:table-cell table:style-name="ce70" table:formula="of:=[.D33]/[.C33]-1" office:value-type="percentage" office:value="0.136910435099753" calcext:value-type="percentage">
            <text:p>13,69%</text:p>
          </table:table-cell>
          <table:table-cell table:style-name="ce74" table:formula="of:=([.D33]-[.C33])/[.B33]" office:value-type="float" office:value="3.56931603278" calcext:value-type="float">
            <text:p>3,57 </text:p>
          </table:table-cell>
          <table:table-cell>
            <draw:frame table:end-cell-address="Planilha1.P48" table:end-x="1.158cm" table:end-y="0.43cm" draw:z-index="2" draw:name="Gráfico 4" draw:style-name="gr1" svg:width="17.896cm" svg:height="8.705cm" svg:x="0.751cm" svg:y="0.53cm">
              <draw:object draw:notify-on-update-of-ranges="Planilha1.A2:Planilha1.A37 Planilha1.F1:Planilha1.F1 Planilha1.F2:Planilha1.F3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53" office:value-type="string" calcext:value-type="string">
            <text:p>ipc1_100k</text:p>
          </table:table-cell>
          <table:table-cell table:style-name="ce62" office:value-type="float" office:value="397300" calcext:value-type="float">
            <text:p>397.300</text:p>
          </table:table-cell>
          <table:table-cell table:style-name="ce62" office:value-type="float" office:value="10401774" calcext:value-type="float">
            <text:p>10.401.774</text:p>
          </table:table-cell>
          <table:table-cell table:style-name="ce62" office:value-type="float" office:value="11792772" calcext:value-type="float">
            <text:p>11.792.772</text:p>
          </table:table-cell>
          <table:table-cell table:style-name="ce70" table:formula="of:=[.D34]/[.C34]-1" office:value-type="percentage" office:value="0.133726996952635" calcext:value-type="percentage">
            <text:p>13,37%</text:p>
          </table:table-cell>
          <table:table-cell table:style-name="ce74" table:formula="of:=([.D34]-[.C34])/[.B34]" office:value-type="float" office:value="3.50112761137679" calcext:value-type="float">
            <text:p>3,50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ipc2_1k</text:p>
          </table:table-cell>
          <table:table-cell table:style-name="ce62" office:value-type="float" office:value="2784" calcext:value-type="float">
            <text:p>2.784</text:p>
          </table:table-cell>
          <table:table-cell table:style-name="ce62" office:value-type="float" office:value="72326" calcext:value-type="float">
            <text:p>72.326</text:p>
          </table:table-cell>
          <table:table-cell table:style-name="ce62" office:value-type="float" office:value="78821" calcext:value-type="float">
            <text:p>78.821</text:p>
          </table:table-cell>
          <table:table-cell table:style-name="ce70" table:formula="of:=[.D35]/[.C35]-1" office:value-type="percentage" office:value="0.0898017310510744" calcext:value-type="percentage">
            <text:p>8,98%</text:p>
          </table:table-cell>
          <table:table-cell table:style-name="ce74" table:formula="of:=([.D35]-[.C35])/[.B35]" office:value-type="float" office:value="2.33297413793103" calcext:value-type="float">
            <text:p>2,33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ipc2_10k</text:p>
          </table:table-cell>
          <table:table-cell table:style-name="ce62" office:value-type="float" office:value="40000" calcext:value-type="float">
            <text:p>40.000</text:p>
          </table:table-cell>
          <table:table-cell table:style-name="ce62" office:value-type="float" office:value="1044050" calcext:value-type="float">
            <text:p>1.044.050</text:p>
          </table:table-cell>
          <table:table-cell table:style-name="ce62" office:value-type="float" office:value="1096735" calcext:value-type="float">
            <text:p>1.096.735</text:p>
          </table:table-cell>
          <table:table-cell table:style-name="ce70" table:formula="of:=[.D36]/[.C36]-1" office:value-type="percentage" office:value="0.0504621426176908" calcext:value-type="percentage">
            <text:p>5,05%</text:p>
          </table:table-cell>
          <table:table-cell table:style-name="ce74" table:formula="of:=([.D36]-[.C36])/[.B36]" office:value-type="float" office:value="1.317125" calcext:value-type="float">
            <text:p>1,32 </text:p>
          </table:table-cell>
          <table:table-cell table:number-columns-repeated="58"/>
        </table:table-row>
        <table:table-row table:style-name="ro2">
          <table:table-cell table:style-name="ce54" office:value-type="string" calcext:value-type="string">
            <text:p>ipc2_100k</text:p>
          </table:table-cell>
          <table:table-cell table:style-name="ce13" office:value-type="float" office:value="400000" calcext:value-type="float">
            <text:p>400.000</text:p>
          </table:table-cell>
          <table:table-cell table:style-name="ce13" office:value-type="float" office:value="10518669" calcext:value-type="float">
            <text:p>10.518.669</text:p>
          </table:table-cell>
          <table:table-cell table:style-name="ce13" office:value-type="float" office:value="11012623" calcext:value-type="float">
            <text:p>11.012.623</text:p>
          </table:table-cell>
          <table:table-cell table:style-name="ce71" table:formula="of:=[.D37]/[.C37]-1" office:value-type="percentage" office:value="0.046959743670991" calcext:value-type="percentage">
            <text:p>4,70%</text:p>
          </table:table-cell>
          <table:table-cell table:style-name="ce75" table:formula="of:=([.D37]-[.C37])/[.B37]" office:value-type="float" office:value="1.234885" calcext:value-type="float">
            <text:p>1,23 </text:p>
          </table:table-cell>
          <table:table-cell table:number-columns-repeated="58"/>
        </table:table-row>
        <table:table-row table:style-name="ro2">
          <table:table-cell table:style-name="ce55" office:value-type="string" calcext:value-type="string">
            <text:p>Total</text:p>
          </table:table-cell>
          <table:table-cell table:style-name="ce14" table:formula="of:=SUM([.B2:.B37])" office:value-type="float" office:value="4910854" calcext:value-type="float">
            <text:p>4.910.854</text:p>
          </table:table-cell>
          <table:table-cell table:style-name="ce17" table:formula="of:=SUM([.C2:.C37])" office:value-type="float" office:value="123518071" calcext:value-type="float">
            <text:p>123.518.071</text:p>
          </table:table-cell>
          <table:table-cell table:style-name="ce17" table:formula="of:=SUM([.D2:.D37])" office:value-type="float" office:value="138319144" calcext:value-type="float">
            <text:p>138.319.144</text:p>
          </table:table-cell>
          <table:table-cell table:style-name="ce72" table:formula="of:=[.D38]/[.C38]-1" office:value-type="percentage" office:value="0.119829211063375" calcext:value-type="percentage">
            <text:p>11,98%</text:p>
          </table:table-cell>
          <table:table-cell table:style-name="ce76" table:formula="of:=([.D38]-[.C38])/[.B38]" office:value-type="float" office:value="3.01395093399234" calcext:value-type="float">
            <text:p>3,01 </text:p>
          </table:table-cell>
          <table:table-cell table:number-columns-repeated="58"/>
        </table:table-row>
        <table:table-row table:style-name="ro2" table:number-rows-repeated="3">
          <table:table-cell table:number-columns-repeated="64"/>
        </table:table-row>
        <table:table-row table:style-name="ro3">
          <table:table-cell table:style-name="ce41" office:value-type="string" calcext:value-type="string">
            <text:p>Arquivo</text:p>
          </table:table-cell>
          <table:table-cell table:style-name="ce49" office:value-type="string" office:string-value="Número Endereços" calcext:value-type="string">
            <text:p>Número Endereços </text:p>
          </table:table-cell>
          <table:table-cell table:style-name="ce10" office:value-type="string" office:string-value="Qtde BE(bits)" calcext:value-type="string">
            <text:p>Qtde BE(bits) </text:p>
          </table:table-cell>
          <table:table-cell table:style-name="ce52" office:value-type="string" office:string-value="Qtde Normal(bits)" calcext:value-type="string">
            <text:p>Qtde Normal(bits) </text:p>
          </table:table-cell>
          <table:table-cell table:style-name="ce41" office:value-type="string" calcext:value-type="string">
            <text:p>Percentual</text:p>
          </table:table-cell>
          <table:table-cell table:style-name="ce41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42" office:value-type="string" calcext:value-type="string">
            <text:p>acl</text:p>
          </table:table-cell>
          <table:table-cell table:style-name="ce11" table:formula="of:=SUM([.B2:.B16])" office:value-type="float" office:value="2086034" calcext:value-type="float">
            <text:p>2.086.034</text:p>
          </table:table-cell>
          <table:table-cell table:style-name="ce11" table:formula="of:=SUM([.C2:.C16])" office:value-type="float" office:value="58197604" calcext:value-type="float">
            <text:p>58.197.604</text:p>
          </table:table-cell>
          <table:table-cell table:style-name="ce11" table:formula="of:=SUM([.D2:.D16])" office:value-type="float" office:value="63161797" calcext:value-type="float">
            <text:p>63.161.797</text:p>
          </table:table-cell>
          <table:table-cell table:style-name="ce69" table:formula="of:=[.D43]/[.C43]-1" office:value-type="percentage" office:value="0.0852989239900668" calcext:value-type="percentage">
            <text:p>8,53%</text:p>
          </table:table-cell>
          <table:table-cell table:style-name="ce73" table:formula="of:=([.D43]-[.C43])/[.B43]" office:value-type="float" office:value="2.37972775132141" calcext:value-type="float">
            <text:p>2,38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</text:p>
          </table:table-cell>
          <table:table-cell table:style-name="ce62" table:formula="of:=SUM([.B17:.B31])" office:value-type="float" office:value="1942768" calcext:value-type="float">
            <text:p>1.942.768</text:p>
          </table:table-cell>
          <table:table-cell table:style-name="ce62" table:formula="of:=SUM([.C17:.C31])" office:value-type="float" office:value="42188961" calcext:value-type="float">
            <text:p>42.188.961</text:p>
          </table:table-cell>
          <table:table-cell table:style-name="ce62" table:formula="of:=SUM([.D17:.D31])" office:value-type="float" office:value="49931178" calcext:value-type="float">
            <text:p>49.931.178</text:p>
          </table:table-cell>
          <table:table-cell table:style-name="ce70" table:formula="of:=[.D44]/[.C44]-1" office:value-type="percentage" office:value="0.183512862523445" calcext:value-type="percentage">
            <text:p>18,35%</text:p>
          </table:table-cell>
          <table:table-cell table:style-name="ce74" table:formula="of:=([.D44]-[.C44])/[.B44]" office:value-type="float" office:value="3.98514748029615" calcext:value-type="float">
            <text:p>3,99 </text:p>
          </table:table-cell>
          <table:table-cell table:number-columns-repeated="58"/>
        </table:table-row>
        <table:table-row table:style-name="ro2">
          <table:table-cell table:style-name="ce54" office:value-type="string" calcext:value-type="string">
            <text:p>ipc</text:p>
          </table:table-cell>
          <table:table-cell table:style-name="ce13" table:formula="of:=SUM([.B32:.B37])" office:value-type="float" office:value="882052" calcext:value-type="float">
            <text:p>882.052</text:p>
          </table:table-cell>
          <table:table-cell table:style-name="ce13" table:formula="of:=SUM([.C32:.C37])" office:value-type="float" office:value="23131506" calcext:value-type="float">
            <text:p>23.131.506</text:p>
          </table:table-cell>
          <table:table-cell table:style-name="ce13" table:formula="of:=SUM([.D32:.D37])" office:value-type="float" office:value="25226169" calcext:value-type="float">
            <text:p>25.226.169</text:p>
          </table:table-cell>
          <table:table-cell table:style-name="ce71" table:formula="of:=[.D45]/[.C45]-1" office:value-type="percentage" office:value="0.0905545449569951" calcext:value-type="percentage">
            <text:p>9,06%</text:p>
          </table:table-cell>
          <table:table-cell table:style-name="ce75" table:formula="of:=([.D45]-[.C45])/[.B45]" office:value-type="float" office:value="2.37476135193843" calcext:value-type="float">
            <text:p>2,37 </text:p>
          </table:table-cell>
          <table:table-cell table:number-columns-repeated="58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6"/>
          <table:table-cell>
            <draw:frame table:end-cell-address="Planilha1.N64" table:end-x="0.476cm" table:end-y="0.244cm" draw:z-index="3" draw:name="Gráfico 5" draw:style-name="gr1" svg:width="13.599cm" svg:height="7.679cm" svg:x="0.556cm" svg:y="-0.025cm">
              <draw:object draw:notify-on-update-of-ranges="Planilha1.A43:Planilha1.A45 Planilha1.E43:Planilha1.E4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7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lanilha3" table:style-name="ta2">
        <table:table-column table:style-name="co7" table:default-cell-style-name="ce79"/>
        <table:table-column table:style-name="co8" table:default-cell-style-name="ce79"/>
        <table:table-column table:style-name="co9" table:number-columns-repeated="2" table:default-cell-style-name="ce79"/>
        <table:table-column table:style-name="co10" table:default-cell-style-name="ce79"/>
        <table:table-column table:style-name="co7" table:number-columns-repeated="59" table:default-cell-style-name="ce79"/>
        <table:table-row table:style-name="ro3">
          <table:table-cell table:style-name="ce78" office:value-type="string" calcext:value-type="string">
            <text:p>Aquivo</text:p>
          </table:table-cell>
          <table:table-cell table:style-name="ce80" office:value-type="string" office:string-value="Número Endereços" calcext:value-type="string">
            <text:p>Número Endereços </text:p>
          </table:table-cell>
          <table:table-cell table:style-name="ce85" office:value-type="string" office:string-value="Qtde EB(bits)" calcext:value-type="string">
            <text:p>Qtde EB(bits) </text:p>
          </table:table-cell>
          <table:table-cell table:style-name="ce85" office:value-type="string" office:string-value="Qtde Normal(bits)" calcext:value-type="string">
            <text:p>Qtde Normal(bits) </text:p>
          </table:table-cell>
          <table:table-cell table:style-name="ce78" office:value-type="string" calcext:value-type="string">
            <text:p>Percentual</text:p>
          </table:table-cell>
          <table:table-cell table:style-name="ce78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50" office:value-type="string" calcext:value-type="string">
            <text:p>acl1_1k</text:p>
          </table:table-cell>
          <table:table-cell table:style-name="ce81" office:value-type="float" office:value="3764" calcext:value-type="float">
            <text:p>3764 </text:p>
          </table:table-cell>
          <table:table-cell table:style-name="ce81" office:value-type="float" office:value="110162" calcext:value-type="float">
            <text:p>110162 </text:p>
          </table:table-cell>
          <table:table-cell table:style-name="ce81" office:value-type="float" office:value="117337" calcext:value-type="float">
            <text:p>117337 </text:p>
          </table:table-cell>
          <table:table-cell table:style-name="ce69" table:formula="of:=[.D2]/[.C2]-1" office:value-type="percentage" office:value="0.0651313520088597" calcext:value-type="percentage">
            <text:p>6,51%</text:p>
          </table:table-cell>
          <table:table-cell table:style-name="ce73" table:formula="of:=([.D2]-[.C2])/[.B2]" office:value-type="float" office:value="1.90621679064825" calcext:value-type="float">
            <text:p>1,91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1_10k</text:p>
          </table:table-cell>
          <table:table-cell table:style-name="ce82" office:value-type="float" office:value="39092" calcext:value-type="float">
            <text:p>39092 </text:p>
          </table:table-cell>
          <table:table-cell table:style-name="ce82" office:value-type="float" office:value="1154671" calcext:value-type="float">
            <text:p>1154671 </text:p>
          </table:table-cell>
          <table:table-cell table:style-name="ce82" office:value-type="float" office:value="1208708" calcext:value-type="float">
            <text:p>1208708 </text:p>
          </table:table-cell>
          <table:table-cell table:style-name="ce70" table:formula="of:=[.D3]/[.C3]-1" office:value-type="percentage" office:value="0.0467986118989738" calcext:value-type="percentage">
            <text:p>4,68%</text:p>
          </table:table-cell>
          <table:table-cell table:style-name="ce74" table:formula="of:=([.D3]-[.C3])/[.B3]" office:value-type="float" office:value="1.3823032845595" calcext:value-type="float">
            <text:p>1,38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1_100k</text:p>
          </table:table-cell>
          <table:table-cell table:style-name="ce82" office:value-type="float" office:value="397272" calcext:value-type="float">
            <text:p>397272 </text:p>
          </table:table-cell>
          <table:table-cell table:style-name="ce82" office:value-type="float" office:value="11776029" calcext:value-type="float">
            <text:p>11776029 </text:p>
          </table:table-cell>
          <table:table-cell table:style-name="ce82" office:value-type="float" office:value="12341996" calcext:value-type="float">
            <text:p>12341996 </text:p>
          </table:table-cell>
          <table:table-cell table:style-name="ce70" table:formula="of:=[.D4]/[.C4]-1" office:value-type="percentage" office:value="0.0480609380292796" calcext:value-type="percentage">
            <text:p>4,81%</text:p>
          </table:table-cell>
          <table:table-cell table:style-name="ce74" table:formula="of:=([.D4]-[.C4])/[.B4]" office:value-type="float" office:value="1.42463350047323" calcext:value-type="float">
            <text:p>1,42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2_1k</text:p>
          </table:table-cell>
          <table:table-cell table:style-name="ce82" office:value-type="float" office:value="3840" calcext:value-type="float">
            <text:p>3840 </text:p>
          </table:table-cell>
          <table:table-cell table:style-name="ce82" office:value-type="float" office:value="92379" calcext:value-type="float">
            <text:p>92379 </text:p>
          </table:table-cell>
          <table:table-cell table:style-name="ce82" office:value-type="float" office:value="111997" calcext:value-type="float">
            <text:p>111997 </text:p>
          </table:table-cell>
          <table:table-cell table:style-name="ce70" table:formula="of:=[.D5]/[.C5]-1" office:value-type="percentage" office:value="0.212364281925546" calcext:value-type="percentage">
            <text:p>21,24%</text:p>
          </table:table-cell>
          <table:table-cell table:style-name="ce74" table:formula="of:=([.D5]-[.C5])/[.B5]" office:value-type="float" office:value="5.1088541666666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2_10k</text:p>
          </table:table-cell>
          <table:table-cell table:style-name="ce82" office:value-type="float" office:value="37900" calcext:value-type="float">
            <text:p>37900 </text:p>
          </table:table-cell>
          <table:table-cell table:style-name="ce82" office:value-type="float" office:value="925947" calcext:value-type="float">
            <text:p>925947 </text:p>
          </table:table-cell>
          <table:table-cell table:style-name="ce82" office:value-type="float" office:value="1120045" calcext:value-type="float">
            <text:p>1120045 </text:p>
          </table:table-cell>
          <table:table-cell table:style-name="ce70" table:formula="of:=[.D6]/[.C6]-1" office:value-type="percentage" office:value="0.209621069024469" calcext:value-type="percentage">
            <text:p>20,96%</text:p>
          </table:table-cell>
          <table:table-cell table:style-name="ce74" table:formula="of:=([.D6]-[.C6])/[.B6]" office:value-type="float" office:value="5.12131926121372" calcext:value-type="float">
            <text:p>5,12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2_100k</text:p>
          </table:table-cell>
          <table:table-cell table:style-name="ce82" office:value-type="float" office:value="300396" calcext:value-type="float">
            <text:p>300396 </text:p>
          </table:table-cell>
          <table:table-cell table:style-name="ce82" office:value-type="float" office:value="7518932" calcext:value-type="float">
            <text:p>7518932 </text:p>
          </table:table-cell>
          <table:table-cell table:style-name="ce82" office:value-type="float" office:value="9052628" calcext:value-type="float">
            <text:p>9052628 </text:p>
          </table:table-cell>
          <table:table-cell table:style-name="ce70" table:formula="of:=[.D7]/[.C7]-1" office:value-type="percentage" office:value="0.203977905372731" calcext:value-type="percentage">
            <text:p>20,40%</text:p>
          </table:table-cell>
          <table:table-cell table:style-name="ce74" table:formula="of:=([.D7]-[.C7])/[.B7]" office:value-type="float" office:value="5.105580633563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3_1k</text:p>
          </table:table-cell>
          <table:table-cell table:style-name="ce82" office:value-type="float" office:value="3956" calcext:value-type="float">
            <text:p>3956 </text:p>
          </table:table-cell>
          <table:table-cell table:style-name="ce82" office:value-type="float" office:value="107634" calcext:value-type="float">
            <text:p>107634 </text:p>
          </table:table-cell>
          <table:table-cell table:style-name="ce82" office:value-type="float" office:value="116483" calcext:value-type="float">
            <text:p>116483 </text:p>
          </table:table-cell>
          <table:table-cell table:style-name="ce70" table:formula="of:=[.D8]/[.C8]-1" office:value-type="percentage" office:value="0.0822137986138209" calcext:value-type="percentage">
            <text:p>8,22%</text:p>
          </table:table-cell>
          <table:table-cell table:style-name="ce74" table:formula="of:=([.D8]-[.C8])/[.B8]" office:value-type="float" office:value="2.23685540950455" calcext:value-type="float">
            <text:p>2,24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3_10k</text:p>
          </table:table-cell>
          <table:table-cell table:style-name="ce82" office:value-type="float" office:value="37672" calcext:value-type="float">
            <text:p>37672 </text:p>
          </table:table-cell>
          <table:table-cell table:style-name="ce82" office:value-type="float" office:value="1017018" calcext:value-type="float">
            <text:p>1017018 </text:p>
          </table:table-cell>
          <table:table-cell table:style-name="ce82" office:value-type="float" office:value="1114259" calcext:value-type="float">
            <text:p>1114259 </text:p>
          </table:table-cell>
          <table:table-cell table:style-name="ce70" table:formula="of:=[.D9]/[.C9]-1" office:value-type="percentage" office:value="0.0956138436094542" calcext:value-type="percentage">
            <text:p>9,56%</text:p>
          </table:table-cell>
          <table:table-cell table:style-name="ce74" table:formula="of:=([.D9]-[.C9])/[.B9]" office:value-type="float" office:value="2.5812539817371" calcext:value-type="float">
            <text:p>2,58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3_100k</text:p>
          </table:table-cell>
          <table:table-cell table:style-name="ce82" office:value-type="float" office:value="397920" calcext:value-type="float">
            <text:p>397920 </text:p>
          </table:table-cell>
          <table:table-cell table:style-name="ce82" office:value-type="float" office:value="10742042" calcext:value-type="float">
            <text:p>10742042 </text:p>
          </table:table-cell>
          <table:table-cell table:style-name="ce82" office:value-type="float" office:value="11725325" calcext:value-type="float">
            <text:p>11725325 </text:p>
          </table:table-cell>
          <table:table-cell table:style-name="ce70" table:formula="of:=[.D10]/[.C10]-1" office:value-type="percentage" office:value="0.0915359481930902" calcext:value-type="percentage">
            <text:p>9,15%</text:p>
          </table:table-cell>
          <table:table-cell table:style-name="ce74" table:formula="of:=([.D10]-[.C10])/[.B10]" office:value-type="float" office:value="2.47105699638118" calcext:value-type="float">
            <text:p>2,47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4_1k</text:p>
          </table:table-cell>
          <table:table-cell table:style-name="ce82" office:value-type="float" office:value="3956" calcext:value-type="float">
            <text:p>3956 </text:p>
          </table:table-cell>
          <table:table-cell table:style-name="ce82" office:value-type="float" office:value="102460" calcext:value-type="float">
            <text:p>102460 </text:p>
          </table:table-cell>
          <table:table-cell table:style-name="ce82" office:value-type="float" office:value="113940" calcext:value-type="float">
            <text:p>113940 </text:p>
          </table:table-cell>
          <table:table-cell table:style-name="ce70" table:formula="of:=[.D11]/[.C11]-1" office:value-type="percentage" office:value="0.112043724380246" calcext:value-type="percentage">
            <text:p>11,20%</text:p>
          </table:table-cell>
          <table:table-cell table:style-name="ce74" table:formula="of:=([.D11]-[.C11])/[.B11]" office:value-type="float" office:value="2.90192113245703" calcext:value-type="float">
            <text:p>2,90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4_10k</text:p>
          </table:table-cell>
          <table:table-cell table:style-name="ce82" office:value-type="float" office:value="38360" calcext:value-type="float">
            <text:p>38360 </text:p>
          </table:table-cell>
          <table:table-cell table:style-name="ce82" office:value-type="float" office:value="1029452" calcext:value-type="float">
            <text:p>1029452 </text:p>
          </table:table-cell>
          <table:table-cell table:style-name="ce82" office:value-type="float" office:value="1136335" calcext:value-type="float">
            <text:p>1136335 </text:p>
          </table:table-cell>
          <table:table-cell table:style-name="ce70" table:formula="of:=[.D12]/[.C12]-1" office:value-type="percentage" office:value="0.103825141920167" calcext:value-type="percentage">
            <text:p>10,38%</text:p>
          </table:table-cell>
          <table:table-cell table:style-name="ce74" table:formula="of:=([.D12]-[.C12])/[.B12]" office:value-type="float" office:value="2.78631386861314" calcext:value-type="float">
            <text:p>2,79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4_100k</text:p>
          </table:table-cell>
          <table:table-cell table:style-name="ce82" office:value-type="float" office:value="396204" calcext:value-type="float">
            <text:p>396204 </text:p>
          </table:table-cell>
          <table:table-cell table:style-name="ce82" office:value-type="float" office:value="10776680" calcext:value-type="float">
            <text:p>10776680 </text:p>
          </table:table-cell>
          <table:table-cell table:style-name="ce82" office:value-type="float" office:value="11810560" calcext:value-type="float">
            <text:p>11810560 </text:p>
          </table:table-cell>
          <table:table-cell table:style-name="ce70" table:formula="of:=[.D13]/[.C13]-1" office:value-type="percentage" office:value="0.0959367820144981" calcext:value-type="percentage">
            <text:p>9,59%</text:p>
          </table:table-cell>
          <table:table-cell table:style-name="ce74" table:formula="of:=([.D13]-[.C13])/[.B13]" office:value-type="float" office:value="2.60946381157182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5_1k</text:p>
          </table:table-cell>
          <table:table-cell table:style-name="ce82" office:value-type="float" office:value="3728" calcext:value-type="float">
            <text:p>3728 </text:p>
          </table:table-cell>
          <table:table-cell table:style-name="ce82" office:value-type="float" office:value="103770" calcext:value-type="float">
            <text:p>103770 </text:p>
          </table:table-cell>
          <table:table-cell table:style-name="ce82" office:value-type="float" office:value="106900" calcext:value-type="float">
            <text:p>106900 </text:p>
          </table:table-cell>
          <table:table-cell table:style-name="ce70" table:formula="of:=[.D14]/[.C14]-1" office:value-type="percentage" office:value="0.0301628601715331" calcext:value-type="percentage">
            <text:p>3,02%</text:p>
          </table:table-cell>
          <table:table-cell table:style-name="ce74" table:formula="of:=([.D14]-[.C14])/[.B14]" office:value-type="float" office:value="0.839592274678112" calcext:value-type="float">
            <text:p>0,84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5_10k</text:p>
          </table:table-cell>
          <table:table-cell table:style-name="ce82" office:value-type="float" office:value="29188" calcext:value-type="float">
            <text:p>29188 </text:p>
          </table:table-cell>
          <table:table-cell table:style-name="ce82" office:value-type="float" office:value="878034" calcext:value-type="float">
            <text:p>878034 </text:p>
          </table:table-cell>
          <table:table-cell table:style-name="ce82" office:value-type="float" office:value="909920" calcext:value-type="float">
            <text:p>909920 </text:p>
          </table:table-cell>
          <table:table-cell table:style-name="ce70" table:formula="of:=[.D15]/[.C15]-1" office:value-type="percentage" office:value="0.0363152224173551" calcext:value-type="percentage">
            <text:p>3,63%</text:p>
          </table:table-cell>
          <table:table-cell table:style-name="ce74" table:formula="of:=([.D15]-[.C15])/[.B15]" office:value-type="float" office:value="1.09243524736193" calcext:value-type="float">
            <text:p>1,09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acl5_100k</text:p>
          </table:table-cell>
          <table:table-cell table:style-name="ce82" office:value-type="float" office:value="392716" calcext:value-type="float">
            <text:p>392716 </text:p>
          </table:table-cell>
          <table:table-cell table:style-name="ce82" office:value-type="float" office:value="11862394" calcext:value-type="float">
            <text:p>11862394 </text:p>
          </table:table-cell>
          <table:table-cell table:style-name="ce82" office:value-type="float" office:value="12175364" calcext:value-type="float">
            <text:p>12175364 </text:p>
          </table:table-cell>
          <table:table-cell table:style-name="ce70" table:formula="of:=[.D16]/[.C16]-1" office:value-type="percentage" office:value="0.0263833759020313" calcext:value-type="percentage">
            <text:p>2,64%</text:p>
          </table:table-cell>
          <table:table-cell table:style-name="ce74" table:formula="of:=([.D16]-[.C16])/[.B16]" office:value-type="float" office:value="0.796937226901883" calcext:value-type="float">
            <text:p>0,80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1_1k</text:p>
          </table:table-cell>
          <table:table-cell table:style-name="ce82" office:value-type="float" office:value="3424" calcext:value-type="float">
            <text:p>3424 </text:p>
          </table:table-cell>
          <table:table-cell table:style-name="ce82" office:value-type="float" office:value="75279" calcext:value-type="float">
            <text:p>75279 </text:p>
          </table:table-cell>
          <table:table-cell table:style-name="ce82" office:value-type="float" office:value="86877" calcext:value-type="float">
            <text:p>86877 </text:p>
          </table:table-cell>
          <table:table-cell table:style-name="ce70" table:formula="of:=[.D17]/[.C17]-1" office:value-type="percentage" office:value="0.154066871238991" calcext:value-type="percentage">
            <text:p>15,41%</text:p>
          </table:table-cell>
          <table:table-cell table:style-name="ce74" table:formula="of:=([.D17]-[.C17])/[.B17]" office:value-type="float" office:value="3.38726635514019" calcext:value-type="float">
            <text:p>3,39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1_10k</text:p>
          </table:table-cell>
          <table:table-cell table:style-name="ce82" office:value-type="float" office:value="37512" calcext:value-type="float">
            <text:p>37512 </text:p>
          </table:table-cell>
          <table:table-cell table:style-name="ce82" office:value-type="float" office:value="843120" calcext:value-type="float">
            <text:p>843120 </text:p>
          </table:table-cell>
          <table:table-cell table:style-name="ce82" office:value-type="float" office:value="952787" calcext:value-type="float">
            <text:p>952787 </text:p>
          </table:table-cell>
          <table:table-cell table:style-name="ce70" table:formula="of:=[.D18]/[.C18]-1" office:value-type="percentage" office:value="0.130072824746181" calcext:value-type="percentage">
            <text:p>13,01%</text:p>
          </table:table-cell>
          <table:table-cell table:style-name="ce74" table:formula="of:=([.D18]-[.C18])/[.B18]" office:value-type="float" office:value="2.92351780763489" calcext:value-type="float">
            <text:p>2,92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1_100k</text:p>
          </table:table-cell>
          <table:table-cell table:style-name="ce82" office:value-type="float" office:value="352320" calcext:value-type="float">
            <text:p>352320 </text:p>
          </table:table-cell>
          <table:table-cell table:style-name="ce82" office:value-type="float" office:value="8101409" calcext:value-type="float">
            <text:p>8101409 </text:p>
          </table:table-cell>
          <table:table-cell table:style-name="ce82" office:value-type="float" office:value="9019880" calcext:value-type="float">
            <text:p>9019880 </text:p>
          </table:table-cell>
          <table:table-cell table:style-name="ce70" table:formula="of:=[.D19]/[.C19]-1" office:value-type="percentage" office:value="0.113371760393779" calcext:value-type="percentage">
            <text:p>11,34%</text:p>
          </table:table-cell>
          <table:table-cell table:style-name="ce74" table:formula="of:=([.D19]-[.C19])/[.B19]" office:value-type="float" office:value="2.60692268392371" calcext:value-type="float">
            <text:p>2,61 </text:p>
          </table:table-cell>
          <table:table-cell table:number-columns-repeated="58"/>
        </table:table-row>
        <table:table-row table:style-name="ro4" table:number-rows-repeated="2">
          <table:table-cell table:number-columns-repeated="64"/>
        </table:table-row>
        <table:table-row table:style-name="ro3">
          <table:table-cell table:style-name="ce78" office:value-type="string" calcext:value-type="string">
            <text:p>Aquivo</text:p>
          </table:table-cell>
          <table:table-cell table:style-name="ce80" office:value-type="string" office:string-value="Número Endereços" calcext:value-type="string">
            <text:p>Número Endereços </text:p>
          </table:table-cell>
          <table:table-cell table:style-name="ce85" office:value-type="string" office:string-value="Qtde EB(bits)" calcext:value-type="string">
            <text:p>Qtde EB(bits) </text:p>
          </table:table-cell>
          <table:table-cell table:style-name="ce85" office:value-type="string" office:string-value="Qtde Normal(bits)" calcext:value-type="string">
            <text:p>Qtde Normal(bits) </text:p>
          </table:table-cell>
          <table:table-cell table:style-name="ce78" office:value-type="string" calcext:value-type="string">
            <text:p>Percentual</text:p>
          </table:table-cell>
          <table:table-cell table:style-name="ce78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2_1k</text:p>
          </table:table-cell>
          <table:table-cell table:style-name="ce82" office:value-type="float" office:value="3880" calcext:value-type="float">
            <text:p>3880 </text:p>
          </table:table-cell>
          <table:table-cell table:style-name="ce82" office:value-type="float" office:value="71376" calcext:value-type="float">
            <text:p>71376 </text:p>
          </table:table-cell>
          <table:table-cell table:style-name="ce82" office:value-type="float" office:value="98539" calcext:value-type="float">
            <text:p>98539 </text:p>
          </table:table-cell>
          <table:table-cell table:style-name="ce70" table:formula="of:=[.D23]/[.C23]-1" office:value-type="percentage" office:value="0.380562093700964" calcext:value-type="percentage">
            <text:p>38,06%</text:p>
          </table:table-cell>
          <table:table-cell table:style-name="ce74" table:formula="of:=([.D23]-[.C23])/[.B23]" office:value-type="float" office:value="7.00077319587629" calcext:value-type="float">
            <text:p>7,00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2_10k</text:p>
          </table:table-cell>
          <table:table-cell table:style-name="ce82" office:value-type="float" office:value="38616" calcext:value-type="float">
            <text:p>38616 </text:p>
          </table:table-cell>
          <table:table-cell table:style-name="ce82" office:value-type="float" office:value="735252" calcext:value-type="float">
            <text:p>735252 </text:p>
          </table:table-cell>
          <table:table-cell table:style-name="ce82" office:value-type="float" office:value="1008630" calcext:value-type="float">
            <text:p>1008630 </text:p>
          </table:table-cell>
          <table:table-cell table:style-name="ce70" table:formula="of:=[.D24]/[.C24]-1" office:value-type="percentage" office:value="0.371815377584828" calcext:value-type="percentage">
            <text:p>37,18%</text:p>
          </table:table-cell>
          <table:table-cell table:style-name="ce74" table:formula="of:=([.D24]-[.C24])/[.B24]" office:value-type="float" office:value="7.07939714108142" calcext:value-type="float">
            <text:p>7,08 </text:p>
          </table:table-cell>
          <table:table-cell table:number-columns-repeated="58"/>
        </table:table-row>
        <table:table-row table:style-name="ro2">
          <table:table-cell table:style-name="ce51" office:value-type="string" calcext:value-type="string">
            <text:p>fw2_100k</text:p>
          </table:table-cell>
          <table:table-cell table:style-name="ce82" office:value-type="float" office:value="384308" calcext:value-type="float">
            <text:p>384308 </text:p>
          </table:table-cell>
          <table:table-cell table:style-name="ce82" office:value-type="float" office:value="7287230" calcext:value-type="float">
            <text:p>7287230 </text:p>
          </table:table-cell>
          <table:table-cell table:style-name="ce82" office:value-type="float" office:value="10017125" calcext:value-type="float">
            <text:p>10017125 </text:p>
          </table:table-cell>
          <table:table-cell table:style-name="ce70" table:formula="of:=[.D25]/[.C25]-1" office:value-type="percentage" office:value="0.374613536281962" calcext:value-type="percentage">
            <text:p>37,46%</text:p>
          </table:table-cell>
          <table:table-cell table:style-name="ce74" table:formula="of:=([.D25]-[.C25])/[.B25]" office:value-type="float" office:value="7.10340404050918" calcext:value-type="float">
            <text:p>7,10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3_1k</text:p>
          </table:table-cell>
          <table:table-cell table:style-name="ce82" office:value-type="float" office:value="3192" calcext:value-type="float">
            <text:p>3192 </text:p>
          </table:table-cell>
          <table:table-cell table:style-name="ce82" office:value-type="float" office:value="66921" calcext:value-type="float">
            <text:p>66921 </text:p>
          </table:table-cell>
          <table:table-cell table:style-name="ce82" office:value-type="float" office:value="77907" calcext:value-type="float">
            <text:p>77907 </text:p>
          </table:table-cell>
          <table:table-cell table:style-name="ce70" table:formula="of:=[.D26]/[.C26]-1" office:value-type="percentage" office:value="0.164163715425651" calcext:value-type="percentage">
            <text:p>16,42%</text:p>
          </table:table-cell>
          <table:table-cell table:style-name="ce74" table:formula="of:=([.D26]-[.C26])/[.B26]" office:value-type="float" office:value="3.44172932330827" calcext:value-type="float">
            <text:p>3,44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3_10k</text:p>
          </table:table-cell>
          <table:table-cell table:style-name="ce82" office:value-type="float" office:value="36144" calcext:value-type="float">
            <text:p>36144 </text:p>
          </table:table-cell>
          <table:table-cell table:style-name="ce82" office:value-type="float" office:value="786534" calcext:value-type="float">
            <text:p>786534 </text:p>
          </table:table-cell>
          <table:table-cell table:style-name="ce82" office:value-type="float" office:value="898529" calcext:value-type="float">
            <text:p>898529 </text:p>
          </table:table-cell>
          <table:table-cell table:style-name="ce70" table:formula="of:=[.D27]/[.C27]-1" office:value-type="percentage" office:value="0.142390538743398" calcext:value-type="percentage">
            <text:p>14,24%</text:p>
          </table:table-cell>
          <table:table-cell table:style-name="ce74" table:formula="of:=([.D27]-[.C27])/[.B27]" office:value-type="float" office:value="3.0985779105799" calcext:value-type="float">
            <text:p>3,10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3_100k</text:p>
          </table:table-cell>
          <table:table-cell table:style-name="ce82" office:value-type="float" office:value="335004" calcext:value-type="float">
            <text:p>335004 </text:p>
          </table:table-cell>
          <table:table-cell table:style-name="ce82" office:value-type="float" office:value="7595968" calcext:value-type="float">
            <text:p>7595968 </text:p>
          </table:table-cell>
          <table:table-cell table:style-name="ce82" office:value-type="float" office:value="8493956" calcext:value-type="float">
            <text:p>8493956 </text:p>
          </table:table-cell>
          <table:table-cell table:style-name="ce70" table:formula="of:=[.D28]/[.C28]-1" office:value-type="percentage" office:value="0.11821903409809" calcext:value-type="percentage">
            <text:p>11,82%</text:p>
          </table:table-cell>
          <table:table-cell table:style-name="ce74" table:formula="of:=([.D28]-[.C28])/[.B28]" office:value-type="float" office:value="2.68052918771119" calcext:value-type="float">
            <text:p>2,68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4_1k</text:p>
          </table:table-cell>
          <table:table-cell table:style-name="ce82" office:value-type="float" office:value="3384" calcext:value-type="float">
            <text:p>3384 </text:p>
          </table:table-cell>
          <table:table-cell table:style-name="ce82" office:value-type="float" office:value="74861" calcext:value-type="float">
            <text:p>74861 </text:p>
          </table:table-cell>
          <table:table-cell table:style-name="ce82" office:value-type="float" office:value="88130" calcext:value-type="float">
            <text:p>88130 </text:p>
          </table:table-cell>
          <table:table-cell table:style-name="ce70" table:formula="of:=[.D29]/[.C29]-1" office:value-type="percentage" office:value="0.177248500554361" calcext:value-type="percentage">
            <text:p>17,72%</text:p>
          </table:table-cell>
          <table:table-cell table:style-name="ce74" table:formula="of:=([.D29]-[.C29])/[.B29]" office:value-type="float" office:value="3.92109929078014" calcext:value-type="float">
            <text:p>3,92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4_10k</text:p>
          </table:table-cell>
          <table:table-cell table:style-name="ce82" office:value-type="float" office:value="35096" calcext:value-type="float">
            <text:p>35096 </text:p>
          </table:table-cell>
          <table:table-cell table:style-name="ce82" office:value-type="float" office:value="787793" calcext:value-type="float">
            <text:p>787793 </text:p>
          </table:table-cell>
          <table:table-cell table:style-name="ce82" office:value-type="float" office:value="917572" calcext:value-type="float">
            <text:p>917572 </text:p>
          </table:table-cell>
          <table:table-cell table:style-name="ce70" table:formula="of:=[.D30]/[.C30]-1" office:value-type="percentage" office:value="0.164737437372508" calcext:value-type="percentage">
            <text:p>16,47%</text:p>
          </table:table-cell>
          <table:table-cell table:style-name="ce74" table:formula="of:=([.D30]-[.C30])/[.B30]" office:value-type="float" office:value="3.69782881240027" calcext:value-type="float">
            <text:p>3,70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4_100k</text:p>
          </table:table-cell>
          <table:table-cell table:style-name="ce82" office:value-type="float" office:value="335864" calcext:value-type="float">
            <text:p>335864 </text:p>
          </table:table-cell>
          <table:table-cell table:style-name="ce82" office:value-type="float" office:value="7697019" calcext:value-type="float">
            <text:p>7697019 </text:p>
          </table:table-cell>
          <table:table-cell table:style-name="ce82" office:value-type="float" office:value="8861503" calcext:value-type="float">
            <text:p>8861503 </text:p>
          </table:table-cell>
          <table:table-cell table:style-name="ce70" table:formula="of:=[.D31]/[.C31]-1" office:value-type="percentage" office:value="0.151290259254914" calcext:value-type="percentage">
            <text:p>15,13%</text:p>
          </table:table-cell>
          <table:table-cell table:style-name="ce74" table:formula="of:=([.D31]-[.C31])/[.B31]" office:value-type="float" office:value="3.46712955243789" calcext:value-type="float">
            <text:p>3,47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5_1k</text:p>
          </table:table-cell>
          <table:table-cell table:style-name="ce82" office:value-type="float" office:value="3452" calcext:value-type="float">
            <text:p>3452 </text:p>
          </table:table-cell>
          <table:table-cell table:style-name="ce82" office:value-type="float" office:value="70431" calcext:value-type="float">
            <text:p>70431 </text:p>
          </table:table-cell>
          <table:table-cell table:style-name="ce82" office:value-type="float" office:value="84965" calcext:value-type="float">
            <text:p>84965 </text:p>
          </table:table-cell>
          <table:table-cell table:style-name="ce70" table:formula="of:=[.D32]/[.C32]-1" office:value-type="percentage" office:value="0.206357995768909" calcext:value-type="percentage">
            <text:p>20,64%</text:p>
          </table:table-cell>
          <table:table-cell table:style-name="ce74" table:formula="of:=([.D32]-[.C32])/[.B32]" office:value-type="float" office:value="4.21031286210892" calcext:value-type="float">
            <text:p>4,21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5_10k</text:p>
          </table:table-cell>
          <table:table-cell table:style-name="ce82" office:value-type="float" office:value="35328" calcext:value-type="float">
            <text:p>35328 </text:p>
          </table:table-cell>
          <table:table-cell table:style-name="ce82" office:value-type="float" office:value="748257" calcext:value-type="float">
            <text:p>748257 </text:p>
          </table:table-cell>
          <table:table-cell table:style-name="ce82" office:value-type="float" office:value="884688" calcext:value-type="float">
            <text:p>884688 </text:p>
          </table:table-cell>
          <table:table-cell table:style-name="ce70" table:formula="of:=[.D33]/[.C33]-1" office:value-type="percentage" office:value="0.182331738961346" calcext:value-type="percentage">
            <text:p>18,23%</text:p>
          </table:table-cell>
          <table:table-cell table:style-name="ce74" table:formula="of:=([.D33]-[.C33])/[.B33]" office:value-type="float" office:value="3.86183763586957" calcext:value-type="float">
            <text:p>3,86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fw5_100k</text:p>
          </table:table-cell>
          <table:table-cell table:style-name="ce82" office:value-type="float" office:value="335184" calcext:value-type="float">
            <text:p>335184 </text:p>
          </table:table-cell>
          <table:table-cell table:style-name="ce82" office:value-type="float" office:value="7247511" calcext:value-type="float">
            <text:p>7247511 </text:p>
          </table:table-cell>
          <table:table-cell table:style-name="ce82" office:value-type="float" office:value="8440090" calcext:value-type="float">
            <text:p>8440090 </text:p>
          </table:table-cell>
          <table:table-cell table:style-name="ce70" table:formula="of:=[.D34]/[.C34]-1" office:value-type="percentage" office:value="0.164550146940101" calcext:value-type="percentage">
            <text:p>16,46%</text:p>
          </table:table-cell>
          <table:table-cell table:style-name="ce74" table:formula="of:=([.D34]-[.C34])/[.B34]" office:value-type="float" office:value="3.55798307795121" calcext:value-type="float">
            <text:p>3,56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ipc1_1k</text:p>
          </table:table-cell>
          <table:table-cell table:style-name="ce82" office:value-type="float" office:value="3892" calcext:value-type="float">
            <text:p>3892 </text:p>
          </table:table-cell>
          <table:table-cell table:style-name="ce82" office:value-type="float" office:value="102133" calcext:value-type="float">
            <text:p>102133 </text:p>
          </table:table-cell>
          <table:table-cell table:style-name="ce82" office:value-type="float" office:value="116773" calcext:value-type="float">
            <text:p>116773 </text:p>
          </table:table-cell>
          <table:table-cell table:style-name="ce70" table:formula="of:=[.D35]/[.C35]-1" office:value-type="percentage" office:value="0.143342504381542" calcext:value-type="percentage">
            <text:p>14,33%</text:p>
          </table:table-cell>
          <table:table-cell table:style-name="ce74" table:formula="of:=([.D35]-[.C35])/[.B35]" office:value-type="float" office:value="3.76156217882837" calcext:value-type="float">
            <text:p>3,76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ipc1_10k</text:p>
          </table:table-cell>
          <table:table-cell table:style-name="ce82" office:value-type="float" office:value="38068" calcext:value-type="float">
            <text:p>38068 </text:p>
          </table:table-cell>
          <table:table-cell table:style-name="ce82" office:value-type="float" office:value="992554" calcext:value-type="float">
            <text:p>992554 </text:p>
          </table:table-cell>
          <table:table-cell table:style-name="ce82" office:value-type="float" office:value="1128445" calcext:value-type="float">
            <text:p>1128445 </text:p>
          </table:table-cell>
          <table:table-cell table:style-name="ce70" table:formula="of:=[.D36]/[.C36]-1" office:value-type="percentage" office:value="0.136910435099753" calcext:value-type="percentage">
            <text:p>13,69%</text:p>
          </table:table-cell>
          <table:table-cell table:style-name="ce74" table:formula="of:=([.D36]-[.C36])/[.B36]" office:value-type="float" office:value="3.56969107912157" calcext:value-type="float">
            <text:p>3,57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ipc1_100k</text:p>
          </table:table-cell>
          <table:table-cell table:style-name="ce82" office:value-type="float" office:value="397296" calcext:value-type="float">
            <text:p>397296 </text:p>
          </table:table-cell>
          <table:table-cell table:style-name="ce82" office:value-type="float" office:value="10401774" calcext:value-type="float">
            <text:p>10401774 </text:p>
          </table:table-cell>
          <table:table-cell table:style-name="ce82" office:value-type="float" office:value="11792772" calcext:value-type="float">
            <text:p>11792772 </text:p>
          </table:table-cell>
          <table:table-cell table:style-name="ce70" table:formula="of:=[.D37]/[.C37]-1" office:value-type="percentage" office:value="0.133726996952635" calcext:value-type="percentage">
            <text:p>13,37%</text:p>
          </table:table-cell>
          <table:table-cell table:style-name="ce74" table:formula="of:=([.D37]-[.C37])/[.B37]" office:value-type="float" office:value="3.50116286093995" calcext:value-type="float">
            <text:p>3,50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ipc2_1k</text:p>
          </table:table-cell>
          <table:table-cell table:style-name="ce82" office:value-type="float" office:value="2780" calcext:value-type="float">
            <text:p>2780 </text:p>
          </table:table-cell>
          <table:table-cell table:style-name="ce82" office:value-type="float" office:value="72326" calcext:value-type="float">
            <text:p>72326 </text:p>
          </table:table-cell>
          <table:table-cell table:style-name="ce82" office:value-type="float" office:value="78821" calcext:value-type="float">
            <text:p>78821 </text:p>
          </table:table-cell>
          <table:table-cell table:style-name="ce70" table:formula="of:=[.D38]/[.C38]-1" office:value-type="percentage" office:value="0.0898017310510744" calcext:value-type="percentage">
            <text:p>8,98%</text:p>
          </table:table-cell>
          <table:table-cell table:style-name="ce74" table:formula="of:=([.D38]-[.C38])/[.B38]" office:value-type="float" office:value="2.3363309352518" calcext:value-type="float">
            <text:p>2,34 </text:p>
          </table:table-cell>
          <table:table-cell table:number-columns-repeated="58"/>
        </table:table-row>
        <table:table-row table:style-name="ro2">
          <table:table-cell table:style-name="ce53" office:value-type="string" calcext:value-type="string">
            <text:p>ipc2_10k</text:p>
          </table:table-cell>
          <table:table-cell table:style-name="ce82" office:value-type="float" office:value="39996" calcext:value-type="float">
            <text:p>39996 </text:p>
          </table:table-cell>
          <table:table-cell table:style-name="ce82" office:value-type="float" office:value="1044050" calcext:value-type="float">
            <text:p>1044050 </text:p>
          </table:table-cell>
          <table:table-cell table:style-name="ce82" office:value-type="float" office:value="1096735" calcext:value-type="float">
            <text:p>1096735 </text:p>
          </table:table-cell>
          <table:table-cell table:style-name="ce70" table:formula="of:=[.D39]/[.C39]-1" office:value-type="percentage" office:value="0.0504621426176908" calcext:value-type="percentage">
            <text:p>5,05%</text:p>
          </table:table-cell>
          <table:table-cell table:style-name="ce74" table:formula="of:=([.D39]-[.C39])/[.B39]" office:value-type="float" office:value="1.31725672567257" calcext:value-type="float">
            <text:p>1,32 </text:p>
          </table:table-cell>
          <table:table-cell table:number-columns-repeated="58"/>
        </table:table-row>
        <table:table-row table:style-name="ro2">
          <table:table-cell table:style-name="ce54" office:value-type="string" calcext:value-type="string">
            <text:p>ipc2_100k</text:p>
          </table:table-cell>
          <table:table-cell table:style-name="ce83" office:value-type="float" office:value="399996" calcext:value-type="float">
            <text:p>399996 </text:p>
          </table:table-cell>
          <table:table-cell table:style-name="ce83" office:value-type="float" office:value="10518669" calcext:value-type="float">
            <text:p>10518669 </text:p>
          </table:table-cell>
          <table:table-cell table:style-name="ce83" office:value-type="float" office:value="11012623" calcext:value-type="float">
            <text:p>11012623 </text:p>
          </table:table-cell>
          <table:table-cell table:style-name="ce71" table:formula="of:=[.D40]/[.C40]-1" office:value-type="percentage" office:value="0.046959743670991" calcext:value-type="percentage">
            <text:p>4,70%</text:p>
          </table:table-cell>
          <table:table-cell table:style-name="ce75" table:formula="of:=([.D40]-[.C40])/[.B40]" office:value-type="float" office:value="1.23489734897349" calcext:value-type="float">
            <text:p>1,23 </text:p>
          </table:table-cell>
          <table:table-cell table:number-columns-repeated="58"/>
        </table:table-row>
        <table:table-row table:style-name="ro2">
          <table:table-cell table:style-name="ce55" office:value-type="string" calcext:value-type="string">
            <text:p>Total</text:p>
          </table:table-cell>
          <table:table-cell table:style-name="ce84" table:formula="of:=SUM([.B5:.B40])" office:value-type="float" office:value="4470572" calcext:value-type="float">
            <text:p>4470572 </text:p>
          </table:table-cell>
          <table:table-cell table:style-name="ce86" table:formula="of:=SUM([.C5:.C40])" office:value-type="float" office:value="110477209" calcext:value-type="float">
            <text:p>110477209 </text:p>
          </table:table-cell>
          <table:table-cell table:style-name="ce86" table:formula="of:=SUM([.D5:.D40])" office:value-type="float" office:value="124651103" calcext:value-type="float">
            <text:p>124651103 </text:p>
          </table:table-cell>
          <table:table-cell table:style-name="ce72" table:formula="of:=[.D41]/[.C41]-1" office:value-type="percentage" office:value="0.128296995627397" calcext:value-type="percentage">
            <text:p>12,83%</text:p>
          </table:table-cell>
          <table:table-cell table:style-name="ce76" table:formula="of:=([.D41]-[.C41])/[.B41]" office:value-type="float" office:value="3.17048780335044" calcext:value-type="float">
            <text:p>3,17 </text:p>
          </table:table-cell>
          <table:table-cell table:number-columns-repeated="58"/>
        </table:table-row>
        <table:table-row table:style-name="ro4" table:number-rows-repeated="104853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Tam x bytes" table:style-name="ta3">
        <table:table-column table:style-name="co11" table:default-cell-style-name="ce79"/>
        <table:table-column table:style-name="co12" table:default-cell-style-name="ce79"/>
        <table:table-column table:style-name="co7" table:default-cell-style-name="ce79"/>
        <table:table-column table:style-name="co13" table:default-cell-style-name="ce79"/>
        <table:table-column table:style-name="co7" table:number-columns-repeated="4" table:default-cell-style-name="ce79"/>
        <table:table-column table:style-name="co14" table:number-columns-repeated="2" table:default-cell-style-name="ce79"/>
        <table:table-column table:style-name="co7" table:number-columns-repeated="54" table:default-cell-style-name="ce79"/>
        <table:table-row table:style-name="ro4">
          <table:table-cell table:style-name="ce87" office:value-type="string" office:string-value="Classbench" calcext:value-type="string">
            <text:p>Classbench </text:p>
          </table:table-cell>
          <table:table-cell table:style-name="ce87" office:value-type="string" office:string-value="algoritmo" calcext:value-type="string">
            <text:p>algoritmo 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bytes por regra</text:p>
          </table:table-cell>
          <table:table-cell office:value-type="string" calcext:value-type="string">
            <text:p>oct1</text:p>
          </table:table-cell>
          <table:table-cell office:value-type="string" calcext:value-type="string">
            <text:p>oct2</text:p>
          </table:table-cell>
          <table:table-cell office:value-type="string" calcext:value-type="string">
            <text:p>oct3</text:p>
          </table:table-cell>
          <table:table-cell office:value-type="string" calcext:value-type="string">
            <text:p>oct4</text:p>
          </table:table-cell>
          <table:table-cell office:value-type="string" calcext:value-type="string">
            <text:p>oct5</text:p>
          </table:table-cell>
          <table:table-cell office:value-type="string" calcext:value-type="string">
            <text:p>obs*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1" calcext:value-type="float">
            <text:p>11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2" calcext:value-type="float">
            <text:p>12</text:p>
          </table:table-cell>
          <table:table-cell office:value-type="float" office:value="212" calcext:value-type="float">
            <text:p>21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3" calcext:value-type="float">
            <text:p>13</text:p>
          </table:table-cell>
          <table:table-cell office:value-type="float" office:value="241" calcext:value-type="float">
            <text:p>241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1_1k</text:p>
          </table:table-cell>
          <table:table-cell office:value-type="string" calcext:value-type="string">
            <text:p>neurocutsEB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15135" calcext:value-type="float">
            <text:p>15135</text:p>
          </table:table-cell>
          <table:table-cell table:style-name="Default" office:value-type="float" office:value="3427" calcext:value-type="float">
            <text:p>3427</text:p>
          </table:table-cell>
          <table:table-cell table:style-name="Default" office:value-type="float" office:value="2780" calcext:value-type="float">
            <text:p>2780</text:p>
          </table:table-cell>
          <table:table-cell table:style-name="Default" office:value-type="float" office:value="33806" calcext:value-type="float">
            <text:p>33806</text:p>
          </table:table-cell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4">
          <table:table-cell office:value-type="string" calcext:value-type="string">
            <text:p>fw1_1k</text:p>
          </table:table-cell>
          <table:table-cell office:value-type="string" calcext:value-type="string">
            <text:p>neurocutsEB</text:p>
          </table:table-cell>
          <table:table-cell office:value-type="float" office:value="9" calcext:value-type="float">
            <text:p>9</text:p>
          </table:table-cell>
          <table:table-cell office:value-type="float" office:value="361" calcext:value-type="float">
            <text:p>361</text:p>
          </table:table-cell>
          <table:table-cell office:value-type="float" office:value="14812" calcext:value-type="float">
            <text:p>14812</text:p>
          </table:table-cell>
          <table:table-cell office:value-type="float" office:value="3540" calcext:value-type="float">
            <text:p>3540</text:p>
          </table:table-cell>
          <table:table-cell office:value-type="float" office:value="2597" calcext:value-type="float">
            <text:p>2597</text:p>
          </table:table-cell>
          <table:table-cell office:value-type="float" office:value="36495" calcext:value-type="float">
            <text:p>3649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3_1k</text:p>
          </table:table-cell>
          <table:table-cell office:value-type="string" calcext:value-type="string">
            <text:p>neurocutsEB</text:p>
          </table:table-cell>
          <table:table-cell office:value-type="float" office:value="8" calcext:value-type="float">
            <text:p>8</text:p>
          </table:table-cell>
          <table:table-cell office:value-type="float" office:value="269" calcext:value-type="float">
            <text:p>269</text:p>
          </table:table-cell>
          <table:table-cell table:style-name="ce88" office:value-type="float" office:value="17676" calcext:value-type="float">
            <text:p>17676</text:p>
          </table:table-cell>
          <table:table-cell office:value-type="float" office:value="6977" calcext:value-type="float">
            <text:p>6977</text:p>
          </table:table-cell>
          <table:table-cell office:value-type="float" office:value="786" calcext:value-type="float">
            <text:p>786</text:p>
          </table:table-cell>
          <table:table-cell office:value-type="float" office:value="23477" calcext:value-type="float">
            <text:p>2347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3_1k</text:p>
          </table:table-cell>
          <table:table-cell office:value-type="string" calcext:value-type="string">
            <text:p>neurocutsEB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16671" calcext:value-type="float">
            <text:p>16671</text:p>
          </table:table-cell>
          <table:table-cell office:value-type="float" office:value="6094" calcext:value-type="float">
            <text:p>6094</text:p>
          </table:table-cell>
          <table:table-cell office:value-type="float" office:value="725" calcext:value-type="float">
            <text:p>725</text:p>
          </table:table-cell>
          <table:table-cell office:value-type="float" office:value="21238" calcext:value-type="float">
            <text:p>2123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4_1k</text:p>
          </table:table-cell>
          <table:table-cell office:value-type="string" calcext:value-type="string">
            <text:p>neurocutsEB</text:p>
          </table:table-cell>
          <table:table-cell office:value-type="float" office:value="11" calcext:value-type="float">
            <text:p>11</text:p>
          </table:table-cell>
          <table:table-cell office:value-type="float" office:value="345" calcext:value-type="float">
            <text:p>345</text:p>
          </table:table-cell>
          <table:table-cell office:value-type="float" office:value="15500" calcext:value-type="float">
            <text:p>15500</text:p>
          </table:table-cell>
          <table:table-cell office:value-type="float" office:value="4745" calcext:value-type="float">
            <text:p>4745</text:p>
          </table:table-cell>
          <table:table-cell office:value-type="float" office:value="6990" calcext:value-type="float">
            <text:p>6990</text:p>
          </table:table-cell>
          <table:table-cell office:value-type="float" office:value="13554" calcext:value-type="float">
            <text:p>13554</text:p>
          </table:table-cell>
          <table:table-cell office:value-type="float" office:value="15607" calcext:value-type="float">
            <text:p>15607</text:p>
          </table:table-cell>
          <table:table-cell table:number-columns-repeated="55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8"/>
          <table:table-cell table:style-name="ce88"/>
          <table:table-cell table:number-columns-repeated="55"/>
        </table:table-row>
        <table:table-row table:style-name="ro4" table:number-rows-repeated="104855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Por octeto" table:style-name="ta4">
        <table:table-column table:style-name="co15" table:default-cell-style-name="ce90"/>
        <table:table-column table:style-name="co16" table:default-cell-style-name="ce62"/>
        <table:table-column table:style-name="co17" table:default-cell-style-name="ce103"/>
        <table:table-column table:style-name="co18" table:default-cell-style-name="ce103"/>
        <table:table-column table:style-name="co19" table:default-cell-style-name="ce104"/>
        <table:table-column table:style-name="co20" table:default-cell-style-name="ce103"/>
        <table:table-column table:style-name="co21" table:default-cell-style-name="ce103"/>
        <table:table-column table:style-name="co22" table:default-cell-style-name="ce106"/>
        <table:table-column table:style-name="co23" table:default-cell-style-name="ce106"/>
        <table:table-column table:style-name="co24" table:default-cell-style-name="ce108"/>
        <table:table-column table:style-name="co22" table:number-columns-repeated="4" table:default-cell-style-name="Default"/>
        <table:table-row table:style-name="ro3">
          <table:table-cell table:style-name="ce89" office:value-type="string" calcext:value-type="string">
            <text:p>Arquivo</text:p>
          </table:table-cell>
          <table:table-cell table:style-name="ce99" office:value-type="string" office:string-value="Número Endereços" calcext:value-type="string">
            <text:p>Número Endereços </text:p>
          </table:table-cell>
          <table:table-cell table:style-name="ce99" office:value-type="string" calcext:value-type="string">
            <text:p>Endereço com </text:p>
            <text:p>1 byte</text:p>
          </table:table-cell>
          <table:table-cell table:style-name="ce99" office:value-type="string" calcext:value-type="string">
            <text:p>Endereço com </text:p>
            <text:p>2 byte</text:p>
          </table:table-cell>
          <table:table-cell table:style-name="ce99" office:value-type="string" calcext:value-type="string">
            <text:p>Endereço com </text:p>
            <text:p>3 byte</text:p>
          </table:table-cell>
          <table:table-cell table:style-name="ce99" office:value-type="string" calcext:value-type="string">
            <text:p>Endereço com </text:p>
            <text:p>4 byte</text:p>
          </table:table-cell>
          <table:table-cell table:style-name="ce99" office:value-type="string" calcext:value-type="string">
            <text:p>Endereço com </text:p>
            <text:p>5 byte</text:p>
          </table:table-cell>
          <table:table-cell table:style-name="ce99" office:value-type="string" office:string-value="Limitação da Alo-cação (bits)" calcext:value-type="string">
            <text:p>Limitação da Alo-cação (bits) </text:p>
          </table:table-cell>
          <table:table-cell table:style-name="ce99" office:value-type="string" office:string-value="Qtde Normal(bits)" calcext:value-type="string">
            <text:p>Qtde Normal(bits) </text:p>
          </table:table-cell>
          <table:table-cell table:style-name="ce107" office:value-type="string" office:string-value="Qtde Memória Excedente" calcext:value-type="string">
            <text:p>Qtde Memória Excedente </text:p>
          </table:table-cell>
          <table:table-cell office:value-type="string" calcext:value-type="string">
            <text:p>Executar</text:p>
          </table:table-cell>
          <table:table-cell/>
          <table:table-cell office:value-type="string" calcext:value-type="string">
            <text:p>Para cada experimento executar conforme abaixo:</text:p>
          </table:table-cell>
          <table:table-cell/>
        </table:table-row>
        <table:table-row table:style-name="ro2">
          <table:table-cell office:value-type="string" calcext:value-type="string">
            <text:p>acl1_1k</text:p>
          </table:table-cell>
          <table:table-cell office:value-type="float" office:value="3768" calcext:value-type="float">
            <text:p>3.768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145" calcext:value-type="float">
            <text:p>145</text:p>
          </table:table-cell>
          <table:table-cell office:value-type="float" office:value="3193" calcext:value-type="float">
            <text:p>3.193</text:p>
          </table:table-cell>
          <table:table-cell office:value-type="float" office:value="312" calcext:value-type="float">
            <text:p>312</text:p>
          </table:table-cell>
          <table:table-cell table:formula="of:=([.C2]*1+[.D2]*2+[.E2]*3+[.F2]*4+[.G2]*5)*8" office:value-type="float" office:value="119776" calcext:value-type="float">
            <text:p>119.776</text:p>
          </table:table-cell>
          <table:table-cell table:formula="of:=[.B2]*32" office:value-type="float" office:value="120576" calcext:value-type="float">
            <text:p>120.576</text:p>
          </table:table-cell>
          <table:table-cell table:formula="of:=[.H2]/[.I2]-1" office:value-type="percentage" office:value="-0.00663481953290868" calcext:value-type="percentage">
            <text:p>-0,66%</text:p>
          </table:table-cell>
          <table:table-cell office:value-type="string" calcext:value-type="string">
            <text:p>ELIT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l1_10k</text:p>
          </table:table-cell>
          <table:table-cell office:value-type="float" office:value="39096" calcext:value-type="float">
            <text:p>39.096</text:p>
          </table:table-cell>
          <table:table-cell office:value-type="float" office:value="198" calcext:value-type="float">
            <text:p>198</text:p>
          </table:table-cell>
          <table:table-cell office:value-type="float" office:value="960" calcext:value-type="float">
            <text:p>960</text:p>
          </table:table-cell>
          <table:table-cell office:value-type="float" office:value="3317" calcext:value-type="float">
            <text:p>3.317</text:p>
          </table:table-cell>
          <table:table-cell office:value-type="float" office:value="24604" calcext:value-type="float">
            <text:p>24.604</text:p>
          </table:table-cell>
          <table:table-cell office:value-type="float" office:value="10017" calcext:value-type="float">
            <text:p>10.017</text:p>
          </table:table-cell>
          <table:table-cell table:formula="of:=([.C3]*1+[.D3]*2+[.E3]*3+[.F3]*4+[.G3]*5)*8" office:value-type="float" office:value="1284560" calcext:value-type="float">
            <text:p>1.284.560</text:p>
          </table:table-cell>
          <table:table-cell table:formula="of:=[.B3]*32" office:value-type="float" office:value="1251072" calcext:value-type="float">
            <text:p>1.251.072</text:p>
          </table:table-cell>
          <table:table-cell table:formula="of:=[.H3]/[.I3]-1" office:value-type="percentage" office:value="0.02676744423982" calcext:value-type="percentage">
            <text:p>2,68%</text:p>
          </table:table-cell>
          <table:table-cell table:number-columns-repeated="2"/>
          <table:table-cell office:value-type="string" calcext:value-type="string">
            <text:p>Na pasta eb:</text:p>
          </table:table-cell>
          <table:table-cell/>
        </table:table-row>
        <table:table-row table:style-name="ro2">
          <table:table-cell office:value-type="string" calcext:value-type="string">
            <text:p>acl1_100k</text:p>
          </table:table-cell>
          <table:table-cell office:value-type="float" office:value="397276" calcext:value-type="float">
            <text:p>397.276</text:p>
          </table:table-cell>
          <table:table-cell office:value-type="float" office:value="1786" calcext:value-type="float">
            <text:p>1.786</text:p>
          </table:table-cell>
          <table:table-cell office:value-type="float" office:value="8149" calcext:value-type="float">
            <text:p>8.149</text:p>
          </table:table-cell>
          <table:table-cell office:value-type="float" office:value="21570" calcext:value-type="float">
            <text:p>21.570</text:p>
          </table:table-cell>
          <table:table-cell office:value-type="float" office:value="285005" calcext:value-type="float">
            <text:p>285.005</text:p>
          </table:table-cell>
          <table:table-cell office:value-type="float" office:value="80766" calcext:value-type="float">
            <text:p>80.766</text:p>
          </table:table-cell>
          <table:table-cell table:formula="of:=([.C4]*1+[.D4]*2+[.E4]*3+[.F4]*4+[.G4]*5)*8" office:value-type="float" office:value="13013152" calcext:value-type="float">
            <text:p>13.013.152</text:p>
          </table:table-cell>
          <table:table-cell table:formula="of:=[.B4]*32" office:value-type="float" office:value="12712832" calcext:value-type="float">
            <text:p>12.712.832</text:p>
          </table:table-cell>
          <table:table-cell table:formula="of:=[.H4]/[.I4]-1" office:value-type="percentage" office:value="0.0236233751850099" calcext:value-type="percentage">
            <text:p>2,36%</text:p>
          </table:table-cell>
          <table:table-cell table:number-columns-repeated="2"/>
          <table:table-cell office:value-type="string" calcext:value-type="string">
            <text:p>python run_neurocuts.py --rules=acl1_1k --dump-dir=/tmp/trees --num-workers=7 --gpu –partition-mode=None –depth-weight=0 &gt; exp_acl1_1k_eb_w0.txt</text:p>
          </table:table-cell>
          <table:table-cell/>
        </table:table-row>
        <table:table-row table:style-name="ro2">
          <table:table-cell office:value-type="string" calcext:value-type="string">
            <text:p>acl2_1k</text:p>
          </table:table-cell>
          <table:table-cell office:value-type="float" office:value="3844" calcext:value-type="float">
            <text:p>3.844</text:p>
          </table:table-cell>
          <table:table-cell office:value-type="float" office:value="310" calcext:value-type="float">
            <text:p>310</text:p>
          </table:table-cell>
          <table:table-cell office:value-type="float" office:value="380" calcext:value-type="float">
            <text:p>380</text:p>
          </table:table-cell>
          <table:table-cell office:value-type="float" office:value="852" calcext:value-type="float">
            <text:p>852</text:p>
          </table:table-cell>
          <table:table-cell office:value-type="float" office:value="1518" calcext:value-type="float">
            <text:p>1.518</text:p>
          </table:table-cell>
          <table:table-cell office:value-type="float" office:value="784" calcext:value-type="float">
            <text:p>784</text:p>
          </table:table-cell>
          <table:table-cell table:formula="of:=([.C5]*1+[.D5]*2+[.E5]*3+[.F5]*4+[.G5]*5)*8" office:value-type="float" office:value="108944" calcext:value-type="float">
            <text:p>108.944</text:p>
          </table:table-cell>
          <table:table-cell table:formula="of:=[.B5]*32" office:value-type="float" office:value="123008" calcext:value-type="float">
            <text:p>123.008</text:p>
          </table:table-cell>
          <table:table-cell table:formula="of:=[.H5]/[.I5]-1" office:value-type="percentage" office:value="-0.114334027055151" calcext:value-type="percentage">
            <text:p>-11,43%</text:p>
          </table:table-cell>
          <table:table-cell office:value-type="string" calcext:value-type="string">
            <text:p>JONAT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ython run_neurocuts.py --rules=acl1_1k --dump-dir=/tmp/trees --num-workers=7 --gpu –partition-mode=None –depth-weight=1 &gt; exp_acl1_1k_eb_w1.txt</text:p>
          </table:table-cell>
          <table:table-cell/>
        </table:table-row>
        <table:table-row table:style-name="ro2">
          <table:table-cell office:value-type="string" calcext:value-type="string">
            <text:p>acl2_10k</text:p>
          </table:table-cell>
          <table:table-cell office:value-type="float" office:value="37904" calcext:value-type="float">
            <text:p>37.904</text:p>
          </table:table-cell>
          <table:table-cell office:value-type="float" office:value="2570" calcext:value-type="float">
            <text:p>2.570</text:p>
          </table:table-cell>
          <table:table-cell office:value-type="float" office:value="5106" calcext:value-type="float">
            <text:p>5.106</text:p>
          </table:table-cell>
          <table:table-cell office:value-type="float" office:value="6676" calcext:value-type="float">
            <text:p>6.676</text:p>
          </table:table-cell>
          <table:table-cell office:value-type="float" office:value="16228" calcext:value-type="float">
            <text:p>16.228</text:p>
          </table:table-cell>
          <table:table-cell office:value-type="float" office:value="7324" calcext:value-type="float">
            <text:p>7.324</text:p>
          </table:table-cell>
          <table:table-cell table:formula="of:=([.C6]*1+[.D6]*2+[.E6]*3+[.F6]*4+[.G6]*5)*8" office:value-type="float" office:value="1074736" calcext:value-type="float">
            <text:p>1.074.736</text:p>
          </table:table-cell>
          <table:table-cell table:formula="of:=[.B6]*32" office:value-type="float" office:value="1212928" calcext:value-type="float">
            <text:p>1.212.928</text:p>
          </table:table-cell>
          <table:table-cell table:formula="of:=[.H6]/[.I6]-1" office:value-type="percentage" office:value="-0.113932566483748" calcext:value-type="percentage">
            <text:p>-11,39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l2_100k</text:p>
          </table:table-cell>
          <table:table-cell office:value-type="float" office:value="300400" calcext:value-type="float">
            <text:p>300.400</text:p>
          </table:table-cell>
          <table:table-cell office:value-type="float" office:value="13723" calcext:value-type="float">
            <text:p>13.723</text:p>
          </table:table-cell>
          <table:table-cell office:value-type="float" office:value="38881" calcext:value-type="float">
            <text:p>38.881</text:p>
          </table:table-cell>
          <table:table-cell office:value-type="float" office:value="55742" calcext:value-type="float">
            <text:p>55.742</text:p>
          </table:table-cell>
          <table:table-cell office:value-type="float" office:value="137263" calcext:value-type="float">
            <text:p>137.263</text:p>
          </table:table-cell>
          <table:table-cell office:value-type="float" office:value="54791" calcext:value-type="float">
            <text:p>54.791</text:p>
          </table:table-cell>
          <table:table-cell table:formula="of:=([.C7]*1+[.D7]*2+[.E7]*3+[.F7]*4+[.G7]*5)*8" office:value-type="float" office:value="8653744" calcext:value-type="float">
            <text:p>8.653.744</text:p>
          </table:table-cell>
          <table:table-cell table:formula="of:=[.B7]*32" office:value-type="float" office:value="9612800" calcext:value-type="float">
            <text:p>9.612.800</text:p>
          </table:table-cell>
          <table:table-cell table:formula="of:=[.H7]/[.I7]-1" office:value-type="percentage" office:value="-0.0997686418109188" calcext:value-type="percentage">
            <text:p>-9,98%</text:p>
          </table:table-cell>
          <table:table-cell table:number-columns-repeated="2"/>
          <table:table-cell office:value-type="string" calcext:value-type="string">
            <text:p>No original:</text:p>
          </table:table-cell>
          <table:table-cell/>
        </table:table-row>
        <table:table-row table:style-name="ro2">
          <table:table-cell office:value-type="string" calcext:value-type="string">
            <text:p>acl3_1k</text:p>
          </table:table-cell>
          <table:table-cell office:value-type="float" office:value="3960" calcext:value-type="float">
            <text:p>3.960</text:p>
          </table:table-cell>
          <table:table-cell office:value-type="float" office:value="336" calcext:value-type="float">
            <text:p>336</text:p>
          </table:table-cell>
          <table:table-cell office:value-type="float" office:value="157" calcext:value-type="float">
            <text:p>157</text:p>
          </table:table-cell>
          <table:table-cell office:value-type="float" office:value="371" calcext:value-type="float">
            <text:p>371</text:p>
          </table:table-cell>
          <table:table-cell office:value-type="float" office:value="1876" calcext:value-type="float">
            <text:p>1.876</text:p>
          </table:table-cell>
          <table:table-cell office:value-type="float" office:value="1220" calcext:value-type="float">
            <text:p>1.220</text:p>
          </table:table-cell>
          <table:table-cell table:formula="of:=([.C8]*1+[.D8]*2+[.E8]*3+[.F8]*4+[.G8]*5)*8" office:value-type="float" office:value="122936" calcext:value-type="float">
            <text:p>122.936</text:p>
          </table:table-cell>
          <table:table-cell table:formula="of:=[.B8]*32" office:value-type="float" office:value="126720" calcext:value-type="float">
            <text:p>126.720</text:p>
          </table:table-cell>
          <table:table-cell table:formula="of:=[.H8]/[.I8]-1" office:value-type="percentage" office:value="-0.0298611111111111" calcext:value-type="percentage">
            <text:p>-2,99%</text:p>
          </table:table-cell>
          <table:table-cell table:number-columns-repeated="2"/>
          <table:table-cell office:value-type="string" calcext:value-type="string">
            <text:p>python run_neurocuts.py --rules=acl1_1k --dump-dir=/tmp/trees --num-workers=7 --gpu –partition-mode=None –depth-weight=0 &gt; exp_acl1_1k_or_w0.txt</text:p>
          </table:table-cell>
          <table:table-cell/>
        </table:table-row>
        <table:table-row table:style-name="ro2">
          <table:table-cell office:value-type="string" calcext:value-type="string">
            <text:p>acl3_10k</text:p>
          </table:table-cell>
          <table:table-cell office:value-type="float" office:value="37676" calcext:value-type="float">
            <text:p>37.676</text:p>
          </table:table-cell>
          <table:table-cell office:value-type="float" office:value="2867" calcext:value-type="float">
            <text:p>2.867</text:p>
          </table:table-cell>
          <table:table-cell office:value-type="float" office:value="1628" calcext:value-type="float">
            <text:p>1.628</text:p>
          </table:table-cell>
          <table:table-cell office:value-type="float" office:value="4251" calcext:value-type="float">
            <text:p>4.251</text:p>
          </table:table-cell>
          <table:table-cell office:value-type="float" office:value="18915" calcext:value-type="float">
            <text:p>18.915</text:p>
          </table:table-cell>
          <table:table-cell office:value-type="float" office:value="10015" calcext:value-type="float">
            <text:p>10.015</text:p>
          </table:table-cell>
          <table:table-cell table:formula="of:=([.C9]*1+[.D9]*2+[.E9]*3+[.F9]*4+[.G9]*5)*8" office:value-type="float" office:value="1156888" calcext:value-type="float">
            <text:p>1.156.888</text:p>
          </table:table-cell>
          <table:table-cell table:formula="of:=[.B9]*32" office:value-type="float" office:value="1205632" calcext:value-type="float">
            <text:p>1.205.632</text:p>
          </table:table-cell>
          <table:table-cell table:formula="of:=[.H9]/[.I9]-1" office:value-type="percentage" office:value="-0.0404302473723325" calcext:value-type="percentage">
            <text:p>-4,04%</text:p>
          </table:table-cell>
          <table:table-cell table:number-columns-repeated="2"/>
          <table:table-cell office:value-type="string" calcext:value-type="string">
            <text:p>python run_neurocuts.py --rules=acl1_1k --dump-dir=/tmp/trees --num-workers=7 --gpu –partition-mode=None –depth-weight=1 &gt; exp_acl1_1k_or_w1.txt</text:p>
          </table:table-cell>
          <table:table-cell/>
        </table:table-row>
        <table:table-row table:style-name="ro2">
          <table:table-cell office:value-type="string" calcext:value-type="string">
            <text:p>acl3_100k</text:p>
          </table:table-cell>
          <table:table-cell office:value-type="float" office:value="397924" calcext:value-type="float">
            <text:p>397.924</text:p>
          </table:table-cell>
          <table:table-cell office:value-type="float" office:value="31251" calcext:value-type="float">
            <text:p>31.251</text:p>
          </table:table-cell>
          <table:table-cell office:value-type="float" office:value="15950" calcext:value-type="float">
            <text:p>15.950</text:p>
          </table:table-cell>
          <table:table-cell office:value-type="float" office:value="37862" calcext:value-type="float">
            <text:p>37.862</text:p>
          </table:table-cell>
          <table:table-cell office:value-type="float" office:value="218471" calcext:value-type="float">
            <text:p>218.471</text:p>
          </table:table-cell>
          <table:table-cell office:value-type="float" office:value="94390" calcext:value-type="float">
            <text:p>94.390</text:p>
          </table:table-cell>
          <table:table-cell table:formula="of:=([.C10]*1+[.D10]*2+[.E10]*3+[.F10]*4+[.G10]*5)*8" office:value-type="float" office:value="12180568" calcext:value-type="float">
            <text:p>12.180.568</text:p>
          </table:table-cell>
          <table:table-cell table:formula="of:=[.B10]*32" office:value-type="float" office:value="12733568" calcext:value-type="float">
            <text:p>12.733.568</text:p>
          </table:table-cell>
          <table:table-cell table:formula="of:=[.H10]/[.I10]-1" office:value-type="percentage" office:value="-0.0434285190136811" calcext:value-type="percentage">
            <text:p>-4,34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l4_1k</text:p>
          </table:table-cell>
          <table:table-cell office:value-type="float" office:value="3960" calcext:value-type="float">
            <text:p>3.960</text:p>
          </table:table-cell>
          <table:table-cell office:value-type="float" office:value="308" calcext:value-type="float">
            <text:p>308</text:p>
          </table:table-cell>
          <table:table-cell office:value-type="float" office:value="244" calcext:value-type="float">
            <text:p>244</text:p>
          </table:table-cell>
          <table:table-cell office:value-type="float" office:value="312" calcext:value-type="float">
            <text:p>312</text:p>
          </table:table-cell>
          <table:table-cell office:value-type="float" office:value="2875" calcext:value-type="float">
            <text:p>2.875</text:p>
          </table:table-cell>
          <table:table-cell office:value-type="float" office:value="221" calcext:value-type="float">
            <text:p>221</text:p>
          </table:table-cell>
          <table:table-cell table:formula="of:=([.C11]*1+[.D11]*2+[.E11]*3+[.F11]*4+[.G11]*5)*8" office:value-type="float" office:value="114696" calcext:value-type="float">
            <text:p>114.696</text:p>
          </table:table-cell>
          <table:table-cell table:formula="of:=[.B11]*32" office:value-type="float" office:value="126720" calcext:value-type="float">
            <text:p>126.720</text:p>
          </table:table-cell>
          <table:table-cell table:formula="of:=[.H11]/[.I11]-1" office:value-type="percentage" office:value="-0.0948863636363636" calcext:value-type="percentage">
            <text:p>-9,49%</text:p>
          </table:table-cell>
          <table:table-cell office:value-type="string" calcext:value-type="string">
            <text:p>UFM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l4_10k</text:p>
          </table:table-cell>
          <table:table-cell office:value-type="float" office:value="38374" calcext:value-type="float">
            <text:p>38.374</text:p>
          </table:table-cell>
          <table:table-cell office:value-type="float" office:value="2438" calcext:value-type="float">
            <text:p>2.438</text:p>
          </table:table-cell>
          <table:table-cell office:value-type="float" office:value="2322" calcext:value-type="float">
            <text:p>2.322</text:p>
          </table:table-cell>
          <table:table-cell office:value-type="float" office:value="4327" calcext:value-type="float">
            <text:p>4.327</text:p>
          </table:table-cell>
          <table:table-cell office:value-type="float" office:value="20289" calcext:value-type="float">
            <text:p>20.289</text:p>
          </table:table-cell>
          <table:table-cell office:value-type="float" office:value="8998" calcext:value-type="float">
            <text:p>8.998</text:p>
          </table:table-cell>
          <table:table-cell table:formula="of:=([.C12]*1+[.D12]*2+[.E12]*3+[.F12]*4+[.G12]*5)*8" office:value-type="float" office:value="1169672" calcext:value-type="float">
            <text:p>1.169.672</text:p>
          </table:table-cell>
          <table:table-cell table:formula="of:=[.B12]*32" office:value-type="float" office:value="1227968" calcext:value-type="float">
            <text:p>1.227.968</text:p>
          </table:table-cell>
          <table:table-cell table:formula="of:=[.H12]/[.I12]-1" office:value-type="percentage" office:value="-0.0474735497993433" calcext:value-type="percentage">
            <text:p>-4,75%</text:p>
          </table:table-cell>
          <table:table-cell table:number-columns-repeated="3"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–depth-weight=0 &gt; exp_</text:span><text:span text:style-name="T4">fw1_1k</text:span>_eb_w0.txt</text:p>
          </table:table-cell>
        </table:table-row>
        <table:table-row table:style-name="ro2">
          <table:table-cell office:value-type="string" calcext:value-type="string">
            <text:p>acl4_100k</text:p>
          </table:table-cell>
          <table:table-cell office:value-type="float" office:value="396208" calcext:value-type="float">
            <text:p>396.208</text:p>
          </table:table-cell>
          <table:table-cell office:value-type="float" office:value="25367" calcext:value-type="float">
            <text:p>25.367</text:p>
          </table:table-cell>
          <table:table-cell office:value-type="float" office:value="21115" calcext:value-type="float">
            <text:p>21.115</text:p>
          </table:table-cell>
          <table:table-cell office:value-type="float" office:value="37051" calcext:value-type="float">
            <text:p>37.051</text:p>
          </table:table-cell>
          <table:table-cell office:value-type="float" office:value="221226" calcext:value-type="float">
            <text:p>221.226</text:p>
          </table:table-cell>
          <table:table-cell office:value-type="float" office:value="91449" calcext:value-type="float">
            <text:p>91.449</text:p>
          </table:table-cell>
          <table:table-cell table:formula="of:=([.C13]*1+[.D13]*2+[.E13]*3+[.F13]*4+[.G13]*5)*8" office:value-type="float" office:value="12167192" calcext:value-type="float">
            <text:p>12.167.192</text:p>
          </table:table-cell>
          <table:table-cell table:formula="of:=[.B13]*32" office:value-type="float" office:value="12678656" calcext:value-type="float">
            <text:p>12.678.656</text:p>
          </table:table-cell>
          <table:table-cell table:formula="of:=[.H13]/[.I13]-1" office:value-type="percentage" office:value="-0.0403405534466744" calcext:value-type="percentage">
            <text:p>-4,03%</text:p>
          </table:table-cell>
          <table:table-cell table:number-columns-repeated="3"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--depth-weight=1 &gt; exp_</text:span><text:span text:style-name="T4">fw1_1k</text:span>_eb_w1.txt</text:p>
          </table:table-cell>
        </table:table-row>
        <table:table-row table:style-name="ro2">
          <table:table-cell office:value-type="string" calcext:value-type="string">
            <text:p>acl5_1k</text:p>
          </table:table-cell>
          <table:table-cell office:value-type="float" office:value="3732" calcext:value-type="float">
            <text:p>3.73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20" calcext:value-type="float">
            <text:p>420</text:p>
          </table:table-cell>
          <table:table-cell office:value-type="float" office:value="2878" calcext:value-type="float">
            <text:p>2.878</text:p>
          </table:table-cell>
          <table:table-cell office:value-type="float" office:value="371" calcext:value-type="float">
            <text:p>371</text:p>
          </table:table-cell>
          <table:table-cell table:formula="of:=([.C14]*1+[.D14]*2+[.E14]*3+[.F14]*4+[.G14]*5)*8" office:value-type="float" office:value="118024" calcext:value-type="float">
            <text:p>118.024</text:p>
          </table:table-cell>
          <table:table-cell table:formula="of:=[.B14]*32" office:value-type="float" office:value="119424" calcext:value-type="float">
            <text:p>119.424</text:p>
          </table:table-cell>
          <table:table-cell table:formula="of:=[.H14]/[.I14]-1" office:value-type="percentage" office:value="-0.0117229367631297" calcext:value-type="percentage">
            <text:p>-1,17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cl5_10k</text:p>
          </table:table-cell>
          <table:table-cell office:value-type="float" office:value="29192" calcext:value-type="float">
            <text:p>29.192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2238" calcext:value-type="float">
            <text:p>2.238</text:p>
          </table:table-cell>
          <table:table-cell office:value-type="float" office:value="18133" calcext:value-type="float">
            <text:p>18.133</text:p>
          </table:table-cell>
          <table:table-cell office:value-type="float" office:value="8185" calcext:value-type="float">
            <text:p>8.185</text:p>
          </table:table-cell>
          <table:table-cell table:formula="of:=([.C15]*1+[.D15]*2+[.E15]*3+[.F15]*4+[.G15]*5)*8" office:value-type="float" office:value="971544" calcext:value-type="float">
            <text:p>971.544</text:p>
          </table:table-cell>
          <table:table-cell table:formula="of:=[.B15]*32" office:value-type="float" office:value="934144" calcext:value-type="float">
            <text:p>934.144</text:p>
          </table:table-cell>
          <table:table-cell table:formula="of:=[.H15]/[.I15]-1" office:value-type="percentage" office:value="0.0400366538777748" calcext:value-type="percentage">
            <text:p>4,00%</text:p>
          </table:table-cell>
          <table:table-cell table:number-columns-repeated="3"/>
          <table:table-cell office:value-type="string" calcext:value-type="string">
            <text:p>No original:</text:p>
          </table:table-cell>
        </table:table-row>
        <table:table-row table:style-name="ro2">
          <table:table-cell office:value-type="string" calcext:value-type="string">
            <text:p>acl5_100k</text:p>
          </table:table-cell>
          <table:table-cell office:value-type="float" office:value="392720" calcext:value-type="float">
            <text:p>392.720</text:p>
          </table:table-cell>
          <table:table-cell office:value-type="float" office:value="9" calcext:value-type="float">
            <text:p>9</text:p>
          </table:table-cell>
          <table:table-cell office:value-type="float" office:value="7111" calcext:value-type="float">
            <text:p>7.111</text:p>
          </table:table-cell>
          <table:table-cell office:value-type="float" office:value="21520" calcext:value-type="float">
            <text:p>21.520</text:p>
          </table:table-cell>
          <table:table-cell office:value-type="float" office:value="267369" calcext:value-type="float">
            <text:p>267.369</text:p>
          </table:table-cell>
          <table:table-cell office:value-type="float" office:value="96711" calcext:value-type="float">
            <text:p>96.711</text:p>
          </table:table-cell>
          <table:table-cell table:formula="of:=([.C16]*1+[.D16]*2+[.E16]*3+[.F16]*4+[.G16]*5)*8" office:value-type="float" office:value="13054576" calcext:value-type="float">
            <text:p>13.054.576</text:p>
          </table:table-cell>
          <table:table-cell table:formula="of:=[.B16]*32" office:value-type="float" office:value="12567040" calcext:value-type="float">
            <text:p>12.567.040</text:p>
          </table:table-cell>
          <table:table-cell table:formula="of:=[.H16]/[.I16]-1" office:value-type="percentage" office:value="0.0387948156447342" calcext:value-type="percentage">
            <text:p>3,88%</text:p>
          </table:table-cell>
          <table:table-cell table:number-columns-repeated="3"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–depth-weight=0 &gt; exp_</text:span><text:span text:style-name="T4">fw1_1k</text:span>_or_w0.txt</text:p>
          </table:table-cell>
        </table:table-row>
        <table:table-row table:style-name="ro2">
          <table:table-cell office:value-type="string" calcext:value-type="string">
            <text:p>fw1_1k</text:p>
          </table:table-cell>
          <table:table-cell office:value-type="float" office:value="3428" calcext:value-type="float">
            <text:p>3.428</text:p>
          </table:table-cell>
          <table:table-cell office:value-type="float" office:value="899" calcext:value-type="float">
            <text:p>899</text:p>
          </table:table-cell>
          <table:table-cell office:value-type="float" office:value="212" calcext:value-type="float">
            <text:p>212</text:p>
          </table:table-cell>
          <table:table-cell office:value-type="float" office:value="104" calcext:value-type="float">
            <text:p>104</text:p>
          </table:table-cell>
          <table:table-cell office:value-type="float" office:value="1284" calcext:value-type="float">
            <text:p>1.284</text:p>
          </table:table-cell>
          <table:table-cell office:value-type="float" office:value="929" calcext:value-type="float">
            <text:p>929</text:p>
          </table:table-cell>
          <table:table-cell table:formula="of:=([.C17]*1+[.D17]*2+[.E17]*3+[.F17]*4+[.G17]*5)*8" office:value-type="float" office:value="91328" calcext:value-type="float">
            <text:p>91.328</text:p>
          </table:table-cell>
          <table:table-cell table:formula="of:=[.B17]*32" office:value-type="float" office:value="109696" calcext:value-type="float">
            <text:p>109.696</text:p>
          </table:table-cell>
          <table:table-cell table:formula="of:=[.H17]/[.I17]-1" office:value-type="percentage" office:value="-0.167444574095683" calcext:value-type="percentage">
            <text:p>-16,74%</text:p>
          </table:table-cell>
          <table:table-cell office:value-type="string" calcext:value-type="string">
            <text:p>JONATH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python run_neurocuts.py –rules=neurocuts-master/classbench/</text:span><text:span text:style-name="T2">fw1_1k</text:span><text:span text:style-name="T3"> --dump-dir=/tmp/trees --num-workers=7 --gpu --partition-mode=None --depth-weight=1 &gt; exp_</text:span><text:span text:style-name="T4">fw1_1k</text:span>_or_w1.txt</text:p>
          </table:table-cell>
        </table:table-row>
        <table:table-row table:style-name="ro2">
          <table:table-cell office:value-type="string" calcext:value-type="string">
            <text:p>fw1_10k</text:p>
          </table:table-cell>
          <table:table-cell office:value-type="float" office:value="37516" calcext:value-type="float">
            <text:p>37.516</text:p>
          </table:table-cell>
          <table:table-cell office:value-type="float" office:value="9248" calcext:value-type="float">
            <text:p>9.248</text:p>
          </table:table-cell>
          <table:table-cell office:value-type="float" office:value="2281" calcext:value-type="float">
            <text:p>2.281</text:p>
          </table:table-cell>
          <table:table-cell office:value-type="float" office:value="840" calcext:value-type="float">
            <text:p>840</text:p>
          </table:table-cell>
          <table:table-cell office:value-type="float" office:value="15343" calcext:value-type="float">
            <text:p>15.343</text:p>
          </table:table-cell>
          <table:table-cell office:value-type="float" office:value="9804" calcext:value-type="float">
            <text:p>9.804</text:p>
          </table:table-cell>
          <table:table-cell table:formula="of:=([.C18]*1+[.D18]*2+[.E18]*3+[.F18]*4+[.G18]*5)*8" office:value-type="float" office:value="1013776" calcext:value-type="float">
            <text:p>1.013.776</text:p>
          </table:table-cell>
          <table:table-cell table:formula="of:=[.B18]*32" office:value-type="float" office:value="1200512" calcext:value-type="float">
            <text:p>1.200.512</text:p>
          </table:table-cell>
          <table:table-cell table:formula="of:=[.H18]/[.I18]-1" office:value-type="percentage" office:value="-0.155546966627572" calcext:value-type="percentage">
            <text:p>-15,55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w1_100k</text:p>
          </table:table-cell>
          <table:table-cell office:value-type="float" office:value="352324" calcext:value-type="float">
            <text:p>352.324</text:p>
          </table:table-cell>
          <table:table-cell office:value-type="float" office:value="81238" calcext:value-type="float">
            <text:p>81.238</text:p>
          </table:table-cell>
          <table:table-cell office:value-type="float" office:value="21080" calcext:value-type="float">
            <text:p>21.080</text:p>
          </table:table-cell>
          <table:table-cell office:value-type="float" office:value="7680" calcext:value-type="float">
            <text:p>7.680</text:p>
          </table:table-cell>
          <table:table-cell office:value-type="float" office:value="147180" calcext:value-type="float">
            <text:p>147.180</text:p>
          </table:table-cell>
          <table:table-cell office:value-type="float" office:value="95146" calcext:value-type="float">
            <text:p>95.146</text:p>
          </table:table-cell>
          <table:table-cell table:formula="of:=([.C19]*1+[.D19]*2+[.E19]*3+[.F19]*4+[.G19]*5)*8" office:value-type="float" office:value="9687104" calcext:value-type="float">
            <text:p>9.687.104</text:p>
          </table:table-cell>
          <table:table-cell table:formula="of:=[.B19]*32" office:value-type="float" office:value="11274368" calcext:value-type="float">
            <text:p>11.274.368</text:p>
          </table:table-cell>
          <table:table-cell table:formula="of:=[.H19]/[.I19]-1" office:value-type="percentage" office:value="-0.140785186362553" calcext:value-type="percentage">
            <text:p>-14,08%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w2_1k</text:p>
          </table:table-cell>
          <table:table-cell office:value-type="float" office:value="3884" calcext:value-type="float">
            <text:p>3.884</text:p>
          </table:table-cell>
          <table:table-cell office:value-type="float" office:value="1271" calcext:value-type="float">
            <text:p>1.271</text:p>
          </table:table-cell>
          <table:table-cell office:value-type="float" office:value="289" calcext:value-type="float">
            <text:p>289</text:p>
          </table:table-cell>
          <table:table-cell office:value-type="float" office:value="449" calcext:value-type="float">
            <text:p>449</text:p>
          </table:table-cell>
          <table:table-cell office:value-type="float" office:value="1249" calcext:value-type="float">
            <text:p>1.249</text:p>
          </table:table-cell>
          <table:table-cell office:value-type="float" office:value="626" calcext:value-type="float">
            <text:p>626</text:p>
          </table:table-cell>
          <table:table-cell table:formula="of:=([.C20]*1+[.D20]*2+[.E20]*3+[.F20]*4+[.G20]*5)*8" office:value-type="float" office:value="90576" calcext:value-type="float">
            <text:p>90.576</text:p>
          </table:table-cell>
          <table:table-cell table:formula="of:=[.B20]*32" office:value-type="float" office:value="124288" calcext:value-type="float">
            <text:p>124.288</text:p>
          </table:table-cell>
          <table:table-cell table:formula="of:=[.H20]/[.I20]-1" office:value-type="percentage" office:value="-0.271240988671473" calcext:value-type="percentage">
            <text:p>-27,12%</text:p>
          </table:table-cell>
          <table:table-cell office:value-type="string" calcext:value-type="string">
            <text:p>UFM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python run_neurocuts.py –rules=neurocuts-master/classbench/</text:span><text:span text:style-name="T2">fw2_1k</text:span><text:span text:style-name="T3"> --dump-dir=/tmp/trees --num-workers=7 --gpu –partition-mode=None –depth-weight=0 &gt; exp_</text:span><text:span text:style-name="T4">fw2_1k</text:span>_eb_w0.txt</text:p>
          </table:table-cell>
        </table:table-row>
        <table:table-row table:style-name="ro2">
          <table:table-cell office:value-type="string" calcext:value-type="string">
            <text:p>fw2_10k</text:p>
          </table:table-cell>
          <table:table-cell office:value-type="float" office:value="38620" calcext:value-type="float">
            <text:p>38.620</text:p>
          </table:table-cell>
          <table:table-cell office:value-type="float" office:value="12302" calcext:value-type="float">
            <text:p>12.302</text:p>
          </table:table-cell>
          <table:table-cell office:value-type="float" office:value="2697" calcext:value-type="float">
            <text:p>2.697</text:p>
          </table:table-cell>
          <table:table-cell office:value-type="float" office:value="4325" calcext:value-type="float">
            <text:p>4.325</text:p>
          </table:table-cell>
          <table:table-cell office:value-type="float" office:value="12980" calcext:value-type="float">
            <text:p>12.980</text:p>
          </table:table-cell>
          <table:table-cell office:value-type="float" office:value="6316" calcext:value-type="float">
            <text:p>6.316</text:p>
          </table:table-cell>
          <table:table-cell table:formula="of:=([.C21]*1+[.D21]*2+[.E21]*3+[.F21]*4+[.G21]*5)*8" office:value-type="float" office:value="913368" calcext:value-type="float">
            <text:p>913.368</text:p>
          </table:table-cell>
          <table:table-cell table:formula="of:=[.B21]*32" office:value-type="float" office:value="1235840" calcext:value-type="float">
            <text:p>1.235.840</text:p>
          </table:table-cell>
          <table:table-cell table:formula="of:=[.H21]/[.I21]-1" office:value-type="percentage" office:value="-0.260933454168824" calcext:value-type="percentage">
            <text:p>-26,09%</text:p>
          </table:table-cell>
          <table:table-cell table:number-columns-repeated="3"/>
          <table:table-cell office:value-type="string" calcext:value-type="string">
            <text:p><text:span text:style-name="T1">python run_neurocuts.py –rules=</text:span><text:span text:style-name="T2">fw2_1k</text:span><text:span text:style-name="T3"> --dump-dir=/tmp/trees --num-workers=7 --gpu –partition-mode=None –depth-weight=1 &gt; exp_</text:span><text:span text:style-name="T4">fw2_1k</text:span>_eb_w1.txt</text:p>
          </table:table-cell>
        </table:table-row>
        <table:table-row table:style-name="ro2">
          <table:table-cell office:value-type="string" calcext:value-type="string">
            <text:p>fw2_100k</text:p>
          </table:table-cell>
          <table:table-cell office:value-type="float" office:value="384312" calcext:value-type="float">
            <text:p>384.312</text:p>
          </table:table-cell>
          <table:table-cell office:value-type="float" office:value="123818" calcext:value-type="float">
            <text:p>123.818</text:p>
          </table:table-cell>
          <table:table-cell office:value-type="float" office:value="25943" calcext:value-type="float">
            <text:p>25.943</text:p>
          </table:table-cell>
          <table:table-cell office:value-type="float" office:value="44022" calcext:value-type="float">
            <text:p>44.022</text:p>
          </table:table-cell>
          <table:table-cell office:value-type="float" office:value="127342" calcext:value-type="float">
            <text:p>127.342</text:p>
          </table:table-cell>
          <table:table-cell office:value-type="float" office:value="63187" calcext:value-type="float">
            <text:p>63.187</text:p>
          </table:table-cell>
          <table:table-cell table:formula="of:=([.C22]*1+[.D22]*2+[.E22]*3+[.F22]*4+[.G22]*5)*8" office:value-type="float" office:value="9064584" calcext:value-type="float">
            <text:p>9.064.584</text:p>
          </table:table-cell>
          <table:table-cell table:formula="of:=[.B22]*32" office:value-type="float" office:value="12297984" calcext:value-type="float">
            <text:p>12.297.984</text:p>
          </table:table-cell>
          <table:table-cell table:formula="of:=[.H22]/[.I22]-1" office:value-type="percentage" office:value="-0.262921142196965" calcext:value-type="percentage">
            <text:p>-26,29%</text:p>
          </table:table-cell>
          <table:table-cell table:number-columns-repeated="4"/>
        </table:table-row>
        <table:table-row table:style-name="ro2">
          <table:table-cell table:style-name="ce97" office:value-type="string" calcext:value-type="string">
            <text:p>fw3_1k</text:p>
          </table:table-cell>
          <table:table-cell office:value-type="float" office:value="3196" calcext:value-type="float">
            <text:p>3.196</text:p>
          </table:table-cell>
          <table:table-cell office:value-type="float" office:value="972" calcext:value-type="float">
            <text:p>972</text:p>
          </table:table-cell>
          <table:table-cell office:value-type="float" office:value="205" calcext:value-type="float">
            <text:p>205</text:p>
          </table:table-cell>
          <table:table-cell office:value-type="float" office:value="52" calcext:value-type="float">
            <text:p>52</text:p>
          </table:table-cell>
          <table:table-cell office:value-type="float" office:value="987" calcext:value-type="float">
            <text:p>987</text:p>
          </table:table-cell>
          <table:table-cell office:value-type="float" office:value="980" calcext:value-type="float">
            <text:p>980</text:p>
          </table:table-cell>
          <table:table-cell table:formula="of:=([.C23]*1+[.D23]*2+[.E23]*3+[.F23]*4+[.G23]*5)*8" office:value-type="float" office:value="83088" calcext:value-type="float">
            <text:p>83.088</text:p>
          </table:table-cell>
          <table:table-cell table:formula="of:=[.B23]*32" office:value-type="float" office:value="102272" calcext:value-type="float">
            <text:p>102.272</text:p>
          </table:table-cell>
          <table:table-cell table:formula="of:=[.H23]/[.I23]-1" office:value-type="percentage" office:value="-0.187578222778473" calcext:value-type="percentage">
            <text:p>-18,76%</text:p>
          </table:table-cell>
          <table:table-cell office:value-type="string" calcext:value-type="string">
            <text:p>ELIT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 original:</text:p>
          </table:table-cell>
        </table:table-row>
        <table:table-row table:style-name="ro2">
          <table:table-cell table:style-name="ce97" office:value-type="string" calcext:value-type="string">
            <text:p>fw3_10k</text:p>
          </table:table-cell>
          <table:table-cell office:value-type="float" office:value="36148" calcext:value-type="float">
            <text:p>36.148</text:p>
          </table:table-cell>
          <table:table-cell office:value-type="float" office:value="9363" calcext:value-type="float">
            <text:p>9.363</text:p>
          </table:table-cell>
          <table:table-cell office:value-type="float" office:value="2480" calcext:value-type="float">
            <text:p>2.480</text:p>
          </table:table-cell>
          <table:table-cell office:value-type="float" office:value="962" calcext:value-type="float">
            <text:p>962</text:p>
          </table:table-cell>
          <table:table-cell office:value-type="float" office:value="14193" calcext:value-type="float">
            <text:p>14.193</text:p>
          </table:table-cell>
          <table:table-cell office:value-type="float" office:value="9150" calcext:value-type="float">
            <text:p>9.150</text:p>
          </table:table-cell>
          <table:table-cell table:formula="of:=([.C24]*1+[.D24]*2+[.E24]*3+[.F24]*4+[.G24]*5)*8" office:value-type="float" office:value="957848" calcext:value-type="float">
            <text:p>957.848</text:p>
          </table:table-cell>
          <table:table-cell table:formula="of:=[.B24]*32" office:value-type="float" office:value="1156736" calcext:value-type="float">
            <text:p>1.156.736</text:p>
          </table:table-cell>
          <table:table-cell table:formula="of:=[.H24]/[.I24]-1" office:value-type="percentage" office:value="-0.171938973110546" calcext:value-type="percentage">
            <text:p>-17,19%</text:p>
          </table:table-cell>
          <table:table-cell table:number-columns-repeated="3"/>
          <table:table-cell office:value-type="string" calcext:value-type="string">
            <text:p><text:span text:style-name="T1">python run_neurocuts.py –rules=</text:span><text:span text:style-name="T2">fw2_1k</text:span><text:span text:style-name="T3"> --dump-dir=/tmp/trees --num-workers=7 --gpu –partition-mode=None –depth-weight=0 &gt; exp_</text:span><text:span text:style-name="T4">fw2_1k</text:span>_or_w0.txt</text:p>
          </table:table-cell>
        </table:table-row>
        <table:table-row table:style-name="ro2">
          <table:table-cell table:style-name="ce97" office:value-type="string" calcext:value-type="string">
            <text:p>fw3_100k</text:p>
          </table:table-cell>
          <table:table-cell office:value-type="float" office:value="335008" calcext:value-type="float">
            <text:p>335.008</text:p>
          </table:table-cell>
          <table:table-cell office:value-type="float" office:value="82568" calcext:value-type="float">
            <text:p>82.568</text:p>
          </table:table-cell>
          <table:table-cell office:value-type="float" office:value="20242" calcext:value-type="float">
            <text:p>20.242</text:p>
          </table:table-cell>
          <table:table-cell office:value-type="float" office:value="6701" calcext:value-type="float">
            <text:p>6.701</text:p>
          </table:table-cell>
          <table:table-cell office:value-type="float" office:value="130226" calcext:value-type="float">
            <text:p>130.226</text:p>
          </table:table-cell>
          <table:table-cell office:value-type="float" office:value="95271" calcext:value-type="float">
            <text:p>95.271</text:p>
          </table:table-cell>
          <table:table-cell table:formula="of:=([.C25]*1+[.D25]*2+[.E25]*3+[.F25]*4+[.G25]*5)*8" office:value-type="float" office:value="9123312" calcext:value-type="float">
            <text:p>9.123.312</text:p>
          </table:table-cell>
          <table:table-cell table:formula="of:=[.B25]*32" office:value-type="float" office:value="10720256" calcext:value-type="float">
            <text:p>10.720.256</text:p>
          </table:table-cell>
          <table:table-cell table:formula="of:=[.H25]/[.I25]-1" office:value-type="percentage" office:value="-0.148965099340911" calcext:value-type="percentage">
            <text:p>-14,90%</text:p>
          </table:table-cell>
          <table:table-cell table:number-columns-repeated="3"/>
          <table:table-cell office:value-type="string" calcext:value-type="string">
            <text:p><text:span text:style-name="T1">python run_neurocuts.py –rules=</text:span><text:span text:style-name="T2">fw2_1k</text:span><text:span text:style-name="T3"> --dump-dir=/tmp/trees --num-workers=7 --gpu –partition-mode=None –depth-weight=1 &gt; exp_</text:span><text:span text:style-name="T4">fw2_1k</text:span>_or_w1.txt</text:p>
          </table:table-cell>
        </table:table-row>
        <table:table-row table:style-name="ro2">
          <table:table-cell table:style-name="ce97" office:value-type="string" calcext:value-type="string">
            <text:p>fw4_1k</text:p>
          </table:table-cell>
          <table:table-cell office:value-type="float" office:value="3388" calcext:value-type="float">
            <text:p>3.388</text:p>
          </table:table-cell>
          <table:table-cell office:value-type="float" office:value="783" calcext:value-type="float">
            <text:p>783</text:p>
          </table:table-cell>
          <table:table-cell office:value-type="float" office:value="201" calcext:value-type="float">
            <text:p>201</text:p>
          </table:table-cell>
          <table:table-cell office:value-type="float" office:value="475" calcext:value-type="float">
            <text:p>475</text:p>
          </table:table-cell>
          <table:table-cell office:value-type="float" office:value="1054" calcext:value-type="float">
            <text:p>1.054</text:p>
          </table:table-cell>
          <table:table-cell office:value-type="float" office:value="875" calcext:value-type="float">
            <text:p>875</text:p>
          </table:table-cell>
          <table:table-cell table:formula="of:=([.C26]*1+[.D26]*2+[.E26]*3+[.F26]*4+[.G26]*5)*8" office:value-type="float" office:value="89608" calcext:value-type="float">
            <text:p>89.608</text:p>
          </table:table-cell>
          <table:table-cell table:formula="of:=[.B26]*32" office:value-type="float" office:value="108416" calcext:value-type="float">
            <text:p>108.416</text:p>
          </table:table-cell>
          <table:table-cell table:formula="of:=[.H26]/[.I26]-1" office:value-type="percentage" office:value="-0.173479929161747" calcext:value-type="percentage">
            <text:p>-17,35%</text:p>
          </table:table-cell>
          <table:table-cell office:value-type="string" calcext:value-type="string">
            <text:p>UFM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fw4_10k</text:p>
          </table:table-cell>
          <table:table-cell office:value-type="float" office:value="35100" calcext:value-type="float">
            <text:p>35.100</text:p>
          </table:table-cell>
          <table:table-cell office:value-type="float" office:value="7535" calcext:value-type="float">
            <text:p>7.535</text:p>
          </table:table-cell>
          <table:table-cell office:value-type="float" office:value="1908" calcext:value-type="float">
            <text:p>1.908</text:p>
          </table:table-cell>
          <table:table-cell office:value-type="float" office:value="4056" calcext:value-type="float">
            <text:p>4.056</text:p>
          </table:table-cell>
          <table:table-cell office:value-type="float" office:value="13777" calcext:value-type="float">
            <text:p>13.777</text:p>
          </table:table-cell>
          <table:table-cell office:value-type="float" office:value="7824" calcext:value-type="float">
            <text:p>7.824</text:p>
          </table:table-cell>
          <table:table-cell table:formula="of:=([.C27]*1+[.D27]*2+[.E27]*3+[.F27]*4+[.G27]*5)*8" office:value-type="float" office:value="941976" calcext:value-type="float">
            <text:p>941.976</text:p>
          </table:table-cell>
          <table:table-cell table:formula="of:=[.B27]*32" office:value-type="float" office:value="1123200" calcext:value-type="float">
            <text:p>1.123.200</text:p>
          </table:table-cell>
          <table:table-cell table:formula="of:=[.H27]/[.I27]-1" office:value-type="percentage" office:value="-0.161346153846154" calcext:value-type="percentage">
            <text:p>-16,13%</text:p>
          </table:table-cell>
          <table:table-cell table:number-columns-repeated="4"/>
        </table:table-row>
        <table:table-row table:style-name="ro2">
          <table:table-cell table:style-name="ce97" office:value-type="string" calcext:value-type="string">
            <text:p>fw4_100k</text:p>
          </table:table-cell>
          <table:table-cell office:value-type="float" office:value="335868" calcext:value-type="float">
            <text:p>335.868</text:p>
          </table:table-cell>
          <table:table-cell office:value-type="float" office:value="64367" calcext:value-type="float">
            <text:p>64.367</text:p>
          </table:table-cell>
          <table:table-cell office:value-type="float" office:value="15859" calcext:value-type="float">
            <text:p>15.859</text:p>
          </table:table-cell>
          <table:table-cell office:value-type="float" office:value="41107" calcext:value-type="float">
            <text:p>41.107</text:p>
          </table:table-cell>
          <table:table-cell office:value-type="float" office:value="140239" calcext:value-type="float">
            <text:p>140.239</text:p>
          </table:table-cell>
          <table:table-cell office:value-type="float" office:value="74296" calcext:value-type="float">
            <text:p>74.296</text:p>
          </table:table-cell>
          <table:table-cell table:formula="of:=([.C28]*1+[.D28]*2+[.E28]*3+[.F28]*4+[.G28]*5)*8" office:value-type="float" office:value="9214736" calcext:value-type="float">
            <text:p>9.214.736</text:p>
          </table:table-cell>
          <table:table-cell table:formula="of:=[.B28]*32" office:value-type="float" office:value="10747776" calcext:value-type="float">
            <text:p>10.747.776</text:p>
          </table:table-cell>
          <table:table-cell table:formula="of:=[.H28]/[.I28]-1" office:value-type="percentage" office:value="-0.142637881548704" calcext:value-type="percentage">
            <text:p>-14,26%</text:p>
          </table:table-cell>
          <table:table-cell table:number-columns-repeated="4"/>
        </table:table-row>
        <table:table-row table:style-name="ro2">
          <table:table-cell table:style-name="ce97" office:value-type="string" calcext:value-type="string">
            <text:p>fw5_1k</text:p>
          </table:table-cell>
          <table:table-cell office:value-type="float" office:value="3456" calcext:value-type="float">
            <text:p>3.456</text:p>
          </table:table-cell>
          <table:table-cell office:value-type="float" office:value="1059" calcext:value-type="float">
            <text:p>1.059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office:value-type="float" office:value="1200" calcext:value-type="float">
            <text:p>1.200</text:p>
          </table:table-cell>
          <table:table-cell office:value-type="float" office:value="860" calcext:value-type="float">
            <text:p>860</text:p>
          </table:table-cell>
          <table:table-cell table:formula="of:=([.C29]*1+[.D29]*2+[.E29]*3+[.F29]*4+[.G29]*5)*8" office:value-type="float" office:value="87320" calcext:value-type="float">
            <text:p>87.320</text:p>
          </table:table-cell>
          <table:table-cell table:formula="of:=[.B29]*32" office:value-type="float" office:value="110592" calcext:value-type="float">
            <text:p>110.592</text:p>
          </table:table-cell>
          <table:table-cell table:formula="of:=[.H29]/[.I29]-1" office:value-type="percentage" office:value="-0.210431134259259" calcext:value-type="percentage">
            <text:p>-21,04%</text:p>
          </table:table-cell>
          <table:table-cell office:value-type="string" calcext:value-type="string">
            <text:p>ELIT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fw5_10k</text:p>
          </table:table-cell>
          <table:table-cell office:value-type="float" office:value="35332" calcext:value-type="float">
            <text:p>35.332</text:p>
          </table:table-cell>
          <table:table-cell office:value-type="float" office:value="9848" calcext:value-type="float">
            <text:p>9.848</text:p>
          </table:table-cell>
          <table:table-cell office:value-type="float" office:value="2641" calcext:value-type="float">
            <text:p>2.641</text:p>
          </table:table-cell>
          <table:table-cell office:value-type="float" office:value="878" calcext:value-type="float">
            <text:p>878</text:p>
          </table:table-cell>
          <table:table-cell office:value-type="float" office:value="13230" calcext:value-type="float">
            <text:p>13.230</text:p>
          </table:table-cell>
          <table:table-cell office:value-type="float" office:value="8735" calcext:value-type="float">
            <text:p>8.735</text:p>
          </table:table-cell>
          <table:table-cell table:formula="of:=([.C30]*1+[.D30]*2+[.E30]*3+[.F30]*4+[.G30]*5)*8" office:value-type="float" office:value="914872" calcext:value-type="float">
            <text:p>914.872</text:p>
          </table:table-cell>
          <table:table-cell table:formula="of:=[.B30]*32" office:value-type="float" office:value="1130624" calcext:value-type="float">
            <text:p>1.130.624</text:p>
          </table:table-cell>
          <table:table-cell table:formula="of:=[.H30]/[.I30]-1" office:value-type="percentage" office:value="-0.190825597192347" calcext:value-type="percentage">
            <text:p>-19,08%</text:p>
          </table:table-cell>
          <table:table-cell table:number-columns-repeated="4"/>
        </table:table-row>
        <table:table-row table:style-name="ro2">
          <table:table-cell table:style-name="ce97" office:value-type="string" calcext:value-type="string">
            <text:p>fw5_100k</text:p>
          </table:table-cell>
          <table:table-cell office:value-type="float" office:value="335188" calcext:value-type="float">
            <text:p>335.188</text:p>
          </table:table-cell>
          <table:table-cell office:value-type="float" office:value="89515" calcext:value-type="float">
            <text:p>89.515</text:p>
          </table:table-cell>
          <table:table-cell office:value-type="float" office:value="23597" calcext:value-type="float">
            <text:p>23.597</text:p>
          </table:table-cell>
          <table:table-cell office:value-type="float" office:value="8575" calcext:value-type="float">
            <text:p>8.575</text:p>
          </table:table-cell>
          <table:table-cell office:value-type="float" office:value="129036" calcext:value-type="float">
            <text:p>129.036</text:p>
          </table:table-cell>
          <table:table-cell office:value-type="float" office:value="84465" calcext:value-type="float">
            <text:p>84.465</text:p>
          </table:table-cell>
          <table:table-cell table:formula="of:=([.C31]*1+[.D31]*2+[.E31]*3+[.F31]*4+[.G31]*5)*8" office:value-type="float" office:value="8807224" calcext:value-type="float">
            <text:p>8.807.224</text:p>
          </table:table-cell>
          <table:table-cell table:formula="of:=[.B31]*32" office:value-type="float" office:value="10726016" calcext:value-type="float">
            <text:p>10.726.016</text:p>
          </table:table-cell>
          <table:table-cell table:formula="of:=[.H31]/[.I31]-1" office:value-type="percentage" office:value="-0.178891398260081" calcext:value-type="percentage">
            <text:p>-17,89%</text:p>
          </table:table-cell>
          <table:table-cell table:number-columns-repeated="4"/>
        </table:table-row>
        <table:table-row table:style-name="ro2">
          <table:table-cell table:style-name="ce97" office:value-type="string" calcext:value-type="string">
            <text:p>ipc1_1k</text:p>
          </table:table-cell>
          <table:table-cell office:value-type="float" office:value="3896" calcext:value-type="float">
            <text:p>3.896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836" calcext:value-type="float">
            <text:p>836</text:p>
          </table:table-cell>
          <table:table-cell office:value-type="float" office:value="1720" calcext:value-type="float">
            <text:p>1.720</text:p>
          </table:table-cell>
          <table:table-cell office:value-type="float" office:value="898" calcext:value-type="float">
            <text:p>898</text:p>
          </table:table-cell>
          <table:table-cell table:formula="of:=([.C32]*1+[.D32]*2+[.E32]*3+[.F32]*4+[.G32]*5)*8" office:value-type="float" office:value="116320" calcext:value-type="float">
            <text:p>116.320</text:p>
          </table:table-cell>
          <table:table-cell table:formula="of:=[.B32]*32" office:value-type="float" office:value="124672" calcext:value-type="float">
            <text:p>124.672</text:p>
          </table:table-cell>
          <table:table-cell table:formula="of:=[.H32]/[.I32]-1" office:value-type="percentage" office:value="-0.0669917864476386" calcext:value-type="percentage">
            <text:p>-6,70%</text:p>
          </table:table-cell>
          <table:table-cell office:value-type="string" calcext:value-type="string">
            <text:p>JONATH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ipc1_10k</text:p>
          </table:table-cell>
          <table:table-cell office:value-type="float" office:value="38072" calcext:value-type="float">
            <text:p>38.072</text:p>
          </table:table-cell>
          <table:table-cell office:value-type="float" office:value="2439" calcext:value-type="float">
            <text:p>2.439</text:p>
          </table:table-cell>
          <table:table-cell office:value-type="float" office:value="2150" calcext:value-type="float">
            <text:p>2.150</text:p>
          </table:table-cell>
          <table:table-cell office:value-type="float" office:value="6614" calcext:value-type="float">
            <text:p>6.614</text:p>
          </table:table-cell>
          <table:table-cell office:value-type="float" office:value="18693" calcext:value-type="float">
            <text:p>18.693</text:p>
          </table:table-cell>
          <table:table-cell office:value-type="float" office:value="8176" calcext:value-type="float">
            <text:p>8.176</text:p>
          </table:table-cell>
          <table:table-cell table:formula="of:=([.C33]*1+[.D33]*2+[.E33]*3+[.F33]*4+[.G33]*5)*8" office:value-type="float" office:value="1137864" calcext:value-type="float">
            <text:p>1.137.864</text:p>
          </table:table-cell>
          <table:table-cell table:formula="of:=[.B33]*32" office:value-type="float" office:value="1218304" calcext:value-type="float">
            <text:p>1.218.304</text:p>
          </table:table-cell>
          <table:table-cell table:formula="of:=[.H33]/[.I33]-1" office:value-type="percentage" office:value="-0.0660262134902291" calcext:value-type="percentage">
            <text:p>-6,60%</text:p>
          </table:table-cell>
          <table:table-cell table:number-columns-repeated="4"/>
        </table:table-row>
        <table:table-row table:style-name="ro2">
          <table:table-cell table:style-name="ce97" office:value-type="string" calcext:value-type="string">
            <text:p>ipc1_100k</text:p>
          </table:table-cell>
          <table:table-cell office:value-type="float" office:value="397300" calcext:value-type="float">
            <text:p>397.300</text:p>
          </table:table-cell>
          <table:table-cell office:value-type="float" office:value="24686" calcext:value-type="float">
            <text:p>24.686</text:p>
          </table:table-cell>
          <table:table-cell office:value-type="float" office:value="20235" calcext:value-type="float">
            <text:p>20.235</text:p>
          </table:table-cell>
          <table:table-cell office:value-type="float" office:value="70782" calcext:value-type="float">
            <text:p>70.782</text:p>
          </table:table-cell>
          <table:table-cell office:value-type="float" office:value="199317" calcext:value-type="float">
            <text:p>199.317</text:p>
          </table:table-cell>
          <table:table-cell office:value-type="float" office:value="82280" calcext:value-type="float">
            <text:p>82.280</text:p>
          </table:table-cell>
          <table:table-cell table:formula="of:=([.C34]*1+[.D34]*2+[.E34]*3+[.F34]*4+[.G34]*5)*8" office:value-type="float" office:value="11889360" calcext:value-type="float">
            <text:p>11.889.360</text:p>
          </table:table-cell>
          <table:table-cell table:formula="of:=[.B34]*32" office:value-type="float" office:value="12713600" calcext:value-type="float">
            <text:p>12.713.600</text:p>
          </table:table-cell>
          <table:table-cell table:formula="of:=[.H34]/[.I34]-1" office:value-type="percentage" office:value="-0.064831361691417" calcext:value-type="percentage">
            <text:p>-6,48%</text:p>
          </table:table-cell>
          <table:table-cell table:number-columns-repeated="4"/>
        </table:table-row>
        <table:table-row table:style-name="ro2">
          <table:table-cell table:style-name="ce97" office:value-type="string" calcext:value-type="string">
            <text:p>ipc2_1k</text:p>
          </table:table-cell>
          <table:table-cell office:value-type="float" office:value="2784" calcext:value-type="float">
            <text:p>2.784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7" calcext:value-type="float">
            <text:p>1.457</text:p>
          </table:table-cell>
          <table:table-cell office:value-type="float" office:value="772" calcext:value-type="float">
            <text:p>772</text:p>
          </table:table-cell>
          <table:table-cell table:formula="of:=([.C35]*1+[.D35]*2+[.E35]*3+[.F35]*4+[.G35]*5)*8" office:value-type="float" office:value="83784" calcext:value-type="float">
            <text:p>83.784</text:p>
          </table:table-cell>
          <table:table-cell table:formula="of:=[.B35]*32" office:value-type="float" office:value="89088" calcext:value-type="float">
            <text:p>89.088</text:p>
          </table:table-cell>
          <table:table-cell table:formula="of:=[.H35]/[.I35]-1" office:value-type="percentage" office:value="-0.0595366379310345" calcext:value-type="percentage">
            <text:p>-5,95%</text:p>
          </table:table-cell>
          <table:table-cell office:value-type="string" calcext:value-type="string">
            <text:p>UFM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97" office:value-type="string" calcext:value-type="string">
            <text:p>ipc2_10k</text:p>
          </table:table-cell>
          <table:table-cell office:value-type="float" office:value="40000" calcext:value-type="float">
            <text:p>40.000</text:p>
          </table:table-cell>
          <table:table-cell office:value-type="float" office:value="6292" calcext:value-type="float">
            <text:p>6.292</text:p>
          </table:table-cell>
          <table:table-cell office:value-type="float" office:value="1141" calcext:value-type="float">
            <text:p>1.141</text:p>
          </table:table-cell>
          <table:table-cell office:value-type="float" office:value="719" calcext:value-type="float">
            <text:p>719</text:p>
          </table:table-cell>
          <table:table-cell office:value-type="float" office:value="17393" calcext:value-type="float">
            <text:p>17.393</text:p>
          </table:table-cell>
          <table:table-cell office:value-type="float" office:value="14455" calcext:value-type="float">
            <text:p>14.455</text:p>
          </table:table-cell>
          <table:table-cell table:formula="of:=([.C36]*1+[.D36]*2+[.E36]*3+[.F36]*4+[.G36]*5)*8" office:value-type="float" office:value="1220624" calcext:value-type="float">
            <text:p>1.220.624</text:p>
          </table:table-cell>
          <table:table-cell table:formula="of:=[.B36]*32" office:value-type="float" office:value="1280000" calcext:value-type="float">
            <text:p>1.280.000</text:p>
          </table:table-cell>
          <table:table-cell table:formula="of:=[.H36]/[.I36]-1" office:value-type="percentage" office:value="-0.0463875" calcext:value-type="percentage">
            <text:p>-4,64%</text:p>
          </table:table-cell>
          <table:table-cell table:number-columns-repeated="4"/>
        </table:table-row>
        <table:table-row table:style-name="ro2">
          <table:table-cell table:style-name="ce97" office:value-type="string" calcext:value-type="string">
            <text:p>ipc2_100k</text:p>
          </table:table-cell>
          <table:table-cell office:value-type="float" office:value="400000" calcext:value-type="float">
            <text:p>400.000</text:p>
          </table:table-cell>
          <table:table-cell office:value-type="float" office:value="64309" calcext:value-type="float">
            <text:p>64.309</text:p>
          </table:table-cell>
          <table:table-cell office:value-type="float" office:value="9976" calcext:value-type="float">
            <text:p>9.976</text:p>
          </table:table-cell>
          <table:table-cell office:value-type="float" office:value="5730" calcext:value-type="float">
            <text:p>5.730</text:p>
          </table:table-cell>
          <table:table-cell office:value-type="float" office:value="174466" calcext:value-type="float">
            <text:p>174.466</text:p>
          </table:table-cell>
          <table:table-cell office:value-type="float" office:value="145519" calcext:value-type="float">
            <text:p>145.519</text:p>
          </table:table-cell>
          <table:table-cell table:formula="of:=([.C37]*1+[.D37]*2+[.E37]*3+[.F37]*4+[.G37]*5)*8" office:value-type="float" office:value="12215280" calcext:value-type="float">
            <text:p>12.215.280</text:p>
          </table:table-cell>
          <table:table-cell table:formula="of:=[.B37]*32" office:value-type="float" office:value="12800000" calcext:value-type="float">
            <text:p>12.800.000</text:p>
          </table:table-cell>
          <table:table-cell table:formula="of:=[.H37]/[.I37]-1" office:value-type="percentage" office:value="-0.04568125" calcext:value-type="percentage">
            <text:p>-4,57%</text:p>
          </table:table-cell>
          <table:table-cell table:number-columns-repeated="4"/>
        </table:table-row>
        <table:table-row table:style-name="ro2">
          <table:table-cell table:style-name="ce98" office:value-type="string" calcext:value-type="string">
            <text:p>Total</text:p>
          </table:table-cell>
          <table:table-cell table:style-name="ce100" table:formula="of:=SUM([.B2:.B37])" office:value-type="float" office:value="4910854" calcext:value-type="float">
            <text:p>4.910.854</text:p>
          </table:table-cell>
          <table:table-cell table:style-name="ce100" table:formula="of:=SUM([.C2:.C37])" office:value-type="float" office:value="674328" calcext:value-type="float">
            <text:p>674.328</text:p>
          </table:table-cell>
          <table:table-cell table:style-name="ce100" table:formula="of:=SUM([.D2:.D37])" office:value-type="float" office:value="256481" calcext:value-type="float">
            <text:p>256.481</text:p>
          </table:table-cell>
          <table:table-cell table:style-name="ce100" table:formula="of:=SUM([.E2:.E37])" office:value-type="float" office:value="401718" calcext:value-type="float">
            <text:p>401.718</text:p>
          </table:table-cell>
          <table:table-cell table:style-name="ce100" table:formula="of:=SUM([.F2:.F37])" office:value-type="float" office:value="2402209" calcext:value-type="float">
            <text:p>2.402.209</text:p>
          </table:table-cell>
          <table:table-cell table:style-name="ce100" table:formula="of:=SUM([.G2:.G37])" office:value-type="float" office:value="1176118" calcext:value-type="float">
            <text:p>1.176.118</text:p>
          </table:table-cell>
          <table:table-cell table:style-name="ce100" table:formula="of:=SUM([.H2:.H37])" office:value-type="float" office:value="143054960" calcext:value-type="float">
            <text:p>143.054.960</text:p>
          </table:table-cell>
          <table:table-cell table:style-name="ce100" table:formula="of:=SUM([.I2:.I37])" office:value-type="float" office:value="157147328" calcext:value-type="float">
            <text:p>157.147.328</text:p>
          </table:table-cell>
          <table:table-cell table:style-name="ce117" table:formula="of:=[.H38]/[.I38]-1" office:value-type="percentage" office:value="-0.0896761540864379" calcext:value-type="percentage">
            <text:p>-8,97%</text:p>
          </table:table-cell>
          <table:table-cell table:number-columns-repeated="4"/>
        </table:table-row>
        <table:table-row table:style-name="ro2">
          <table:table-cell table:style-name="ce56"/>
          <table:table-cell table:style-name="ce65" table:number-columns-repeated="3"/>
          <table:table-cell table:style-name="ce56" table:number-columns-repeated="2"/>
          <table:table-cell table:style-name="Default" table:number-columns-repeated="4"/>
          <table:table-cell table:number-columns-repeated="4"/>
        </table:table-row>
        <table:table-row table:style-name="ro4" table:number-rows-repeated="2">
          <table:table-cell table:style-name="Default" table:number-columns-repeated="10"/>
          <table:table-cell table:number-columns-repeated="4"/>
        </table:table-row>
        <table:table-row table:style-name="ro3">
          <table:table-cell table:style-name="ce89" office:value-type="string" calcext:value-type="string">
            <text:p>Arquivo</text:p>
          </table:table-cell>
          <table:table-cell table:style-name="ce99" office:value-type="string" office:string-value="Número Endereços" calcext:value-type="string">
            <text:p>Número Endereços </text:p>
          </table:table-cell>
          <table:table-cell table:style-name="ce99" office:value-type="string" calcext:value-type="string">
            <text:p>Endereço com </text:p>
            <text:p>1 byte</text:p>
          </table:table-cell>
          <table:table-cell table:style-name="ce99" office:value-type="string" calcext:value-type="string">
            <text:p>Endereço com </text:p>
            <text:p>2 byte</text:p>
          </table:table-cell>
          <table:table-cell table:style-name="ce99" office:value-type="string" calcext:value-type="string">
            <text:p>Endereço com </text:p>
            <text:p>3 byte</text:p>
          </table:table-cell>
          <table:table-cell table:style-name="ce99" office:value-type="string" calcext:value-type="string">
            <text:p>Endereço com </text:p>
            <text:p>4 byte</text:p>
          </table:table-cell>
          <table:table-cell table:style-name="ce99" office:value-type="string" calcext:value-type="string">
            <text:p>Endereço com </text:p>
            <text:p>5 byte</text:p>
          </table:table-cell>
          <table:table-cell table:style-name="ce99" office:value-type="string" office:string-value="Limitação da Alo-cação (bits)" calcext:value-type="string">
            <text:p>Limitação da Alo-cação (bits) </text:p>
          </table:table-cell>
          <table:table-cell table:style-name="ce99" office:value-type="string" office:string-value="Qtde Normal(bits)" calcext:value-type="string">
            <text:p>Qtde Normal(bits) </text:p>
          </table:table-cell>
          <table:table-cell table:style-name="ce107" office:value-type="string" office:string-value="Qtde Memória Excedente" calcext:value-type="string">
            <text:p>Qtde Memória Excedente </text:p>
          </table:table-cell>
          <table:table-cell table:number-columns-repeated="4"/>
        </table:table-row>
        <table:table-row table:style-name="ro2">
          <table:table-cell table:style-name="ce97" office:value-type="string" calcext:value-type="string">
            <text:p>acl</text:p>
          </table:table-cell>
          <table:table-cell table:formula="of:=SUM([.B2:.B16])" office:value-type="float" office:value="2086034" calcext:value-type="float">
            <text:p>2.086.034</text:p>
          </table:table-cell>
          <table:table-cell table:style-name="ce62" table:formula="of:=SUM([.C2:.C16])" office:value-type="float" office:value="81194" calcext:value-type="float">
            <text:p>81.194</text:p>
          </table:table-cell>
          <table:table-cell table:style-name="ce62" table:formula="of:=SUM([.D2:.D16])" office:value-type="float" office:value="102789" calcext:value-type="float">
            <text:p>102.789</text:p>
          </table:table-cell>
          <table:table-cell table:style-name="ce62" table:formula="of:=SUM([.E2:.E16])" office:value-type="float" office:value="196654" calcext:value-type="float">
            <text:p>196.654</text:p>
          </table:table-cell>
          <table:table-cell table:style-name="ce62" table:formula="of:=SUM([.F2:.F16])" office:value-type="float" office:value="1239843" calcext:value-type="float">
            <text:p>1.239.843</text:p>
          </table:table-cell>
          <table:table-cell table:style-name="ce62" table:formula="of:=SUM([.G2:.G16])" office:value-type="float" office:value="465554" calcext:value-type="float">
            <text:p>465.554</text:p>
          </table:table-cell>
          <table:table-cell table:style-name="ce62" table:formula="of:=SUM([.H2:.H16])" office:value-type="float" office:value="65311008" calcext:value-type="float">
            <text:p>65.311.008</text:p>
          </table:table-cell>
          <table:table-cell table:style-name="ce62" table:formula="of:=SUM([.I2:.I16])" office:value-type="float" office:value="66753088" calcext:value-type="float">
            <text:p>66.753.088</text:p>
          </table:table-cell>
          <table:table-cell table:formula="of:=[.H43]/[.I43]-1" office:value-type="percentage" office:value="-0.0216031953458093" calcext:value-type="percentage">
            <text:p>-2,16%</text:p>
          </table:table-cell>
          <table:table-cell table:number-columns-repeated="4"/>
        </table:table-row>
        <table:table-row table:style-name="ro2">
          <table:table-cell table:style-name="ce97" office:value-type="string" calcext:value-type="string">
            <text:p>fw</text:p>
          </table:table-cell>
          <table:table-cell table:formula="of:=SUM([.B17:.B31])" office:value-type="float" office:value="1942768" calcext:value-type="float">
            <text:p>1.942.768</text:p>
          </table:table-cell>
          <table:table-cell table:style-name="ce62" table:formula="of:=SUM([.C17:.C31])" office:value-type="float" office:value="494786" calcext:value-type="float">
            <text:p>494.786</text:p>
          </table:table-cell>
          <table:table-cell table:style-name="ce62" table:formula="of:=SUM([.D17:.D31])" office:value-type="float" office:value="119890" calcext:value-type="float">
            <text:p>119.890</text:p>
          </table:table-cell>
          <table:table-cell table:style-name="ce62" table:formula="of:=SUM([.E17:.E31])" office:value-type="float" office:value="120308" calcext:value-type="float">
            <text:p>120.308</text:p>
          </table:table-cell>
          <table:table-cell table:style-name="ce62" table:formula="of:=SUM([.F17:.F31])" office:value-type="float" office:value="749320" calcext:value-type="float">
            <text:p>749.320</text:p>
          </table:table-cell>
          <table:table-cell table:style-name="ce62" table:formula="of:=SUM([.G17:.G31])" office:value-type="float" office:value="458464" calcext:value-type="float">
            <text:p>458.464</text:p>
          </table:table-cell>
          <table:table-cell table:style-name="ce62" table:formula="of:=SUM([.H17:.H31])" office:value-type="float" office:value="51080720" calcext:value-type="float">
            <text:p>51.080.720</text:p>
          </table:table-cell>
          <table:table-cell table:style-name="ce62" table:formula="of:=SUM([.I17:.I31])" office:value-type="float" office:value="62168576" calcext:value-type="float">
            <text:p>62.168.576</text:p>
          </table:table-cell>
          <table:table-cell table:formula="of:=[.H44]/[.I44]-1" office:value-type="percentage" office:value="-0.178351455243241" calcext:value-type="percentage">
            <text:p>-17,84%</text:p>
          </table:table-cell>
          <table:table-cell table:number-columns-repeated="4"/>
        </table:table-row>
        <table:table-row table:style-name="ro2">
          <table:table-cell table:style-name="ce97" office:value-type="string" calcext:value-type="string">
            <text:p>ipc</text:p>
          </table:table-cell>
          <table:table-cell table:formula="of:=SUM([.B32:.B37])" office:value-type="float" office:value="882052" calcext:value-type="float">
            <text:p>882.052</text:p>
          </table:table-cell>
          <table:table-cell table:style-name="ce62" table:formula="of:=SUM([.C32:.C37])" office:value-type="float" office:value="98348" calcext:value-type="float">
            <text:p>98.348</text:p>
          </table:table-cell>
          <table:table-cell table:style-name="ce62" table:formula="of:=SUM([.D32:.D37])" office:value-type="float" office:value="33802" calcext:value-type="float">
            <text:p>33.802</text:p>
          </table:table-cell>
          <table:table-cell table:style-name="ce62" table:formula="of:=SUM([.E32:.E37])" office:value-type="float" office:value="84756" calcext:value-type="float">
            <text:p>84.756</text:p>
          </table:table-cell>
          <table:table-cell table:style-name="ce62" table:formula="of:=SUM([.F32:.F37])" office:value-type="float" office:value="413046" calcext:value-type="float">
            <text:p>413.046</text:p>
          </table:table-cell>
          <table:table-cell table:style-name="ce62" table:formula="of:=SUM([.G32:.G37])" office:value-type="float" office:value="252100" calcext:value-type="float">
            <text:p>252.100</text:p>
          </table:table-cell>
          <table:table-cell table:style-name="ce62" table:formula="of:=SUM([.H32:.H37])" office:value-type="float" office:value="26663232" calcext:value-type="float">
            <text:p>26.663.232</text:p>
          </table:table-cell>
          <table:table-cell table:style-name="ce62" table:formula="of:=SUM([.I32:.I37])" office:value-type="float" office:value="28225664" calcext:value-type="float">
            <text:p>28.225.664</text:p>
          </table:table-cell>
          <table:table-cell table:formula="of:=[.H45]/[.I45]-1" office:value-type="percentage" office:value="-0.0553550130831288" calcext:value-type="percentage">
            <text:p>-5,54%</text:p>
          </table:table-cell>
          <table:table-cell table:number-columns-repeated="4"/>
        </table:table-row>
        <table:table-row table:style-name="ro4">
          <table:table-cell table:style-name="Default" table:number-columns-repeated="10"/>
          <table:table-cell table:number-columns-repeated="4"/>
        </table:table-row>
      </table:table>
      <table:table table:name="Octetos para IPv4" table:style-name="ta4">
        <table:table-column table:style-name="co22" table:default-cell-style-name="Default"/>
        <table:table-row table:style-name="ro4">
          <table:table-cell/>
        </table:table-row>
      </table:table>
      <table:table table:name="NeuroCuts" table:style-name="ta4"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2" table:default-cell-style-name="ce101"/>
        <table:table-column table:style-name="co22" table:default-cell-style-name="Default"/>
        <table:table-row table:style-name="ro4">
          <table:table-cell office:value-type="string" calcext:value-type="string">
            <text:p>Algoritmo</text:p>
          </table:table-cell>
          <table:table-cell office:value-type="string" calcext:value-type="string">
            <text:p>Parâmetro</text:p>
          </table:table-cell>
          <table:table-cell office:value-type="string" calcext:value-type="string">
            <text:p>bytes por regra</text:p>
          </table:table-cell>
          <table:table-cell office:value-type="string" calcext:value-type="string">
            <text:p>acesso memória</text:p>
          </table:table-cell>
          <table:table-cell table:style-name="Default" office:value-type="string" calcext:value-type="string">
            <text:p>Arquivo</text:p>
          </table:table-cell>
          <table:table-cell office:value-type="string" calcext:value-type="string">
            <text:p>Maquina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 (0)</text:p>
          </table:table-cell>
          <table:table-cell office:value-type="float" office:value="391" calcext:value-type="float">
            <text:p>3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w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 (1)</text:p>
          </table:table-cell>
          <table:table-cell office:value-type="float" office:value="404" calcext:value-type="float">
            <text:p>4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w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3962" calcext:value-type="float">
            <text:p>396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w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1634" calcext:value-type="float">
            <text:p>16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w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</text:p>
          </table:table-cell>
          <table:table-cell office:value-type="float" office:value="267" calcext:value-type="float">
            <text:p>2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w2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</text:p>
          </table:table-cell>
          <table:table-cell office:value-type="float" office:value="533" calcext:value-type="float">
            <text:p>5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w2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w2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office:value-type="float" office:value="1097" calcext:value-type="float">
            <text:p>109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w2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</text:p>
          </table:table-cell>
          <table:table-cell office:value-type="float" office:value="390" calcext:value-type="float">
            <text:p>3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w3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w3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table:number-columns-repeated="2"/>
          <table:table-cell office:value-type="string" calcext:value-type="string">
            <text:p>fw3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table:number-columns-repeated="2"/>
          <table:table-cell office:value-type="string" calcext:value-type="string">
            <text:p>fw3_1k</text:p>
          </table:table-cell>
          <table:table-cell office:value-type="string" calcext:value-type="string">
            <text:p>Elito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</text:p>
          </table:table-cell>
          <table:table-cell office:value-type="float" office:value="747" calcext:value-type="float">
            <text:p>7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cl1_1k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</text:p>
          </table:table-cell>
          <table:table-cell office:value-type="float" office:value="6242" calcext:value-type="float">
            <text:p>62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cl1_1k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table:number-columns-repeated="2"/>
          <table:table-cell office:value-type="string" calcext:value-type="string">
            <text:p>acl1_1k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table:number-columns-repeated="2"/>
          <table:table-cell office:value-type="string" calcext:value-type="string">
            <text:p>acl1_1k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 (0)</text:p>
          </table:table-cell>
          <table:table-cell office:value-type="float" office:value="613" calcext:value-type="float">
            <text:p>6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pc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 (1)</text:p>
          </table:table-cell>
          <table:table-cell table:number-columns-repeated="2"/>
          <table:table-cell office:value-type="string" calcext:value-type="string">
            <text:p>ipc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table:number-columns-repeated="2"/>
          <table:table-cell office:value-type="string" calcext:value-type="string">
            <text:p>ipc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table:number-columns-repeated="2"/>
          <table:table-cell office:value-type="string" calcext:value-type="string">
            <text:p>ipc1_1k</text:p>
          </table:table-cell>
          <table:table-cell office:value-type="string" calcext:value-type="string">
            <text:p>Jonathan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Memória (0)</text:p>
          </table:table-cell>
          <table:table-cell table:number-columns-repeated="2"/>
          <table:table-cell office:value-type="string" calcext:value-type="string">
            <text:p>acl4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EB</text:p>
          </table:table-cell>
          <table:table-cell office:value-type="string" calcext:value-type="string">
            <text:p>Espaço (1)</text:p>
          </table:table-cell>
          <table:table-cell table:number-columns-repeated="2"/>
          <table:table-cell office:value-type="string" calcext:value-type="string">
            <text:p>acl4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Memória</text:p>
          </table:table-cell>
          <table:table-cell table:number-columns-repeated="2"/>
          <table:table-cell office:value-type="string" calcext:value-type="string">
            <text:p>acl4_1k</text:p>
          </table:table-cell>
          <table:table-cell office:value-type="string" calcext:value-type="string">
            <text:p>UFMS</text:p>
          </table:table-cell>
        </table:table-row>
        <table:table-row table:style-name="ro2">
          <table:table-cell office:value-type="string" calcext:value-type="string">
            <text:p>NeuroCuts</text:p>
          </table:table-cell>
          <table:table-cell office:value-type="string" calcext:value-type="string">
            <text:p>Espaço</text:p>
          </table:table-cell>
          <table:table-cell table:number-columns-repeated="2"/>
          <table:table-cell office:value-type="string" calcext:value-type="string">
            <text:p>acl4_1k</text:p>
          </table:table-cell>
          <table:table-cell office:value-type="string" calcext:value-type="string">
            <text:p>UF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Porcentagem" style:family="table-cell" style:parent-style-name="Default" style:data-style-name="N10"/>
    <style:style style:name="Vírgula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7:59:09.758839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6-26T19:00:29Z</meta:creation-date>
    <dc:date>2020-07-16T18:23:43.377776423</dc:date>
    <meta:editing-cycles>28</meta:editing-cycles>
    <meta:editing-duration>PT7H25M42S</meta:editing-duration>
    <meta:document-statistic meta:table-count="6" meta:cell-count="1171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hree-dimensional="true" chart:auto-position="true" chart:auto-size="true" chart:treat-empty-cells="leave-gap" chart:right-angled-axes="true"/>
      <style:graphic-properties draw:stroke="none" draw:fill="none"/>
    </style:style>
    <style:style style:name="ch5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14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1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start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14">
      <style:chart-properties chart:link-data-style-to-source="true"/>
      <style:graphic-properties draw:stroke="none" draw:fill="gradient" draw:fill-gradient-name="a1"/>
      <style:text-properties fo:font-size="10pt" style:font-size-asian="10pt" style:font-size-complex="10pt"/>
    </style:style>
    <style:style style:name="ch10" style:family="chart" style:data-style-name="N114">
      <style:chart-properties chart:link-data-style-to-source="true"/>
      <style:graphic-properties draw:stroke="none" draw:fill="gradient" draw:fill-gradient-name="a2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</office:automatic-styles>
  <office:body>
    <office:chart>
      <chart:chart svg:width="18.12cm" svg:height="7.283cm" xlink:href=".." xlink:type="simple" chart:class="chart:bar" chart:style-name="ch1">
        <chart:title svg:x="0.33cm" svg:y="0.28cm" chart:style-name="ch2">
          <text:p>Comparativo da quantidade de bits BE X Normal por aquivo</text:p>
        </chart:title>
        <chart:legend chart:legend-position="bottom" svg:x="6.216cm" svg:y="6.636cm" style:legend-expansion="wide" chart:style-name="ch3"/>
        <chart:plot-area chart:style-name="ch4" table:cell-range-address="Planilha1.A2:Planilha1.A37 Planilha1.C1:Planilha1.D37" chart:data-source-has-labels="both" svg:x="0.362cm" svg:y="1.55cm" svg:width="17.396cm" svg:height="4.757cm" dr3d:transform="matrix (0.99564446382742 -0.029808720977666 -0.0883376579012803 0.0368334288445053 0.996194774593609 0.0789890472910303 0.085646950730103 -0.081898786474914 0.992953769621009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2.575cm" svg:y="1.55cm" svg:width="14.694cm" svg:height="3.14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Planilha1.A2:Planilha1.A3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Planilha1.C2:Planilha1.C37" chart:label-cell-address="Planilha1.C1:Planilha1.C1" chart:class="chart:bar">
            <chart:data-point chart:repeated="36"/>
          </chart:series>
          <chart:series chart:style-name="ch10" chart:values-cell-range-address="Planilha1.D2:Planilha1.D37" chart:label-cell-address="Planilha1.D1:Planilha1.D1" chart:class="chart:bar">
            <chart:data-point chart:repeated="36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tde BE(bits) </text:p>
                <draw:g>
                  <svg:desc>Planilha1.C1:Planilha1.C1</svg:desc>
                </draw:g>
              </table:table-cell>
              <table:table-cell office:value-type="string">
                <text:p>Qtde Normal(bits) 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10162">
                <text:p>110162</text:p>
                <draw:g>
                  <svg:desc>Planilha1.C2:Planilha1.C37</svg:desc>
                </draw:g>
              </table:table-cell>
              <table:table-cell office:value-type="float" office:value="117337">
                <text:p>117337</text:p>
                <draw:g>
                  <svg:desc>Planilha1.D2:Planilha1.D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154671">
                <text:p>1154671</text:p>
              </table:table-cell>
              <table:table-cell office:value-type="float" office:value="1208708">
                <text:p>120870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1776029">
                <text:p>11776029</text:p>
              </table:table-cell>
              <table:table-cell office:value-type="float" office:value="12341996">
                <text:p>123419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92379">
                <text:p>92379</text:p>
              </table:table-cell>
              <table:table-cell office:value-type="float" office:value="111997">
                <text:p>111997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925947">
                <text:p>925947</text:p>
              </table:table-cell>
              <table:table-cell office:value-type="float" office:value="1120045">
                <text:p>1120045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7518932">
                <text:p>7518932</text:p>
              </table:table-cell>
              <table:table-cell office:value-type="float" office:value="9052628">
                <text:p>9052628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107634">
                <text:p>107634</text:p>
              </table:table-cell>
              <table:table-cell office:value-type="float" office:value="116483">
                <text:p>116483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1017018">
                <text:p>1017018</text:p>
              </table:table-cell>
              <table:table-cell office:value-type="float" office:value="1114259">
                <text:p>1114259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10742042">
                <text:p>10742042</text:p>
              </table:table-cell>
              <table:table-cell office:value-type="float" office:value="11725325">
                <text:p>11725325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102460">
                <text:p>102460</text:p>
              </table:table-cell>
              <table:table-cell office:value-type="float" office:value="113940">
                <text:p>113940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1029452">
                <text:p>1029452</text:p>
              </table:table-cell>
              <table:table-cell office:value-type="float" office:value="1136335">
                <text:p>1136335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10776680">
                <text:p>10776680</text:p>
              </table:table-cell>
              <table:table-cell office:value-type="float" office:value="11810560">
                <text:p>11810560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103770">
                <text:p>103770</text:p>
              </table:table-cell>
              <table:table-cell office:value-type="float" office:value="106900">
                <text:p>106900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878034">
                <text:p>878034</text:p>
              </table:table-cell>
              <table:table-cell office:value-type="float" office:value="909920">
                <text:p>909920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11862394">
                <text:p>11862394</text:p>
              </table:table-cell>
              <table:table-cell office:value-type="float" office:value="12175364">
                <text:p>12175364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75279">
                <text:p>75279</text:p>
              </table:table-cell>
              <table:table-cell office:value-type="float" office:value="86877">
                <text:p>86877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843120">
                <text:p>843120</text:p>
              </table:table-cell>
              <table:table-cell office:value-type="float" office:value="952787">
                <text:p>952787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8101409">
                <text:p>8101409</text:p>
              </table:table-cell>
              <table:table-cell office:value-type="float" office:value="9019880">
                <text:p>9019880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71376">
                <text:p>71376</text:p>
              </table:table-cell>
              <table:table-cell office:value-type="float" office:value="98539">
                <text:p>98539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35252">
                <text:p>735252</text:p>
              </table:table-cell>
              <table:table-cell office:value-type="float" office:value="1008630">
                <text:p>1008630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287230">
                <text:p>7287230</text:p>
              </table:table-cell>
              <table:table-cell office:value-type="float" office:value="10017125">
                <text:p>10017125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66921">
                <text:p>66921</text:p>
              </table:table-cell>
              <table:table-cell office:value-type="float" office:value="77907">
                <text:p>77907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786534">
                <text:p>786534</text:p>
              </table:table-cell>
              <table:table-cell office:value-type="float" office:value="898529">
                <text:p>898529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7595968">
                <text:p>7595968</text:p>
              </table:table-cell>
              <table:table-cell office:value-type="float" office:value="8493956">
                <text:p>8493956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74861">
                <text:p>74861</text:p>
              </table:table-cell>
              <table:table-cell office:value-type="float" office:value="88130">
                <text:p>88130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787793">
                <text:p>787793</text:p>
              </table:table-cell>
              <table:table-cell office:value-type="float" office:value="917572">
                <text:p>917572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7697019">
                <text:p>7697019</text:p>
              </table:table-cell>
              <table:table-cell office:value-type="float" office:value="8861503">
                <text:p>8861503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70431">
                <text:p>70431</text:p>
              </table:table-cell>
              <table:table-cell office:value-type="float" office:value="84965">
                <text:p>84965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748257">
                <text:p>748257</text:p>
              </table:table-cell>
              <table:table-cell office:value-type="float" office:value="884688">
                <text:p>884688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7247511">
                <text:p>7247511</text:p>
              </table:table-cell>
              <table:table-cell office:value-type="float" office:value="8440090">
                <text:p>8440090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102133">
                <text:p>102133</text:p>
              </table:table-cell>
              <table:table-cell office:value-type="float" office:value="116773">
                <text:p>116773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992554">
                <text:p>992554</text:p>
              </table:table-cell>
              <table:table-cell office:value-type="float" office:value="1128445">
                <text:p>1128445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10401774">
                <text:p>10401774</text:p>
              </table:table-cell>
              <table:table-cell office:value-type="float" office:value="11792772">
                <text:p>11792772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72326">
                <text:p>72326</text:p>
              </table:table-cell>
              <table:table-cell office:value-type="float" office:value="78821">
                <text:p>78821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044050">
                <text:p>1044050</text:p>
              </table:table-cell>
              <table:table-cell office:value-type="float" office:value="1096735">
                <text:p>1096735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0518669">
                <text:p>10518669</text:p>
              </table:table-cell>
              <table:table-cell office:value-type="float" office:value="11012623">
                <text:p>11012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a1" draw:style="linear" draw:start-color="#6083cb" draw:end-color="#3e70ca" draw:start-intensity="100%" draw:end-intensity="100%" draw:angle="0" draw:border="0%"/>
    <draw:gradient draw:name="a2" draw:style="linear" draw:start-color="#f18c55" draw:end-color="#f67b28" draw:start-intensity="100%" draw:end-intensity="100%" draw:angle="0" draw:border="0%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993cm" svg:height="9.161cm" xlink:href=".." xlink:type="simple" chart:class="chart:bar" chart:style-name="ch1">
        <chart:title svg:x="1.968cm" svg:y="0.319cm" chart:style-name="ch2">
          <text:p>Percentual de melhora na utilização do espaço por arquivo</text:p>
        </chart:title>
        <chart:plot-area chart:style-name="ch3" table:cell-range-address="Planilha1.A2:Planilha1.A37 Planilha1.E1:Planilha1.E37" chart:data-source-has-labels="both" svg:x="0.359cm" svg:y="1.479cm" svg:width="17.275cm" svg:height="7.499cm">
          <chartooo:coordinate-region svg:x="1.534cm" svg:y="1.479cm" svg:width="16.1cm" svg:height="5.694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2:Planilha1.E37" chart:label-cell-address="Planilha1.E1:Planilha1.E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ual</text:p>
                <draw:g>
                  <svg:desc>Planilha1.E1:Planilh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0.0651313520088597">
                <text:p>0.0651313520088597</text:p>
                <draw:g>
                  <svg:desc>Planilha1.E2:Planilha1.E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0.0467986118989738">
                <text:p>0.046798611898973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0.0480609380292796">
                <text:p>0.04806093802927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0.212364281925546">
                <text:p>0.212364281925546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0.209621069024469">
                <text:p>0.209621069024469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0.203977905372731">
                <text:p>0.203977905372731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0.0822137986138209">
                <text:p>0.0822137986138209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0.0956138436094542">
                <text:p>0.0956138436094542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0.0915359481930902">
                <text:p>0.0915359481930902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0.112043724380246">
                <text:p>0.112043724380246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0.103825141920167">
                <text:p>0.103825141920167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0.0959367820144981">
                <text:p>0.0959367820144981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0301628601715331">
                <text:p>0.0301628601715331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0.0363152224173551">
                <text:p>0.0363152224173551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0263833759020313">
                <text:p>0.026383375902031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0.154066871238991">
                <text:p>0.154066871238991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0.130072824746181">
                <text:p>0.130072824746181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0.113371760393779">
                <text:p>0.113371760393779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0.380562093700964">
                <text:p>0.380562093700964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0.371815377584828">
                <text:p>0.371815377584828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0.374613536281962">
                <text:p>0.374613536281962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0.164163715425651">
                <text:p>0.164163715425651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0.142390538743398">
                <text:p>0.142390538743398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0.11821903409809">
                <text:p>0.11821903409809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0.177248500554361">
                <text:p>0.177248500554361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0.164737437372508">
                <text:p>0.164737437372508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0.151290259254914">
                <text:p>0.151290259254914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0.206357995768909">
                <text:p>0.206357995768909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0.182331738961346">
                <text:p>0.182331738961346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0.164550146940101">
                <text:p>0.164550146940101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0.143342504381542">
                <text:p>0.143342504381542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0.136910435099753">
                <text:p>0.136910435099753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0.133726996952635">
                <text:p>0.133726996952635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0.0898017310510744">
                <text:p>0.0898017310510744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0.0504621426176908">
                <text:p>0.0504621426176908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0.046959743670991">
                <text:p>0.046959743670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897cm" svg:height="8.258cm" xlink:href=".." xlink:type="simple" chart:class="chart:bar" chart:style-name="ch1">
        <chart:title svg:x="2.234cm" svg:y="0.301cm" chart:style-name="ch2">
          <text:p>Média de bits economizado por endereço IPv4 e arquivo</text:p>
        </chart:title>
        <chart:plot-area chart:style-name="ch3" table:cell-range-address="Planilha1.A2:Planilha1.A37 Planilha1.F1:Planilha1.F37" chart:data-source-has-labels="both" svg:x="0.357cm" svg:y="1.443cm" svg:width="17.183cm" svg:height="6.65cm">
          <chartooo:coordinate-region svg:x="1.165cm" svg:y="1.443cm" svg:width="16.375cm" svg:height="4.845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F2:Planilha1.F37" chart:label-cell-address="Planilha1.F1:Planilha1.F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por Endereço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.9041932059448">
                <text:p>1.9041932059448</text:p>
                <draw:g>
                  <svg:desc>Planilha1.F2:Planilha1.F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.38216185799059">
                <text:p>1.38216185799059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.42461915645546">
                <text:p>1.4246191564554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5.10353798126951">
                <text:p>5.10353798126951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5.12077880962431">
                <text:p>5.12077880962431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5.10551264980027">
                <text:p>5.10551264980027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2.23459595959596">
                <text:p>2.23459595959596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2.5809799341756">
                <text:p>2.5809799341756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2.47103215689428">
                <text:p>2.47103215689428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2.8989898989899">
                <text:p>2.8989898989899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2.78529733673842">
                <text:p>2.78529733673842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2.60943746718895">
                <text:p>2.60943746718895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838692390139335">
                <text:p>0.838692390139335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1.09228555768704">
                <text:p>1.09228555768704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79692910979833">
                <text:p>0.7969291097983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3.38331388564761">
                <text:p>3.38331388564761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2.92320609873121">
                <text:p>2.92320609873121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2.60689308704488">
                <text:p>2.60689308704488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6.99356333676622">
                <text:p>6.99356333676622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.07866390471258">
                <text:p>7.07866390471258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.10333010678824">
                <text:p>7.10333010678824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3.43742177722153">
                <text:p>3.43742177722153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3.09823503375014">
                <text:p>3.09823503375014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2.68049718215684">
                <text:p>2.68049718215684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3.91646989374262">
                <text:p>3.91646989374262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3.69740740740741">
                <text:p>3.69740740740741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3.46708826086439">
                <text:p>3.46708826086439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4.20543981481482">
                <text:p>4.20543981481482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3.86140043020491">
                <text:p>3.86140043020491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3.55794061839923">
                <text:p>3.55794061839923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3.75770020533881">
                <text:p>3.75770020533881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3.56931603278">
                <text:p>3.56931603278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3.50112761137679">
                <text:p>3.50112761137679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2.33297413793103">
                <text:p>2.33297413793103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.317125">
                <text:p>1.317125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.234885">
                <text:p>1.2348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3.6cm" svg:height="7.23cm" xlink:href=".." xlink:type="simple" chart:class="chart:bar" chart:style-name="ch1">
        <chart:title svg:x="0.4cm" svg:y="0.279cm" chart:style-name="ch2">
          <text:p>Percentual de melhora médio na utilização do espaço por tipo de arquivo</text:p>
        </chart:title>
        <chart:plot-area chart:style-name="ch3" table:cell-range-address="Planilha1.A43:Planilha1.A45 Planilha1.E43:Planilha1.E45" chart:data-source-has-labels="column" svg:x="0.272cm" svg:y="2.082cm" svg:width="13.056cm" svg:height="5.004cm">
          <chartooo:coordinate-region svg:x="1.447cm" svg:y="2.305cm" svg:width="11.881cm" svg:height="4.086cm"/>
          <chart:axis chart:dimension="x" chart:name="primary-x" chart:style-name="ch4" chartooo:axis-type="text">
            <chart:categories table:cell-range-address="Planilha1.A43:Planilha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43:Planilha1.E4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acl</text:p>
                <draw:g>
                  <svg:desc>Planilha1.A43:Planilha1.A45</svg:desc>
                </draw:g>
              </table:table-cell>
              <table:table-cell office:value-type="float" office:value="0.0852989239900668">
                <text:p>0.0852989239900668</text:p>
                <draw:g>
                  <svg:desc>Planilha1.E43:Planilha1.E45</svg:desc>
                </draw:g>
              </table:table-cell>
            </table:table-row>
            <table:table-row>
              <table:table-cell office:value-type="string">
                <text:p>fw</text:p>
              </table:table-cell>
              <table:table-cell office:value-type="float" office:value="0.183512862523445">
                <text:p>0.183512862523445</text:p>
              </table:table-cell>
            </table:table-row>
            <table:table-row>
              <table:table-cell office:value-type="string">
                <text:p>ipc</text:p>
              </table:table-cell>
              <table:table-cell office:value-type="float" office:value="0.0905545449569951">
                <text:p>0.09055454495699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